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7" style:family="table-cell" style:parent-style-name="Default" style:data-style-name="N107"/>
    <style:style style:name="ce4" style:family="table-cell" style:parent-style-name="Default" style:data-style-name="N0"/>
    <style:style style:name="ce1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sponse Tim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6]*[.E6]" office:value-type="float" office:value="1" calcext:value-type="float">
            <text:p>1</text:p>
          </table:table-cell>
          <table:table-cell table:formula="of:=[.D6]*[.F6]" office:value-type="float" office:value="1" calcext:value-type="float">
            <text:p>1</text:p>
          </table:table-cell>
          <table:table-cell table:formula="of:=[.E6]*[.F6]" office:value-type="float" office:value="1" calcext:value-type="float">
            <text:p>1</text:p>
          </table:table-cell>
          <table:table-cell table:formula="of:=[.D6]*[.E6]*[.F6]" office:value-type="float" office:value="-1" calcext:value-type="float">
            <text:p>-1</text:p>
          </table:table-cell>
          <table:table-cell/>
          <table:table-cell table:formula="of:=212012745.436/1000000" office:value-type="float" office:value="212.012745436" calcext:value-type="float">
            <text:p>212.0127454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]*[.E7]" office:value-type="float" office:value="-1" calcext:value-type="float">
            <text:p>-1</text:p>
          </table:table-cell>
          <table:table-cell table:formula="of:=[.D7]*[.F7]" office:value-type="float" office:value="-1" calcext:value-type="float">
            <text:p>-1</text:p>
          </table:table-cell>
          <table:table-cell table:formula="of:=[.E7]*[.F7]" office:value-type="float" office:value="1" calcext:value-type="float">
            <text:p>1</text:p>
          </table:table-cell>
          <table:table-cell table:formula="of:=[.D7]*[.E7]*[.F7]" office:value-type="float" office:value="1" calcext:value-type="float">
            <text:p>1</text:p>
          </table:table-cell>
          <table:table-cell/>
          <table:table-cell table:formula="of:=215151411.579/1000000" office:value-type="float" office:value="215.151411579" calcext:value-type="float">
            <text:p>215.1514115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8]*[.E8]" office:value-type="float" office:value="-1" calcext:value-type="float">
            <text:p>-1</text:p>
          </table:table-cell>
          <table:table-cell table:formula="of:=[.D8]*[.F8]" office:value-type="float" office:value="1" calcext:value-type="float">
            <text:p>1</text:p>
          </table:table-cell>
          <table:table-cell table:formula="of:=[.E8]*[.F8]" office:value-type="float" office:value="-1" calcext:value-type="float">
            <text:p>-1</text:p>
          </table:table-cell>
          <table:table-cell table:formula="of:=[.D8]*[.E8]*[.F8]" office:value-type="float" office:value="1" calcext:value-type="float">
            <text:p>1</text:p>
          </table:table-cell>
          <table:table-cell/>
          <table:table-cell table:formula="of:=186788719.953/1000000" office:value-type="float" office:value="186.788719953" calcext:value-type="float">
            <text:p>186.7887199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9]*[.E9]" office:value-type="float" office:value="1" calcext:value-type="float">
            <text:p>1</text:p>
          </table:table-cell>
          <table:table-cell table:formula="of:=[.D9]*[.F9]" office:value-type="float" office:value="-1" calcext:value-type="float">
            <text:p>-1</text:p>
          </table:table-cell>
          <table:table-cell table:formula="of:=[.E9]*[.F9]" office:value-type="float" office:value="-1" calcext:value-type="float">
            <text:p>-1</text:p>
          </table:table-cell>
          <table:table-cell table:formula="of:=[.D9]*[.E9]*[.F9]" office:value-type="float" office:value="-1" calcext:value-type="float">
            <text:p>-1</text:p>
          </table:table-cell>
          <table:table-cell/>
          <table:table-cell table:formula="of:=188543685.567/1000000" office:value-type="float" office:value="188.543685567" calcext:value-type="float">
            <text:p>188.5436855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1" calcext:value-type="float">
            <text:p>1</text:p>
          </table:table-cell>
          <table:table-cell table:formula="of:=[.D10]*[.F10]" office:value-type="float" office:value="-1" calcext:value-type="float">
            <text:p>-1</text:p>
          </table:table-cell>
          <table:table-cell table:formula="of:=[.E10]*[.F10]" office:value-type="float" office:value="-1" calcext:value-type="float">
            <text:p>-1</text:p>
          </table:table-cell>
          <table:table-cell table:formula="of:=[.D10]*[.E10]*[.F10]" office:value-type="float" office:value="1" calcext:value-type="float">
            <text:p>1</text:p>
          </table:table-cell>
          <table:table-cell/>
          <table:table-cell table:formula="of:=179103368.031/1000000" office:value-type="float" office:value="179.103368031" calcext:value-type="float">
            <text:p>179.1033680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-1" calcext:value-type="float">
            <text:p>-1</text:p>
          </table:table-cell>
          <table:table-cell table:formula="of:=[.D11]*[.F11]" office:value-type="float" office:value="1" calcext:value-type="float">
            <text:p>1</text:p>
          </table:table-cell>
          <table:table-cell table:formula="of:=[.E11]*[.F11]" office:value-type="float" office:value="-1" calcext:value-type="float">
            <text:p>-1</text:p>
          </table:table-cell>
          <table:table-cell table:formula="of:=[.D11]*[.E11]*[.F11]" office:value-type="float" office:value="-1" calcext:value-type="float">
            <text:p>-1</text:p>
          </table:table-cell>
          <table:table-cell/>
          <table:table-cell table:formula="of:=176027888.026/1000000" office:value-type="float" office:value="176.027888026" calcext:value-type="float">
            <text:p>176.0278880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2]*[.E12]" office:value-type="float" office:value="-1" calcext:value-type="float">
            <text:p>-1</text:p>
          </table:table-cell>
          <table:table-cell table:formula="of:=[.D12]*[.F12]" office:value-type="float" office:value="-1" calcext:value-type="float">
            <text:p>-1</text:p>
          </table:table-cell>
          <table:table-cell table:formula="of:=[.E12]*[.F12]" office:value-type="float" office:value="1" calcext:value-type="float">
            <text:p>1</text:p>
          </table:table-cell>
          <table:table-cell table:formula="of:=[.D12]*[.E12]*[.F12]" office:value-type="float" office:value="-1" calcext:value-type="float">
            <text:p>-1</text:p>
          </table:table-cell>
          <table:table-cell/>
          <table:table-cell table:formula="of:=180279352.739/1000000" office:value-type="float" office:value="180.279352739" calcext:value-type="float">
            <text:p>180.2793527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13]*[.E13]" office:value-type="float" office:value="1" calcext:value-type="float">
            <text:p>1</text:p>
          </table:table-cell>
          <table:table-cell table:formula="of:=[.D13]*[.F13]" office:value-type="float" office:value="1" calcext:value-type="float">
            <text:p>1</text:p>
          </table:table-cell>
          <table:table-cell table:formula="of:=[.E13]*[.F13]" office:value-type="float" office:value="1" calcext:value-type="float">
            <text:p>1</text:p>
          </table:table-cell>
          <table:table-cell table:formula="of:=[.D13]*[.E13]*[.F13]" office:value-type="float" office:value="1" calcext:value-type="float">
            <text:p>1</text:p>
          </table:table-cell>
          <table:table-cell/>
          <table:table-cell table:formula="of:=179503409.904/1000000" office:value-type="float" office:value="179.503409904" calcext:value-type="float">
            <text:p>179.50340990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6:.L13])" office:value-type="float" office:value="1517.410581235" calcext:value-type="float">
            <text:p>1517.410581235</text:p>
          </table:table-cell>
          <table:table-cell table:formula="of:=[.D6]*[.L6]+[.D7]*[.L7]+[.D8]*[.L8]+[.D9]*[.L9]+[.D10]*[.L10]+[.D11]*[.L11]+[.D12]*[.L12]+[.D13]*[.L13]" office:value-type="float" office:value="1.04220891700004" calcext:value-type="float">
            <text:p>1.04220891700004</text:p>
          </table:table-cell>
          <table:table-cell table:formula="of:=[.E6]*[.L6]+[.E7]*[.L7]+[.E8]*[.L8]+[.E9]*[.L9]+[.E10]*[.L10]+[.E11]*[.L11]+[.E12]*[.L12]+[.E13]*[.L13]" office:value-type="float" office:value="-47.180244909" calcext:value-type="float">
            <text:p>-47.180244909</text:p>
          </table:table-cell>
          <table:table-cell table:formula="of:=[.F6]*[.L6]+[.F7]*[.L7]+[.F8]*[.L8]+[.F9]*[.L9]+[.F10]*[.L10]+[.F11]*[.L11]+[.F12]*[.L12]+[.F13]*[.L13]" office:value-type="float" office:value="-87.5825438350001" calcext:value-type="float">
            <text:p>-87.5825438350001</text:p>
          </table:table-cell>
          <table:table-cell table:formula="of:=[.G6]*[.L6]+[.G7]*[.L7]+[.G8]*[.L8]+[.G9]*[.L9]+[.G10]*[.L10]+[.G11]*[.L11]+[.G12]*[.L12]+[.G13]*[.L13]" office:value-type="float" office:value="0.915836641000055" calcext:value-type="float">
            <text:p>0.915836641000055</text:p>
          </table:table-cell>
          <table:table-cell table:formula="of:=[.H6]*[.L6]+[.H7]*[.L7]+[.H8]*[.L8]+[.H9]*[.L9]+[.H10]*[.L10]+[.H11]*[.L11]+[.H12]*[.L12]+[.H13]*[.L13]" office:value-type="float" office:value="-8.74505459699998" calcext:value-type="float">
            <text:p>-8.74505459699998</text:p>
          </table:table-cell>
          <table:table-cell table:formula="of:=[.I6]*[.L6]+[.I7]*[.L7]+[.I8]*[.L8]+[.I9]*[.L9]+[.I10]*[.L10]+[.I11]*[.L11]+[.I12]*[.L12]+[.I13]*[.L13]" office:value-type="float" office:value="56.483258081" calcext:value-type="float">
            <text:p>56.483258081</text:p>
          </table:table-cell>
          <table:table-cell table:formula="of:=[.J6]*[.L6]+[.J7]*[.L7]+[.J8]*[.L8]+[.J9]*[.L9]+[.J10]*[.L10]+[.J11]*[.L11]+[.J12]*[.L12]+[.J13]*[.L13]" office:value-type="float" office:value="3.68323769900002" calcext:value-type="float">
            <text:p>3.68323769900002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4]/8" office:value-type="float" office:value="189.676322654375" calcext:value-type="float">
            <text:p>189.676322654375</text:p>
          </table:table-cell>
          <table:table-cell table:formula="of:=[.D14]/8" office:value-type="float" office:value="0.130276114625005" calcext:value-type="float">
            <text:p>0.130276114625005</text:p>
          </table:table-cell>
          <table:table-cell table:formula="of:=[.E14]/8" office:value-type="float" office:value="-5.897530613625" calcext:value-type="float">
            <text:p>-5.897530613625</text:p>
          </table:table-cell>
          <table:table-cell table:formula="of:=[.F14]/8" office:value-type="float" office:value="-10.947817979375" calcext:value-type="float">
            <text:p>-10.947817979375</text:p>
          </table:table-cell>
          <table:table-cell table:formula="of:=[.G14]/8" office:value-type="float" office:value="0.114479580125007" calcext:value-type="float">
            <text:p>0.114479580125007</text:p>
          </table:table-cell>
          <table:table-cell table:formula="of:=[.H14]/8" office:value-type="float" office:value="-1.093131824625" calcext:value-type="float">
            <text:p>-1.093131824625</text:p>
          </table:table-cell>
          <table:table-cell table:formula="of:=[.I14]/8" office:value-type="float" office:value="7.060407260125" calcext:value-type="float">
            <text:p>7.060407260125</text:p>
          </table:table-cell>
          <table:table-cell table:formula="of:=[.J14]/8" office:value-type="float" office:value="0.460404712375002" calcext:value-type="float">
            <text:p>0.460404712375002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9.676322654375" calcext:value-type="float">
            <text:p>189.676322654375</text:p>
          </table:table-cell>
          <table:table-cell office:value-type="float" office:value="0.130276114625005" calcext:value-type="float">
            <text:p>0.130276114625005</text:p>
          </table:table-cell>
          <table:table-cell office:value-type="float" office:value="-5.897530613625" calcext:value-type="float">
            <text:p>-5.897530613625</text:p>
          </table:table-cell>
          <table:table-cell office:value-type="float" office:value="-10.947817979375" calcext:value-type="float">
            <text:p>-10.947817979375</text:p>
          </table:table-cell>
          <table:table-cell office:value-type="float" office:value="0.114479580125007" calcext:value-type="float">
            <text:p>0.114479580125007</text:p>
          </table:table-cell>
          <table:table-cell office:value-type="float" office:value="-1.093131824625" calcext:value-type="float">
            <text:p>-1.093131824625</text:p>
          </table:table-cell>
          <table:table-cell office:value-type="float" office:value="7.060407260125" calcext:value-type="float">
            <text:p>7.060407260125</text:p>
          </table:table-cell>
          <table:table-cell office:value-type="float" office:value="0.460404712375002" calcext:value-type="float">
            <text:p>0.460404712375002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23]*[.D23]" office:value-type="float" office:value="1" calcext:value-type="float">
            <text:p>1</text:p>
          </table:table-cell>
          <table:table-cell table:formula="of:=[.C23]*[.E23]" office:value-type="float" office:value="1" calcext:value-type="float">
            <text:p>1</text:p>
          </table:table-cell>
          <table:table-cell table:formula="of:=[.D23]*[.E23]" office:value-type="float" office:value="1" calcext:value-type="float">
            <text:p>1</text:p>
          </table:table-cell>
          <table:table-cell table:formula="of:=[.C23]*[.D23]*[.E23]" office:value-type="float" office:value="-1" calcext:value-type="float">
            <text:p>-1</text:p>
          </table:table-cell>
          <table:table-cell/>
          <table:table-cell office:value-type="float" office:value="212.012745436" calcext:value-type="float">
            <text:p>212.012745436</text:p>
          </table:table-cell>
          <table:table-cell/>
          <table:table-cell table:formula="of:=212274922.958/1000000" office:value-type="float" office:value="212.274922958" calcext:value-type="float">
            <text:p>212.274922958</text:p>
          </table:table-cell>
          <table:table-cell table:formula="of:=212466093.139/1000000" office:value-type="float" office:value="212.466093139" calcext:value-type="float">
            <text:p>212.466093139</text:p>
          </table:table-cell>
          <table:table-cell table:formula="of:=211297220.211/1000000" office:value-type="float" office:value="211.297220211" calcext:value-type="float">
            <text:p>211.297220211</text:p>
          </table:table-cell>
          <table:table-cell/>
          <table:table-cell table:formula="of:=[.M23]-[.K23]" office:value-type="float" office:value="0.262177522000002" calcext:value-type="float">
            <text:p>0.262177522000002</text:p>
          </table:table-cell>
          <table:table-cell table:formula="of:=[.N23]-[.K23]" office:value-type="float" office:value="0.45334770300002" calcext:value-type="float">
            <text:p>0.45334770300002</text:p>
          </table:table-cell>
          <table:table-cell table:formula="of:=[.O23]-[.K23]" office:value-type="float" office:value="-0.715525224999993" calcext:value-type="float">
            <text:p>-0.715525224999993</text:p>
          </table:table-cell>
          <table:table-cell/>
          <table:table-cell table:formula="of:=POWER([.Q23];2)+POWER([.R23];2)+POWER([.S23];2)" office:value-type="float" office:value="0.786237540468747" calcext:value-type="float">
            <text:p>0.78623754046874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24]*[.D24]" office:value-type="float" office:value="-1" calcext:value-type="float">
            <text:p>-1</text:p>
          </table:table-cell>
          <table:table-cell table:formula="of:=[.C24]*[.E24]" office:value-type="float" office:value="-1" calcext:value-type="float">
            <text:p>-1</text:p>
          </table:table-cell>
          <table:table-cell table:formula="of:=[.D24]*[.E24]" office:value-type="float" office:value="1" calcext:value-type="float">
            <text:p>1</text:p>
          </table:table-cell>
          <table:table-cell table:formula="of:=[.C24]*[.D24]*[.E24]" office:value-type="float" office:value="1" calcext:value-type="float">
            <text:p>1</text:p>
          </table:table-cell>
          <table:table-cell/>
          <table:table-cell office:value-type="float" office:value="215.151411579" calcext:value-type="float">
            <text:p>215.151411579</text:p>
          </table:table-cell>
          <table:table-cell/>
          <table:table-cell table:formula="of:=217765972.944/1000000" office:value-type="float" office:value="217.765972944" calcext:value-type="float">
            <text:p>217.765972944</text:p>
          </table:table-cell>
          <table:table-cell table:formula="of:=213438139.778/1000000" office:value-type="float" office:value="213.438139778" calcext:value-type="float">
            <text:p>213.438139778</text:p>
          </table:table-cell>
          <table:table-cell table:formula="of:=214250122.014/1000000" office:value-type="float" office:value="214.250122014" calcext:value-type="float">
            <text:p>214.250122014</text:p>
          </table:table-cell>
          <table:table-cell/>
          <table:table-cell table:formula="of:=[.M24]-[.K24]" office:value-type="float" office:value="2.61456136499999" calcext:value-type="float">
            <text:p>2.61456136499999</text:p>
          </table:table-cell>
          <table:table-cell table:formula="of:=[.N24]-[.K24]" office:value-type="float" office:value="-1.71327180100002" calcext:value-type="float">
            <text:p>-1.71327180100002</text:p>
          </table:table-cell>
          <table:table-cell table:formula="of:=[.O24]-[.K24]" office:value-type="float" office:value="-0.901289565000013" calcext:value-type="float">
            <text:p>-0.901289565000013</text:p>
          </table:table-cell>
          <table:table-cell/>
          <table:table-cell table:formula="of:=POWER([.Q24];2)+POWER([.R24];2)+POWER([.S24];2)" office:value-type="float" office:value="10.5835542754304" calcext:value-type="float">
            <text:p>10.5835542754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25]*[.D25]" office:value-type="float" office:value="-1" calcext:value-type="float">
            <text:p>-1</text:p>
          </table:table-cell>
          <table:table-cell table:formula="of:=[.C25]*[.E25]" office:value-type="float" office:value="1" calcext:value-type="float">
            <text:p>1</text:p>
          </table:table-cell>
          <table:table-cell table:formula="of:=[.D25]*[.E25]" office:value-type="float" office:value="-1" calcext:value-type="float">
            <text:p>-1</text:p>
          </table:table-cell>
          <table:table-cell table:formula="of:=[.C25]*[.D25]*[.E25]" office:value-type="float" office:value="1" calcext:value-type="float">
            <text:p>1</text:p>
          </table:table-cell>
          <table:table-cell/>
          <table:table-cell office:value-type="float" office:value="186.788719953" calcext:value-type="float">
            <text:p>186.788719953</text:p>
          </table:table-cell>
          <table:table-cell/>
          <table:table-cell table:formula="of:=184840048.233/1000000" office:value-type="float" office:value="184.840048233" calcext:value-type="float">
            <text:p>184.840048233</text:p>
          </table:table-cell>
          <table:table-cell table:formula="of:=184985203.556/1000000" office:value-type="float" office:value="184.985203556" calcext:value-type="float">
            <text:p>184.985203556</text:p>
          </table:table-cell>
          <table:table-cell table:formula="of:=190540908.071/1000000" office:value-type="float" office:value="190.540908071" calcext:value-type="float">
            <text:p>190.540908071</text:p>
          </table:table-cell>
          <table:table-cell/>
          <table:table-cell table:formula="of:=[.M25]-[.K25]" office:value-type="float" office:value="-1.94867171999999" calcext:value-type="float">
            <text:p>-1.94867171999999</text:p>
          </table:table-cell>
          <table:table-cell table:formula="of:=[.N25]-[.K25]" office:value-type="float" office:value="-1.80351639700001" calcext:value-type="float">
            <text:p>-1.80351639700001</text:p>
          </table:table-cell>
          <table:table-cell table:formula="of:=[.O25]-[.K25]" office:value-type="float" office:value="3.75218811800002" calcext:value-type="float">
            <text:p>3.75218811800002</text:p>
          </table:table-cell>
          <table:table-cell/>
          <table:table-cell table:formula="of:=POWER([.Q25];2)+POWER([.R25];2)+POWER([.S25];2)" office:value-type="float" office:value="21.1289085394362" calcext:value-type="float">
            <text:p>21.1289085394362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26]*[.D26]" office:value-type="float" office:value="1" calcext:value-type="float">
            <text:p>1</text:p>
          </table:table-cell>
          <table:table-cell table:formula="of:=[.C26]*[.E26]" office:value-type="float" office:value="-1" calcext:value-type="float">
            <text:p>-1</text:p>
          </table:table-cell>
          <table:table-cell table:formula="of:=[.D26]*[.E26]" office:value-type="float" office:value="-1" calcext:value-type="float">
            <text:p>-1</text:p>
          </table:table-cell>
          <table:table-cell table:formula="of:=[.C26]*[.D26]*[.E26]" office:value-type="float" office:value="-1" calcext:value-type="float">
            <text:p>-1</text:p>
          </table:table-cell>
          <table:table-cell/>
          <table:table-cell office:value-type="float" office:value="188.543685567" calcext:value-type="float">
            <text:p>188.543685567</text:p>
          </table:table-cell>
          <table:table-cell/>
          <table:table-cell table:formula="of:=190021070.257/1000000" office:value-type="float" office:value="190.021070257" calcext:value-type="float">
            <text:p>190.021070257</text:p>
          </table:table-cell>
          <table:table-cell table:formula="of:=187148819.451/1000000" office:value-type="float" office:value="187.148819451" calcext:value-type="float">
            <text:p>187.148819451</text:p>
          </table:table-cell>
          <table:table-cell table:formula="of:=188461166.993/1000000" office:value-type="float" office:value="188.461166993" calcext:value-type="float">
            <text:p>188.461166993</text:p>
          </table:table-cell>
          <table:table-cell/>
          <table:table-cell table:formula="of:=[.M26]-[.K26]" office:value-type="float" office:value="1.47738468999998" calcext:value-type="float">
            <text:p>1.47738468999998</text:p>
          </table:table-cell>
          <table:table-cell table:formula="of:=[.N26]-[.K26]" office:value-type="float" office:value="-1.394866116" calcext:value-type="float">
            <text:p>-1.394866116</text:p>
          </table:table-cell>
          <table:table-cell table:formula="of:=[.O26]-[.K26]" office:value-type="float" office:value="-0.0825185740000052" calcext:value-type="float">
            <text:p>-0.082518574000005</text:p>
          </table:table-cell>
          <table:table-cell/>
          <table:table-cell table:formula="of:=POWER([.Q26];2)+POWER([.R26];2)+POWER([.S26];2)" office:value-type="float" office:value="4.13512631886626" calcext:value-type="float">
            <text:p>4.13512631886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1" calcext:value-type="float">
            <text:p>1</text:p>
          </table:table-cell>
          <table:table-cell table:formula="of:=[.C27]*[.E27]" office:value-type="float" office:value="-1" calcext:value-type="float">
            <text:p>-1</text:p>
          </table:table-cell>
          <table:table-cell table:formula="of:=[.D27]*[.E27]" office:value-type="float" office:value="-1" calcext:value-type="float">
            <text:p>-1</text:p>
          </table:table-cell>
          <table:table-cell table:formula="of:=[.C27]*[.D27]*[.E27]" office:value-type="float" office:value="1" calcext:value-type="float">
            <text:p>1</text:p>
          </table:table-cell>
          <table:table-cell/>
          <table:table-cell office:value-type="float" office:value="179.103368031" calcext:value-type="float">
            <text:p>179.103368031</text:p>
          </table:table-cell>
          <table:table-cell/>
          <table:table-cell table:formula="of:=182111188.653/1000000" office:value-type="float" office:value="182.111188653" calcext:value-type="float">
            <text:p>182.111188653</text:p>
          </table:table-cell>
          <table:table-cell table:formula="of:=178818689.662/1000000" office:value-type="float" office:value="178.818689662" calcext:value-type="float">
            <text:p>178.818689662</text:p>
          </table:table-cell>
          <table:table-cell table:formula="of:=176380225.778/1000000" office:value-type="float" office:value="176.380225778" calcext:value-type="float">
            <text:p>176.380225778</text:p>
          </table:table-cell>
          <table:table-cell/>
          <table:table-cell table:formula="of:=[.M27]-[.K27]" office:value-type="float" office:value="3.007820622" calcext:value-type="float">
            <text:p>3.007820622</text:p>
          </table:table-cell>
          <table:table-cell table:formula="of:=[.N27]-[.K27]" office:value-type="float" office:value="-0.284678369000005" calcext:value-type="float">
            <text:p>-0.284678369000005</text:p>
          </table:table-cell>
          <table:table-cell table:formula="of:=[.O27]-[.K27]" office:value-type="float" office:value="-2.72314225299999" calcext:value-type="float">
            <text:p>-2.72314225299999</text:p>
          </table:table-cell>
          <table:table-cell/>
          <table:table-cell table:formula="of:=POWER([.Q27];2)+POWER([.R27];2)+POWER([.S27];2)" office:value-type="float" office:value="16.5435303979788" calcext:value-type="float">
            <text:p>16.543530397978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-1" calcext:value-type="float">
            <text:p>-1</text:p>
          </table:table-cell>
          <table:table-cell table:formula="of:=[.C28]*[.E28]" office:value-type="float" office:value="1" calcext:value-type="float">
            <text:p>1</text:p>
          </table:table-cell>
          <table:table-cell table:formula="of:=[.D28]*[.E28]" office:value-type="float" office:value="-1" calcext:value-type="float">
            <text:p>-1</text:p>
          </table:table-cell>
          <table:table-cell table:formula="of:=[.C28]*[.D28]*[.E28]" office:value-type="float" office:value="-1" calcext:value-type="float">
            <text:p>-1</text:p>
          </table:table-cell>
          <table:table-cell/>
          <table:table-cell office:value-type="float" office:value="176.027888026" calcext:value-type="float">
            <text:p>176.027888026</text:p>
          </table:table-cell>
          <table:table-cell/>
          <table:table-cell table:formula="of:=175216310.803/1000000" office:value-type="float" office:value="175.216310803" calcext:value-type="float">
            <text:p>175.216310803</text:p>
          </table:table-cell>
          <table:table-cell table:formula="of:=174272298.417/1000000" office:value-type="float" office:value="174.272298417" calcext:value-type="float">
            <text:p>174.272298417</text:p>
          </table:table-cell>
          <table:table-cell table:formula="of:=178595054.859/1000000" office:value-type="float" office:value="178.595054859" calcext:value-type="float">
            <text:p>178.595054859</text:p>
          </table:table-cell>
          <table:table-cell/>
          <table:table-cell table:formula="of:=[.M28]-[.K28]" office:value-type="float" office:value="-0.811577223" calcext:value-type="float">
            <text:p>-0.811577223</text:p>
          </table:table-cell>
          <table:table-cell table:formula="of:=[.N28]-[.K28]" office:value-type="float" office:value="-1.755589609" calcext:value-type="float">
            <text:p>-1.755589609</text:p>
          </table:table-cell>
          <table:table-cell table:formula="of:=[.O28]-[.K28]" office:value-type="float" office:value="2.56716683299999" calcext:value-type="float">
            <text:p>2.56716683299999</text:p>
          </table:table-cell>
          <table:table-cell/>
          <table:table-cell table:formula="of:=POWER([.Q28];2)+POWER([.R28];2)+POWER([.S28];2)" office:value-type="float" office:value="10.3310980125763" calcext:value-type="float">
            <text:p>10.33109801257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D29]" office:value-type="float" office:value="-1" calcext:value-type="float">
            <text:p>-1</text:p>
          </table:table-cell>
          <table:table-cell table:formula="of:=[.C29]*[.E29]" office:value-type="float" office:value="-1" calcext:value-type="float">
            <text:p>-1</text:p>
          </table:table-cell>
          <table:table-cell table:formula="of:=[.D29]*[.E29]" office:value-type="float" office:value="1" calcext:value-type="float">
            <text:p>1</text:p>
          </table:table-cell>
          <table:table-cell table:formula="of:=[.C29]*[.D29]*[.E29]" office:value-type="float" office:value="-1" calcext:value-type="float">
            <text:p>-1</text:p>
          </table:table-cell>
          <table:table-cell/>
          <table:table-cell office:value-type="float" office:value="180.279352739" calcext:value-type="float">
            <text:p>180.279352739</text:p>
          </table:table-cell>
          <table:table-cell/>
          <table:table-cell table:formula="of:=176343091.063/1000000" office:value-type="float" office:value="176.343091063" calcext:value-type="float">
            <text:p>176.343091063</text:p>
          </table:table-cell>
          <table:table-cell table:formula="of:=181915871.437/1000000" office:value-type="float" office:value="181.915871437" calcext:value-type="float">
            <text:p>181.915871437</text:p>
          </table:table-cell>
          <table:table-cell table:formula="of:=182579095.719/1000000" office:value-type="float" office:value="182.579095719" calcext:value-type="float">
            <text:p>182.579095719</text:p>
          </table:table-cell>
          <table:table-cell/>
          <table:table-cell table:formula="of:=[.M29]-[.K29]" office:value-type="float" office:value="-3.93626167599999" calcext:value-type="float">
            <text:p>-3.93626167599999</text:p>
          </table:table-cell>
          <table:table-cell table:formula="of:=[.N29]-[.K29]" office:value-type="float" office:value="1.636518698" calcext:value-type="float">
            <text:p>1.636518698</text:p>
          </table:table-cell>
          <table:table-cell table:formula="of:=[.O29]-[.K29]" office:value-type="float" office:value="2.29974298000002" calcext:value-type="float">
            <text:p>2.29974298000002</text:p>
          </table:table-cell>
          <table:table-cell/>
          <table:table-cell table:formula="of:=POWER([.Q29];2)+POWER([.R29];2)+POWER([.S29];2)" office:value-type="float" office:value="23.4611672049092" calcext:value-type="float">
            <text:p>23.461167204909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30]*[.D30]" office:value-type="float" office:value="1" calcext:value-type="float">
            <text:p>1</text:p>
          </table:table-cell>
          <table:table-cell table:formula="of:=[.C30]*[.E30]" office:value-type="float" office:value="1" calcext:value-type="float">
            <text:p>1</text:p>
          </table:table-cell>
          <table:table-cell table:formula="of:=[.D30]*[.E30]" office:value-type="float" office:value="1" calcext:value-type="float">
            <text:p>1</text:p>
          </table:table-cell>
          <table:table-cell table:formula="of:=[.C30]*[.D30]*[.E30]" office:value-type="float" office:value="1" calcext:value-type="float">
            <text:p>1</text:p>
          </table:table-cell>
          <table:table-cell/>
          <table:table-cell office:value-type="float" office:value="179.503409904" calcext:value-type="float">
            <text:p>179.503409904</text:p>
          </table:table-cell>
          <table:table-cell/>
          <table:table-cell table:formula="of:=181163753.9371/1000000" office:value-type="float" office:value="181.1637539371" calcext:value-type="float">
            <text:p>181.1637539371</text:p>
          </table:table-cell>
          <table:table-cell table:formula="of:=181516278.415/1000000" office:value-type="float" office:value="181.516278415" calcext:value-type="float">
            <text:p>181.516278415</text:p>
          </table:table-cell>
          <table:table-cell table:formula="of:=175830197.359/1000000" office:value-type="float" office:value="175.830197359" calcext:value-type="float">
            <text:p>175.830197359</text:p>
          </table:table-cell>
          <table:table-cell/>
          <table:table-cell table:formula="of:=[.M30]-[.K30]" office:value-type="float" office:value="1.66034403309999" calcext:value-type="float">
            <text:p>1.66034403309999</text:p>
          </table:table-cell>
          <table:table-cell table:formula="of:=[.N30]-[.K30]" office:value-type="float" office:value="2.01286851099999" calcext:value-type="float">
            <text:p>2.01286851099999</text:p>
          </table:table-cell>
          <table:table-cell table:formula="of:=[.O30]-[.K30]" office:value-type="float" office:value="-3.67321254499998" calcext:value-type="float">
            <text:p>-3.67321254499998</text:p>
          </table:table-cell>
          <table:table-cell/>
          <table:table-cell table:formula="of:=POWER([.Q30];2)+POWER([.R30];2)+POWER([.S30];2)" office:value-type="float" office:value="20.3008723515713" calcext:value-type="float">
            <text:p>20.3008723515713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23:.U30])" office:value-type="float" office:value="107.270494641237" calcext:value-type="float">
            <text:p>107.2704946412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22];2)" office:value-type="float" office:value="863450.577016478" calcext:value-type="float">
            <text:p>863450.577016478</text:p>
          </table:table-cell>
          <table:table-cell table:number-columns-repeated="5"/>
          <table:table-cell office:value-type="float" office:value="134848.998919471" calcext:value-type="float">
            <text:p>134848.99891947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22];2)" office:value-type="float" office:value="0.407324785002899" calcext:value-type="float">
            <text:p>0.407324785002899</text:p>
          </table:table-cell>
          <table:table-cell table:number-columns-repeated="5"/>
          <table:table-cell table:formula="of:=POWER([.M24];2)+POWER([.N24];2)+POWER([.O24];2)" office:value-type="float" office:value="138880.973267154" calcext:value-type="float">
            <text:p>138880.9732671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22];2)" office:value-type="float" office:value="834.740816127458" calcext:value-type="float">
            <text:p>834.740816127458</text:p>
          </table:table-cell>
          <table:table-cell table:number-columns-repeated="5"/>
          <table:table-cell table:formula="of:=POWER([.M25];2)+POWER([.N25];2)+POWER([.O25];2)" office:value-type="float" office:value="104691.206613954" calcext:value-type="float">
            <text:p>104691.20661395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22];2)" office:value-type="float" office:value="2876.51324422864" calcext:value-type="float">
            <text:p>2876.51324422864</text:p>
          </table:table-cell>
          <table:table-cell table:number-columns-repeated="5"/>
          <table:table-cell table:formula="of:=POWER([.M26];2)+POWER([.N26];2)+POWER([.O26];2)" office:value-type="float" office:value="106650.299227882" calcext:value-type="float">
            <text:p>106650.29922788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22];2)" office:value-type="float" office:value="0.31453378237435" calcext:value-type="float">
            <text:p>0.31453378237435</text:p>
          </table:table-cell>
          <table:table-cell table:number-columns-repeated="5"/>
          <table:table-cell table:formula="of:=POWER([.M27];2)+POWER([.N27];2)+POWER([.O27];2)" office:value-type="float" office:value="96250.5928505415" calcext:value-type="float">
            <text:p>96250.592850541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22];2)" office:value-type="float" office:value="28.6784924641916" calcext:value-type="float">
            <text:p>28.6784924641916</text:p>
          </table:table-cell>
          <table:table-cell table:number-columns-repeated="5"/>
          <table:table-cell table:formula="of:=POWER([.M28];2)+POWER([.N28];2)+POWER([.O28];2)" office:value-type="float" office:value="92967.7831870466" calcext:value-type="float">
            <text:p>92967.783187046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22];2)" office:value-type="float" office:value="1196.38441629182" calcext:value-type="float">
            <text:p>1196.38441629182</text:p>
          </table:table-cell>
          <table:table-cell table:number-columns-repeated="5"/>
          <table:table-cell table:formula="of:=POWER([.M29];2)+POWER([.N29];2)+POWER([.O29];2)" office:value-type="float" office:value="97525.3962399044" calcext:value-type="float">
            <text:p>97525.396239904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22];2)" office:value-type="float" office:value="5.0873399802506" calcext:value-type="float">
            <text:p>5.0873399802506</text:p>
          </table:table-cell>
          <table:table-cell table:number-columns-repeated="5"/>
          <table:table-cell table:formula="of:=POWER([.M30];2)+POWER([.N30];2)+POWER([.O30];2)" office:value-type="float" office:value="96684.7233735188" calcext:value-type="float">
            <text:p>96684.723373518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office:value-type="float" office:value="868499.973679472" calcext:value-type="float">
            <text:p>868499.973679472</text:p>
          </table:table-cell>
          <table:table-cell table:number-columns-repeated="5"/>
          <table:table-cell table:formula="of:=SUM([.K33:.K40])" office:value-type="float" office:value="868499.973679472" calcext:value-type="float">
            <text:p>868499.97367947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41]-[.E33]" office:value-type="float" office:value="5049.39666299429" calcext:value-type="float">
            <text:p>5049.39666299429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formula="of:=[.E34]/[.E42]*100" office:value-type="float" office:value="0.00806680108909003" calcext:value-type="float">
            <text:p>0.0080668010890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formula="of:=[.E35]/[.E42]*100" office:value-type="float" office:value="16.5314961734945" calcext:value-type="float">
            <text:p>16.531496173494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formula="of:=[.E36]/[.E42]*100" office:value-type="float" office:value="56.9674643568776" calcext:value-type="float">
            <text:p>56.967464356877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formula="of:=[.E37]/[.E42]*100" office:value-type="float" office:value="0.00622913594171529" calcext:value-type="float">
            <text:p>0.00622913594171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formula="of:=[.E38]/[.E42]*100" office:value-type="float" office:value="0.567958795441221" calcext:value-type="float">
            <text:p>0.56795879544122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formula="of:=[.E39]/[.E42]*100" office:value-type="float" office:value="23.6936112597334" calcext:value-type="float">
            <text:p>23.69361125973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formula="of:=[.E40]/[.E42]*100" office:value-type="float" office:value="0.100751442593813" calcext:value-type="float">
            <text:p>0.10075144259381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formula="of:=SUM([.E45:.E51])" office:value-type="float" office:value="97.8755779651713" calcext:value-type="float">
            <text:p>97.875577965171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formula="of:=100-[.E52]" office:value-type="float" office:value="2.12442203482871" calcext:value-type="float">
            <text:p>2.12442203482871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Throughput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60]*[.E60]" office:value-type="float" office:value="1" calcext:value-type="float">
            <text:p>1</text:p>
          </table:table-cell>
          <table:table-cell table:formula="of:=[.D60]*[.F60]" office:value-type="float" office:value="1" calcext:value-type="float">
            <text:p>1</text:p>
          </table:table-cell>
          <table:table-cell table:formula="of:=[.E60]*[.F60]" office:value-type="float" office:value="1" calcext:value-type="float">
            <text:p>1</text:p>
          </table:table-cell>
          <table:table-cell table:formula="of:=[.D60]*[.E60]*[.F60]" office:value-type="float" office:value="-1" calcext:value-type="float">
            <text:p>-1</text:p>
          </table:table-cell>
          <table:table-cell/>
          <table:table-cell office:value-type="float" office:value="901.495500783" calcext:value-type="float">
            <text:p>901.4955007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1]*[.E61]" office:value-type="float" office:value="-1" calcext:value-type="float">
            <text:p>-1</text:p>
          </table:table-cell>
          <table:table-cell table:formula="of:=[.D61]*[.F61]" office:value-type="float" office:value="-1" calcext:value-type="float">
            <text:p>-1</text:p>
          </table:table-cell>
          <table:table-cell table:formula="of:=[.E61]*[.F61]" office:value-type="float" office:value="1" calcext:value-type="float">
            <text:p>1</text:p>
          </table:table-cell>
          <table:table-cell table:formula="of:=[.D61]*[.E61]*[.F61]" office:value-type="float" office:value="1" calcext:value-type="float">
            <text:p>1</text:p>
          </table:table-cell>
          <table:table-cell/>
          <table:table-cell office:value-type="float" office:value="888.920318206" calcext:value-type="float">
            <text:p>888.92031820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62]*[.E62]" office:value-type="float" office:value="-1" calcext:value-type="float">
            <text:p>-1</text:p>
          </table:table-cell>
          <table:table-cell table:formula="of:=[.D62]*[.F62]" office:value-type="float" office:value="1" calcext:value-type="float">
            <text:p>1</text:p>
          </table:table-cell>
          <table:table-cell table:formula="of:=[.E62]*[.F62]" office:value-type="float" office:value="-1" calcext:value-type="float">
            <text:p>-1</text:p>
          </table:table-cell>
          <table:table-cell table:formula="of:=[.D62]*[.E62]*[.F62]" office:value-type="float" office:value="1" calcext:value-type="float">
            <text:p>1</text:p>
          </table:table-cell>
          <table:table-cell/>
          <table:table-cell office:value-type="float" office:value="1031.09389671" calcext:value-type="float">
            <text:p>1031.093896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63]*[.E63]" office:value-type="float" office:value="1" calcext:value-type="float">
            <text:p>1</text:p>
          </table:table-cell>
          <table:table-cell table:formula="of:=[.D63]*[.F63]" office:value-type="float" office:value="-1" calcext:value-type="float">
            <text:p>-1</text:p>
          </table:table-cell>
          <table:table-cell table:formula="of:=[.E63]*[.F63]" office:value-type="float" office:value="-1" calcext:value-type="float">
            <text:p>-1</text:p>
          </table:table-cell>
          <table:table-cell table:formula="of:=[.D63]*[.E63]*[.F63]" office:value-type="float" office:value="-1" calcext:value-type="float">
            <text:p>-1</text:p>
          </table:table-cell>
          <table:table-cell/>
          <table:table-cell office:value-type="float" office:value="1015.76010694" calcext:value-type="float">
            <text:p>1015.760106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64]*[.E64]" office:value-type="float" office:value="1" calcext:value-type="float">
            <text:p>1</text:p>
          </table:table-cell>
          <table:table-cell table:formula="of:=[.D64]*[.F64]" office:value-type="float" office:value="-1" calcext:value-type="float">
            <text:p>-1</text:p>
          </table:table-cell>
          <table:table-cell table:formula="of:=[.E64]*[.F64]" office:value-type="float" office:value="-1" calcext:value-type="float">
            <text:p>-1</text:p>
          </table:table-cell>
          <table:table-cell table:formula="of:=[.D64]*[.E64]*[.F64]" office:value-type="float" office:value="1" calcext:value-type="float">
            <text:p>1</text:p>
          </table:table-cell>
          <table:table-cell/>
          <table:table-cell office:value-type="float" office:value="1065.4213615" calcext:value-type="float">
            <text:p>1065.42136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65]*[.E65]" office:value-type="float" office:value="-1" calcext:value-type="float">
            <text:p>-1</text:p>
          </table:table-cell>
          <table:table-cell table:formula="of:=[.D65]*[.F65]" office:value-type="float" office:value="1" calcext:value-type="float">
            <text:p>1</text:p>
          </table:table-cell>
          <table:table-cell table:formula="of:=[.E65]*[.F65]" office:value-type="float" office:value="-1" calcext:value-type="float">
            <text:p>-1</text:p>
          </table:table-cell>
          <table:table-cell table:formula="of:=[.D65]*[.E65]*[.F65]" office:value-type="float" office:value="-1" calcext:value-type="float">
            <text:p>-1</text:p>
          </table:table-cell>
          <table:table-cell/>
          <table:table-cell office:value-type="float" office:value="1084.17709964" calcext:value-type="float">
            <text:p>1084.177099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6]*[.E66]" office:value-type="float" office:value="-1" calcext:value-type="float">
            <text:p>-1</text:p>
          </table:table-cell>
          <table:table-cell table:formula="of:=[.D66]*[.F66]" office:value-type="float" office:value="-1" calcext:value-type="float">
            <text:p>-1</text:p>
          </table:table-cell>
          <table:table-cell table:formula="of:=[.E66]*[.F66]" office:value-type="float" office:value="1" calcext:value-type="float">
            <text:p>1</text:p>
          </table:table-cell>
          <table:table-cell table:formula="of:=[.D66]*[.E66]*[.F66]" office:value-type="float" office:value="-1" calcext:value-type="float">
            <text:p>-1</text:p>
          </table:table-cell>
          <table:table-cell/>
          <table:table-cell office:value-type="float" office:value="1072.0657277" calcext:value-type="float">
            <text:p>1072.06572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67]*[.E67]" office:value-type="float" office:value="1" calcext:value-type="float">
            <text:p>1</text:p>
          </table:table-cell>
          <table:table-cell table:formula="of:=[.D67]*[.F67]" office:value-type="float" office:value="1" calcext:value-type="float">
            <text:p>1</text:p>
          </table:table-cell>
          <table:table-cell table:formula="of:=[.E67]*[.F67]" office:value-type="float" office:value="1" calcext:value-type="float">
            <text:p>1</text:p>
          </table:table-cell>
          <table:table-cell table:formula="of:=[.D67]*[.E67]*[.F67]" office:value-type="float" office:value="1" calcext:value-type="float">
            <text:p>1</text:p>
          </table:table-cell>
          <table:table-cell/>
          <table:table-cell office:value-type="float" office:value="1076.42253521" calcext:value-type="float">
            <text:p>1076.4225352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60:.L67])" office:value-type="float" office:value="8135.356546689" calcext:value-type="float">
            <text:p>8135.356546689</text:p>
          </table:table-cell>
          <table:table-cell table:formula="of:=[.D60]*[.L60]+[.D61]*[.L61]+[.D62]*[.L62]+[.D63]*[.L63]+[.D64]*[.L64]+[.D65]*[.L65]+[.D66]*[.L66]+[.D67]*[.L67]" office:value-type="float" office:value="-4.79642669700002" calcext:value-type="float">
            <text:p>-4.79642669700002</text:p>
          </table:table-cell>
          <table:table-cell table:formula="of:=[.E60]*[.L60]+[.E61]*[.L61]+[.E62]*[.L62]+[.E63]*[.L63]+[.E64]*[.L64]+[.E65]*[.L65]+[.E66]*[.L66]+[.E67]*[.L67]" office:value-type="float" office:value="255.327986431" calcext:value-type="float">
            <text:p>255.327986431</text:p>
          </table:table-cell>
          <table:table-cell table:formula="of:=[.F60]*[.L60]+[.F61]*[.L61]+[.F62]*[.L62]+[.F63]*[.L63]+[.F64]*[.L64]+[.F65]*[.L65]+[.F66]*[.L66]+[.F67]*[.L67]" office:value-type="float" office:value="460.816901411" calcext:value-type="float">
            <text:p>460.816901411</text:p>
          </table:table-cell>
          <table:table-cell table:formula="of:=[.G60]*[.L60]+[.G61]*[.L61]+[.G62]*[.L62]+[.G63]*[.L63]+[.G64]*[.L64]+[.G65]*[.L65]+[.G66]*[.L66]+[.G67]*[.L67]" office:value-type="float" office:value="-17.1575378230002" calcext:value-type="float">
            <text:p>-17.1575378230002</text:p>
          </table:table-cell>
          <table:table-cell table:formula="of:=[.H60]*[.L60]+[.H61]*[.L61]+[.H62]*[.L62]+[.H63]*[.L63]+[.H64]*[.L64]+[.H65]*[.L65]+[.H66]*[.L66]+[.H67]*[.L67]" office:value-type="float" office:value="51.0215179969998" calcext:value-type="float">
            <text:p>51.0215179969998</text:p>
          </table:table-cell>
          <table:table-cell table:formula="of:=[.I60]*[.L60]+[.I61]*[.L61]+[.I62]*[.L62]+[.I63]*[.L63]+[.I64]*[.L64]+[.I65]*[.L65]+[.I66]*[.L66]+[.I67]*[.L67]" office:value-type="float" office:value="-257.548382891" calcext:value-type="float">
            <text:p>-257.548382891</text:p>
          </table:table-cell>
          <table:table-cell table:formula="of:=[.J60]*[.L60]+[.J61]*[.L61]+[.J62]*[.L62]+[.J63]*[.L63]+[.J64]*[.L64]+[.J65]*[.L65]+[.J66]*[.L66]+[.J67]*[.L67]" office:value-type="float" office:value="-11.6403234369998" calcext:value-type="float">
            <text:p>-11.6403234369998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68]/8" office:value-type="float" office:value="1016.91956833613" calcext:value-type="float">
            <text:p>1016.91956833613</text:p>
          </table:table-cell>
          <table:table-cell table:formula="of:=[.D68]/8" office:value-type="float" office:value="-0.599553337125002" calcext:value-type="float">
            <text:p>-0.599553337125002</text:p>
          </table:table-cell>
          <table:table-cell table:formula="of:=[.E68]/8" office:value-type="float" office:value="31.915998303875" calcext:value-type="float">
            <text:p>31.915998303875</text:p>
          </table:table-cell>
          <table:table-cell table:formula="of:=[.F68]/8" office:value-type="float" office:value="57.602112676375" calcext:value-type="float">
            <text:p>57.602112676375</text:p>
          </table:table-cell>
          <table:table-cell table:formula="of:=[.G68]/8" office:value-type="float" office:value="-2.14469222787503" calcext:value-type="float">
            <text:p>-2.14469222787503</text:p>
          </table:table-cell>
          <table:table-cell table:formula="of:=[.H68]/8" office:value-type="float" office:value="6.37768974962498" calcext:value-type="float">
            <text:p>6.37768974962498</text:p>
          </table:table-cell>
          <table:table-cell table:formula="of:=[.I68]/8" office:value-type="float" office:value="-32.193547861375" calcext:value-type="float">
            <text:p>-32.193547861375</text:p>
          </table:table-cell>
          <table:table-cell table:formula="of:=[.J68]/8" office:value-type="float" office:value="-1.45504042962497" calcext:value-type="float">
            <text:p>-1.45504042962497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16.91956833613" calcext:value-type="float">
            <text:p>1016.91956833613</text:p>
          </table:table-cell>
          <table:table-cell office:value-type="float" office:value="-0.599553337125002" calcext:value-type="float">
            <text:p>-0.599553337125002</text:p>
          </table:table-cell>
          <table:table-cell office:value-type="float" office:value="31.915998303875" calcext:value-type="float">
            <text:p>31.915998303875</text:p>
          </table:table-cell>
          <table:table-cell office:value-type="float" office:value="57.602112676375" calcext:value-type="float">
            <text:p>57.602112676375</text:p>
          </table:table-cell>
          <table:table-cell office:value-type="float" office:value="-2.14469222787503" calcext:value-type="float">
            <text:p>-2.14469222787503</text:p>
          </table:table-cell>
          <table:table-cell office:value-type="float" office:value="6.37768974962498" calcext:value-type="float">
            <text:p>6.37768974962498</text:p>
          </table:table-cell>
          <table:table-cell office:value-type="float" office:value="-32.193547861375" calcext:value-type="float">
            <text:p>-32.193547861375</text:p>
          </table:table-cell>
          <table:table-cell office:value-type="float" office:value="-1.45504042962497" calcext:value-type="float">
            <text:p>-1.45504042962497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77]*[.D77]" office:value-type="float" office:value="1" calcext:value-type="float">
            <text:p>1</text:p>
          </table:table-cell>
          <table:table-cell table:formula="of:=[.C77]*[.E77]" office:value-type="float" office:value="1" calcext:value-type="float">
            <text:p>1</text:p>
          </table:table-cell>
          <table:table-cell table:formula="of:=[.D77]*[.E77]" office:value-type="float" office:value="1" calcext:value-type="float">
            <text:p>1</text:p>
          </table:table-cell>
          <table:table-cell table:formula="of:=[.C77]*[.D77]*[.E77]" office:value-type="float" office:value="-1" calcext:value-type="float">
            <text:p>-1</text:p>
          </table:table-cell>
          <table:table-cell/>
          <table:table-cell office:value-type="float" office:value="901.495500783" calcext:value-type="float">
            <text:p>901.495500783</text:p>
          </table:table-cell>
          <table:table-cell/>
          <table:table-cell office:value-type="float" office:value="900.180555556" calcext:value-type="float">
            <text:p>900.180555556</text:p>
          </table:table-cell>
          <table:table-cell office:value-type="float" office:value="901.277777778" calcext:value-type="float">
            <text:p>901.277777778</text:p>
          </table:table-cell>
          <table:table-cell office:value-type="float" office:value="903.028169014" calcext:value-type="float">
            <text:p>903.028169014</text:p>
          </table:table-cell>
          <table:table-cell/>
          <table:table-cell table:formula="of:=[.M77]-[.K77]" office:value-type="float" office:value="-1.31494522700007" calcext:value-type="float">
            <text:p>-1.31494522700007</text:p>
          </table:table-cell>
          <table:table-cell table:formula="of:=[.N77]-[.K77]" office:value-type="float" office:value="-0.217723005000039" calcext:value-type="float">
            <text:p>-0.217723005000039</text:p>
          </table:table-cell>
          <table:table-cell table:formula="of:=[.O77]-[.K77]" office:value-type="float" office:value="1.532668231" calcext:value-type="float">
            <text:p>1.532668231</text:p>
          </table:table-cell>
          <table:table-cell/>
          <table:table-cell table:formula="of:=POWER([.Q77];2)+POWER([.R77];2)+POWER([.S77];2)" office:value-type="float" office:value="4.12555616323318" calcext:value-type="float">
            <text:p>4.125556163233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78]*[.D78]" office:value-type="float" office:value="-1" calcext:value-type="float">
            <text:p>-1</text:p>
          </table:table-cell>
          <table:table-cell table:formula="of:=[.C78]*[.E78]" office:value-type="float" office:value="-1" calcext:value-type="float">
            <text:p>-1</text:p>
          </table:table-cell>
          <table:table-cell table:formula="of:=[.D78]*[.E78]" office:value-type="float" office:value="1" calcext:value-type="float">
            <text:p>1</text:p>
          </table:table-cell>
          <table:table-cell table:formula="of:=[.C78]*[.D78]*[.E78]" office:value-type="float" office:value="1" calcext:value-type="float">
            <text:p>1</text:p>
          </table:table-cell>
          <table:table-cell/>
          <table:table-cell office:value-type="float" office:value="888.920318206" calcext:value-type="float">
            <text:p>888.920318206</text:p>
          </table:table-cell>
          <table:table-cell/>
          <table:table-cell office:value-type="float" office:value="876.943661972" calcext:value-type="float">
            <text:p>876.943661972</text:p>
          </table:table-cell>
          <table:table-cell office:value-type="float" office:value="897.972222222" calcext:value-type="float">
            <text:p>897.972222222</text:p>
          </table:table-cell>
          <table:table-cell office:value-type="float" office:value="891.845070423" calcext:value-type="float">
            <text:p>891.845070423</text:p>
          </table:table-cell>
          <table:table-cell/>
          <table:table-cell table:formula="of:=[.M78]-[.K78]" office:value-type="float" office:value="-11.9766562340001" calcext:value-type="float">
            <text:p>-11.9766562340001</text:p>
          </table:table-cell>
          <table:table-cell table:formula="of:=[.N78]-[.K78]" office:value-type="float" office:value="9.05190401599998" calcext:value-type="float">
            <text:p>9.05190401599998</text:p>
          </table:table-cell>
          <table:table-cell table:formula="of:=[.O78]-[.K78]" office:value-type="float" office:value="2.92475221699999" calcext:value-type="float">
            <text:p>2.92475221699999</text:p>
          </table:table-cell>
          <table:table-cell/>
          <table:table-cell table:formula="of:=POWER([.Q78];2)+POWER([.R78];2)+POWER([.S78];2)" office:value-type="float" office:value="233.931436393136" calcext:value-type="float">
            <text:p>233.9314363931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79]*[.D79]" office:value-type="float" office:value="-1" calcext:value-type="float">
            <text:p>-1</text:p>
          </table:table-cell>
          <table:table-cell table:formula="of:=[.C79]*[.E79]" office:value-type="float" office:value="1" calcext:value-type="float">
            <text:p>1</text:p>
          </table:table-cell>
          <table:table-cell table:formula="of:=[.D79]*[.E79]" office:value-type="float" office:value="-1" calcext:value-type="float">
            <text:p>-1</text:p>
          </table:table-cell>
          <table:table-cell table:formula="of:=[.C79]*[.D79]*[.E79]" office:value-type="float" office:value="1" calcext:value-type="float">
            <text:p>1</text:p>
          </table:table-cell>
          <table:table-cell/>
          <table:table-cell office:value-type="float" office:value="1031.09389671" calcext:value-type="float">
            <text:p>1031.09389671</text:p>
          </table:table-cell>
          <table:table-cell/>
          <table:table-cell office:value-type="float" office:value="1037.71830986" calcext:value-type="float">
            <text:p>1037.71830986</text:p>
          </table:table-cell>
          <table:table-cell office:value-type="float" office:value="1042.5915493" calcext:value-type="float">
            <text:p>1042.5915493</text:p>
          </table:table-cell>
          <table:table-cell office:value-type="float" office:value="1012.97183099" calcext:value-type="float">
            <text:p>1012.97183099</text:p>
          </table:table-cell>
          <table:table-cell/>
          <table:table-cell table:formula="of:=[.M79]-[.K79]" office:value-type="float" office:value="6.62441315000001" calcext:value-type="float">
            <text:p>6.62441315000001</text:p>
          </table:table-cell>
          <table:table-cell table:formula="of:=[.N79]-[.K79]" office:value-type="float" office:value="11.4976525899999" calcext:value-type="float">
            <text:p>11.4976525899999</text:p>
          </table:table-cell>
          <table:table-cell table:formula="of:=[.O79]-[.K79]" office:value-type="float" office:value="-18.1220657200001" calcext:value-type="float">
            <text:p>-18.1220657200001</text:p>
          </table:table-cell>
          <table:table-cell/>
          <table:table-cell table:formula="of:=POWER([.Q79];2)+POWER([.R79];2)+POWER([.S79];2)" office:value-type="float" office:value="504.488130622229" calcext:value-type="float">
            <text:p>504.488130622229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80]*[.D80]" office:value-type="float" office:value="1" calcext:value-type="float">
            <text:p>1</text:p>
          </table:table-cell>
          <table:table-cell table:formula="of:=[.C80]*[.E80]" office:value-type="float" office:value="-1" calcext:value-type="float">
            <text:p>-1</text:p>
          </table:table-cell>
          <table:table-cell table:formula="of:=[.D80]*[.E80]" office:value-type="float" office:value="-1" calcext:value-type="float">
            <text:p>-1</text:p>
          </table:table-cell>
          <table:table-cell table:formula="of:=[.C80]*[.D80]*[.E80]" office:value-type="float" office:value="-1" calcext:value-type="float">
            <text:p>-1</text:p>
          </table:table-cell>
          <table:table-cell/>
          <table:table-cell office:value-type="float" office:value="1015.76010694" calcext:value-type="float">
            <text:p>1015.76010694</text:p>
          </table:table-cell>
          <table:table-cell/>
          <table:table-cell office:value-type="float" office:value="1004.95637715" calcext:value-type="float">
            <text:p>1004.95637715</text:p>
          </table:table-cell>
          <table:table-cell office:value-type="float" office:value="1025.3943662" calcext:value-type="float">
            <text:p>1025.3943662</text:p>
          </table:table-cell>
          <table:table-cell office:value-type="float" office:value="1016.92957746" calcext:value-type="float">
            <text:p>1016.92957746</text:p>
          </table:table-cell>
          <table:table-cell/>
          <table:table-cell table:formula="of:=[.M80]-[.K80]" office:value-type="float" office:value="-10.80372979" calcext:value-type="float">
            <text:p>-10.80372979</text:p>
          </table:table-cell>
          <table:table-cell table:formula="of:=[.N80]-[.K80]" office:value-type="float" office:value="9.63425925999991" calcext:value-type="float">
            <text:p>9.63425925999991</text:p>
          </table:table-cell>
          <table:table-cell table:formula="of:=[.O80]-[.K80]" office:value-type="float" office:value="1.16947052" calcext:value-type="float">
            <text:p>1.16947052</text:p>
          </table:table-cell>
          <table:table-cell/>
          <table:table-cell table:formula="of:=POWER([.Q80];2)+POWER([.R80];2)+POWER([.S80];2)" office:value-type="float" office:value="210.907190161377" calcext:value-type="float">
            <text:p>210.907190161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81]*[.D81]" office:value-type="float" office:value="1" calcext:value-type="float">
            <text:p>1</text:p>
          </table:table-cell>
          <table:table-cell table:formula="of:=[.C81]*[.E81]" office:value-type="float" office:value="-1" calcext:value-type="float">
            <text:p>-1</text:p>
          </table:table-cell>
          <table:table-cell table:formula="of:=[.D81]*[.E81]" office:value-type="float" office:value="-1" calcext:value-type="float">
            <text:p>-1</text:p>
          </table:table-cell>
          <table:table-cell table:formula="of:=[.C81]*[.D81]*[.E81]" office:value-type="float" office:value="1" calcext:value-type="float">
            <text:p>1</text:p>
          </table:table-cell>
          <table:table-cell/>
          <table:table-cell office:value-type="float" office:value="1065.4213615" calcext:value-type="float">
            <text:p>1065.4213615</text:p>
          </table:table-cell>
          <table:table-cell/>
          <table:table-cell office:value-type="float" office:value="1051.09722222" calcext:value-type="float">
            <text:p>1051.09722222</text:p>
          </table:table-cell>
          <table:table-cell office:value-type="float" office:value="1065.01408451" calcext:value-type="float">
            <text:p>1065.01408451</text:p>
          </table:table-cell>
          <table:table-cell office:value-type="float" office:value="1080.15277778" calcext:value-type="float">
            <text:p>1080.15277778</text:p>
          </table:table-cell>
          <table:table-cell/>
          <table:table-cell table:formula="of:=[.M81]-[.K81]" office:value-type="float" office:value="-14.3241392800001" calcext:value-type="float">
            <text:p>-14.3241392800001</text:p>
          </table:table-cell>
          <table:table-cell table:formula="of:=[.N81]-[.K81]" office:value-type="float" office:value="-0.407276990000128" calcext:value-type="float">
            <text:p>-0.407276990000128</text:p>
          </table:table-cell>
          <table:table-cell table:formula="of:=[.O81]-[.K81]" office:value-type="float" office:value="14.7314162799998" calcext:value-type="float">
            <text:p>14.7314162799998</text:p>
          </table:table-cell>
          <table:table-cell/>
          <table:table-cell table:formula="of:=POWER([.Q81];2)+POWER([.R81];2)+POWER([.S81];2)" office:value-type="float" office:value="422.361466274069" calcext:value-type="float">
            <text:p>422.36146627406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82]*[.D82]" office:value-type="float" office:value="-1" calcext:value-type="float">
            <text:p>-1</text:p>
          </table:table-cell>
          <table:table-cell table:formula="of:=[.C82]*[.E82]" office:value-type="float" office:value="1" calcext:value-type="float">
            <text:p>1</text:p>
          </table:table-cell>
          <table:table-cell table:formula="of:=[.D82]*[.E82]" office:value-type="float" office:value="-1" calcext:value-type="float">
            <text:p>-1</text:p>
          </table:table-cell>
          <table:table-cell table:formula="of:=[.C82]*[.D82]*[.E82]" office:value-type="float" office:value="-1" calcext:value-type="float">
            <text:p>-1</text:p>
          </table:table-cell>
          <table:table-cell/>
          <table:table-cell office:value-type="float" office:value="1084.17709964" calcext:value-type="float">
            <text:p>1084.17709964</text:p>
          </table:table-cell>
          <table:table-cell/>
          <table:table-cell office:value-type="float" office:value="1091.25352113" calcext:value-type="float">
            <text:p>1091.25352113</text:p>
          </table:table-cell>
          <table:table-cell office:value-type="float" office:value="1092.27777778" calcext:value-type="float">
            <text:p>1092.27777778</text:p>
          </table:table-cell>
          <table:table-cell office:value-type="float" office:value="1069" calcext:value-type="float">
            <text:p>1069</text:p>
          </table:table-cell>
          <table:table-cell/>
          <table:table-cell table:formula="of:=[.M82]-[.K82]" office:value-type="float" office:value="7.07642149000003" calcext:value-type="float">
            <text:p>7.07642149000003</text:p>
          </table:table-cell>
          <table:table-cell table:formula="of:=[.N82]-[.K82]" office:value-type="float" office:value="8.1006781399999" calcext:value-type="float">
            <text:p>8.1006781399999</text:p>
          </table:table-cell>
          <table:table-cell table:formula="of:=[.O82]-[.K82]" office:value-type="float" office:value="-15.1770996400001" calcext:value-type="float">
            <text:p>-15.1770996400001</text:p>
          </table:table-cell>
          <table:table-cell/>
          <table:table-cell table:formula="of:=POWER([.Q82];2)+POWER([.R82];2)+POWER([.S82];2)" office:value-type="float" office:value="346.041080914496" calcext:value-type="float">
            <text:p>346.041080914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]*[.D83]" office:value-type="float" office:value="-1" calcext:value-type="float">
            <text:p>-1</text:p>
          </table:table-cell>
          <table:table-cell table:formula="of:=[.C83]*[.E83]" office:value-type="float" office:value="-1" calcext:value-type="float">
            <text:p>-1</text:p>
          </table:table-cell>
          <table:table-cell table:formula="of:=[.D83]*[.E83]" office:value-type="float" office:value="1" calcext:value-type="float">
            <text:p>1</text:p>
          </table:table-cell>
          <table:table-cell table:formula="of:=[.C83]*[.D83]*[.E83]" office:value-type="float" office:value="-1" calcext:value-type="float">
            <text:p>-1</text:p>
          </table:table-cell>
          <table:table-cell/>
          <table:table-cell office:value-type="float" office:value="1072.0657277" calcext:value-type="float">
            <text:p>1072.0657277</text:p>
          </table:table-cell>
          <table:table-cell/>
          <table:table-cell office:value-type="float" office:value="1093.56338028" calcext:value-type="float">
            <text:p>1093.56338028</text:p>
          </table:table-cell>
          <table:table-cell office:value-type="float" office:value="1061.47887324" calcext:value-type="float">
            <text:p>1061.47887324</text:p>
          </table:table-cell>
          <table:table-cell office:value-type="float" office:value="1061.15492958" calcext:value-type="float">
            <text:p>1061.15492958</text:p>
          </table:table-cell>
          <table:table-cell/>
          <table:table-cell table:formula="of:=[.M83]-[.K83]" office:value-type="float" office:value="21.49765258" calcext:value-type="float">
            <text:p>21.49765258</text:p>
          </table:table-cell>
          <table:table-cell table:formula="of:=[.N83]-[.K83]" office:value-type="float" office:value="-10.58685446" calcext:value-type="float">
            <text:p>-10.58685446</text:p>
          </table:table-cell>
          <table:table-cell table:formula="of:=[.O83]-[.K83]" office:value-type="float" office:value="-10.91079812" calcext:value-type="float">
            <text:p>-10.91079812</text:p>
          </table:table-cell>
          <table:table-cell/>
          <table:table-cell table:formula="of:=POWER([.Q83];2)+POWER([.R83];2)+POWER([.S83];2)" office:value-type="float" office:value="693.276069423" calcext:value-type="float">
            <text:p>693.27606942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84]*[.D84]" office:value-type="float" office:value="1" calcext:value-type="float">
            <text:p>1</text:p>
          </table:table-cell>
          <table:table-cell table:formula="of:=[.C84]*[.E84]" office:value-type="float" office:value="1" calcext:value-type="float">
            <text:p>1</text:p>
          </table:table-cell>
          <table:table-cell table:formula="of:=[.D84]*[.E84]" office:value-type="float" office:value="1" calcext:value-type="float">
            <text:p>1</text:p>
          </table:table-cell>
          <table:table-cell table:formula="of:=[.C84]*[.D84]*[.E84]" office:value-type="float" office:value="1" calcext:value-type="float">
            <text:p>1</text:p>
          </table:table-cell>
          <table:table-cell/>
          <table:table-cell office:value-type="float" office:value="1076.42253521" calcext:value-type="float">
            <text:p>1076.42253521</text:p>
          </table:table-cell>
          <table:table-cell/>
          <table:table-cell office:value-type="float" office:value="1058.5915493" calcext:value-type="float">
            <text:p>1058.5915493</text:p>
          </table:table-cell>
          <table:table-cell office:value-type="float" office:value="1066.84507042" calcext:value-type="float">
            <text:p>1066.84507042</text:p>
          </table:table-cell>
          <table:table-cell office:value-type="float" office:value="1103.83098591" calcext:value-type="float">
            <text:p>1103.83098591</text:p>
          </table:table-cell>
          <table:table-cell/>
          <table:table-cell table:formula="of:=[.M84]-[.K84]" office:value-type="float" office:value="-17.83098591" calcext:value-type="float">
            <text:p>-17.83098591</text:p>
          </table:table-cell>
          <table:table-cell table:formula="of:=[.N84]-[.K84]" office:value-type="float" office:value="-9.57746479000002" calcext:value-type="float">
            <text:p>-9.57746479000002</text:p>
          </table:table-cell>
          <table:table-cell table:formula="of:=[.O84]-[.K84]" office:value-type="float" office:value="27.4084507" calcext:value-type="float">
            <text:p>27.4084507</text:p>
          </table:table-cell>
          <table:table-cell/>
          <table:table-cell table:formula="of:=POWER([.Q84];2)+POWER([.R84];2)+POWER([.S84];2)" office:value-type="float" office:value="1160.89506010064" calcext:value-type="float">
            <text:p>1160.89506010064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77:.U84])" office:value-type="float" office:value="3576.02599005218" calcext:value-type="float">
            <text:p>3576.025990052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76];2)" office:value-type="float" office:value="24819009.8031586" calcext:value-type="float">
            <text:p>24819009.8031586</text:p>
          </table:table-cell>
          <table:table-cell table:number-columns-repeated="5"/>
          <table:table-cell table:formula="of:=POWER([.M77];2)+POWER([.N77];2)+POWER([.O77];2)" office:value-type="float" office:value="2438086.53935034" calcext:value-type="float">
            <text:p>2438086.539350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76];2)" office:value-type="float" office:value="8.62714089738543" calcext:value-type="float">
            <text:p>8.62714089738543</text:p>
          </table:table-cell>
          <table:table-cell table:number-columns-repeated="5"/>
          <table:table-cell table:formula="of:=POWER([.M78];2)+POWER([.N78];2)+POWER([.O78];2)" office:value-type="float" office:value="2370771.92779298" calcext:value-type="float">
            <text:p>2370771.9277929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76];2)" office:value-type="float" office:value="24447.1427455908" calcext:value-type="float">
            <text:p>24447.1427455908</text:p>
          </table:table-cell>
          <table:table-cell table:number-columns-repeated="5"/>
          <table:table-cell table:formula="of:=POWER([.M79];2)+POWER([.N79];2)+POWER([.O79];2)" office:value-type="float" office:value="3189968.3596697" calcext:value-type="float">
            <text:p>3189968.359669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76];2)" office:value-type="float" office:value="79632.0812347632" calcext:value-type="float">
            <text:p>79632.0812347632</text:p>
          </table:table-cell>
          <table:table-cell table:number-columns-repeated="5"/>
          <table:table-cell table:formula="of:=POWER([.M80];2)+POWER([.N80];2)+POWER([.O80];2)" office:value-type="float" office:value="3095516.69172213" calcext:value-type="float">
            <text:p>3095516.6917221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76];2)" office:value-type="float" office:value="110.392914055381" calcext:value-type="float">
            <text:p>110.392914055381</text:p>
          </table:table-cell>
          <table:table-cell table:number-columns-repeated="5"/>
          <table:table-cell table:formula="of:=POWER([.M81];2)+POWER([.N81];2)+POWER([.O81];2)" office:value-type="float" office:value="3405790.39410912" calcext:value-type="float">
            <text:p>3405790.394109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76];2)" office:value-type="float" office:value="976.198237019317" calcext:value-type="float">
            <text:p>976.198237019317</text:p>
          </table:table-cell>
          <table:table-cell table:number-columns-repeated="5"/>
          <table:table-cell table:formula="of:=POWER([.M82];2)+POWER([.N82];2)+POWER([.O82];2)" office:value-type="float" office:value="3526665.99121064" calcext:value-type="float">
            <text:p>3526665.9912106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76];2)" office:value-type="float" office:value="24874.1885736634" calcext:value-type="float">
            <text:p>24874.1885736634</text:p>
          </table:table-cell>
          <table:table-cell table:number-columns-repeated="5"/>
          <table:table-cell table:formula="of:=POWER([.M83];2)+POWER([.N83];2)+POWER([.O83];2)" office:value-type="float" office:value="3448668.04959622" calcext:value-type="float">
            <text:p>3448668.0495962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76];2)" office:value-type="float" office:value="50.8114236442372" calcext:value-type="float">
            <text:p>50.8114236442372</text:p>
          </table:table-cell>
          <table:table-cell table:number-columns-repeated="5"/>
          <table:table-cell table:formula="of:=POWER([.M84];2)+POWER([.N84];2)+POWER([.O84];2)" office:value-type="float" office:value="3477217.31798387" calcext:value-type="float">
            <text:p>3477217.3179838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table:formula="of:=SUM([.K87:.K94])" office:value-type="float" office:value="24952685.271435" calcext:value-type="float">
            <text:p>24952685.271435</text:p>
          </table:table-cell>
          <table:table-cell table:number-columns-repeated="5"/>
          <table:table-cell table:formula="of:=SUM([.K87:.K94])" office:value-type="float" office:value="24952685.271435" calcext:value-type="float">
            <text:p>24952685.27143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95]-[.E87]" office:value-type="float" office:value="133675.468276415" calcext:value-type="float">
            <text:p>133675.468276415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formula="of:=[.E88]/[.E96]*100" office:value-type="float" office:value="0.00645379515674946" calcext:value-type="float">
            <text:p>0.00645379515674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formula="of:=[.E89]/[.E96]*100" office:value-type="float" office:value="18.288428730273" calcext:value-type="float">
            <text:p>18.28842873027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formula="of:=[.E90]/[.E96]*100" office:value-type="float" office:value="59.5712005063633" calcext:value-type="float">
            <text:p>59.571200506363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formula="of:=[.E91]/[.E96]*100" office:value-type="float" office:value="0.0825827771383678" calcext:value-type="float">
            <text:p>0.08258277713836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formula="of:=[.E92]/[.E96]*100" office:value-type="float" office:value="0.730274783852433" calcext:value-type="float">
            <text:p>0.73027478385243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formula="of:=[.E93]/[.E96]*100" office:value-type="float" office:value="18.6078933512531" calcext:value-type="float">
            <text:p>18.607893351253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formula="of:=[.E94]/[.E96]*100" office:value-type="float" office:value="0.0380110309688005" calcext:value-type="float">
            <text:p>0.03801103096880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formula="of:=SUM([.E99:.E105])" office:value-type="float" office:value="97.3248449750057" calcext:value-type="float">
            <text:p>97.324844975005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formula="of:=100-[.E106]" office:value-type="float" office:value="2.6751550249943" calcext:value-type="float">
            <text:p>2.6751550249943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sponse Tim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115]*[.E115]" office:value-type="float" office:value="1" calcext:value-type="float">
            <text:p>1</text:p>
          </table:table-cell>
          <table:table-cell table:formula="of:=[.D115]*[.F115]" office:value-type="float" office:value="1" calcext:value-type="float">
            <text:p>1</text:p>
          </table:table-cell>
          <table:table-cell table:formula="of:=[.E115]*[.F115]" office:value-type="float" office:value="1" calcext:value-type="float">
            <text:p>1</text:p>
          </table:table-cell>
          <table:table-cell table:formula="of:=[.D115]*[.E115]*[.F115]" office:value-type="float" office:value="-1" calcext:value-type="float">
            <text:p>-1</text:p>
          </table:table-cell>
          <table:table-cell/>
          <table:table-cell table:formula="of:=136243868.497/1000000" office:value-type="float" office:value="136.243868497" calcext:value-type="float">
            <text:p>136.2438684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6]*[.E116]" office:value-type="float" office:value="-1" calcext:value-type="float">
            <text:p>-1</text:p>
          </table:table-cell>
          <table:table-cell table:formula="of:=[.D116]*[.F116]" office:value-type="float" office:value="-1" calcext:value-type="float">
            <text:p>-1</text:p>
          </table:table-cell>
          <table:table-cell table:formula="of:=[.E116]*[.F116]" office:value-type="float" office:value="1" calcext:value-type="float">
            <text:p>1</text:p>
          </table:table-cell>
          <table:table-cell table:formula="of:=[.D116]*[.E116]*[.F116]" office:value-type="float" office:value="1" calcext:value-type="float">
            <text:p>1</text:p>
          </table:table-cell>
          <table:table-cell/>
          <table:table-cell table:formula="of:=96341096.5926/1000000" office:value-type="float" office:value="96.3410965926" calcext:value-type="float">
            <text:p>96.34109659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117]*[.E117]" office:value-type="float" office:value="-1" calcext:value-type="float">
            <text:p>-1</text:p>
          </table:table-cell>
          <table:table-cell table:formula="of:=[.D117]*[.F117]" office:value-type="float" office:value="1" calcext:value-type="float">
            <text:p>1</text:p>
          </table:table-cell>
          <table:table-cell table:formula="of:=[.E117]*[.F117]" office:value-type="float" office:value="-1" calcext:value-type="float">
            <text:p>-1</text:p>
          </table:table-cell>
          <table:table-cell table:formula="of:=[.D117]*[.E117]*[.F117]" office:value-type="float" office:value="1" calcext:value-type="float">
            <text:p>1</text:p>
          </table:table-cell>
          <table:table-cell/>
          <table:table-cell table:formula="of:=113374082.387/1000000" office:value-type="float" office:value="113.374082387" calcext:value-type="float">
            <text:p>113.3740823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118]*[.E118]" office:value-type="float" office:value="1" calcext:value-type="float">
            <text:p>1</text:p>
          </table:table-cell>
          <table:table-cell table:formula="of:=[.D118]*[.F118]" office:value-type="float" office:value="-1" calcext:value-type="float">
            <text:p>-1</text:p>
          </table:table-cell>
          <table:table-cell table:formula="of:=[.E118]*[.F118]" office:value-type="float" office:value="-1" calcext:value-type="float">
            <text:p>-1</text:p>
          </table:table-cell>
          <table:table-cell table:formula="of:=[.D118]*[.E118]*[.F118]" office:value-type="float" office:value="-1" calcext:value-type="float">
            <text:p>-1</text:p>
          </table:table-cell>
          <table:table-cell/>
          <table:table-cell table:formula="of:=78980355.8994/1000000" office:value-type="float" office:value="78.9803558994" calcext:value-type="float">
            <text:p>78.98035589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119]*[.E119]" office:value-type="float" office:value="1" calcext:value-type="float">
            <text:p>1</text:p>
          </table:table-cell>
          <table:table-cell table:formula="of:=[.D119]*[.F119]" office:value-type="float" office:value="-1" calcext:value-type="float">
            <text:p>-1</text:p>
          </table:table-cell>
          <table:table-cell table:formula="of:=[.E119]*[.F119]" office:value-type="float" office:value="-1" calcext:value-type="float">
            <text:p>-1</text:p>
          </table:table-cell>
          <table:table-cell table:formula="of:=[.D119]*[.E119]*[.F119]" office:value-type="float" office:value="1" calcext:value-type="float">
            <text:p>1</text:p>
          </table:table-cell>
          <table:table-cell/>
          <table:table-cell table:formula="of:=109086020.884/1000000" office:value-type="float" office:value="109.086020884" calcext:value-type="float">
            <text:p>109.0860208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120]*[.E120]" office:value-type="float" office:value="-1" calcext:value-type="float">
            <text:p>-1</text:p>
          </table:table-cell>
          <table:table-cell table:formula="of:=[.D120]*[.F120]" office:value-type="float" office:value="1" calcext:value-type="float">
            <text:p>1</text:p>
          </table:table-cell>
          <table:table-cell table:formula="of:=[.E120]*[.F120]" office:value-type="float" office:value="-1" calcext:value-type="float">
            <text:p>-1</text:p>
          </table:table-cell>
          <table:table-cell table:formula="of:=[.D120]*[.E120]*[.F120]" office:value-type="float" office:value="-1" calcext:value-type="float">
            <text:p>-1</text:p>
          </table:table-cell>
          <table:table-cell/>
          <table:table-cell table:formula="of:=62759546.3658/1000000" office:value-type="float" office:value="62.7595463658" calcext:value-type="float">
            <text:p>62.75954636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21]*[.E121]" office:value-type="float" office:value="-1" calcext:value-type="float">
            <text:p>-1</text:p>
          </table:table-cell>
          <table:table-cell table:formula="of:=[.D121]*[.F121]" office:value-type="float" office:value="-1" calcext:value-type="float">
            <text:p>-1</text:p>
          </table:table-cell>
          <table:table-cell table:formula="of:=[.E121]*[.F121]" office:value-type="float" office:value="1" calcext:value-type="float">
            <text:p>1</text:p>
          </table:table-cell>
          <table:table-cell table:formula="of:=[.D121]*[.E121]*[.F121]" office:value-type="float" office:value="-1" calcext:value-type="float">
            <text:p>-1</text:p>
          </table:table-cell>
          <table:table-cell/>
          <table:table-cell table:formula="of:=107755836.998/1000000" office:value-type="float" office:value="107.755836998" calcext:value-type="float">
            <text:p>107.7558369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122]*[.E122]" office:value-type="float" office:value="1" calcext:value-type="float">
            <text:p>1</text:p>
          </table:table-cell>
          <table:table-cell table:formula="of:=[.D122]*[.F122]" office:value-type="float" office:value="1" calcext:value-type="float">
            <text:p>1</text:p>
          </table:table-cell>
          <table:table-cell table:formula="of:=[.E122]*[.F122]" office:value-type="float" office:value="1" calcext:value-type="float">
            <text:p>1</text:p>
          </table:table-cell>
          <table:table-cell table:formula="of:=[.D122]*[.E122]*[.F122]" office:value-type="float" office:value="1" calcext:value-type="float">
            <text:p>1</text:p>
          </table:table-cell>
          <table:table-cell/>
          <table:table-cell table:formula="of:=69621385.5892/1000000" office:value-type="float" office:value="69.6213855892" calcext:value-type="float">
            <text:p>69.621385589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115:.L122])" office:value-type="float" office:value="774.162193213" calcext:value-type="float">
            <text:p>774.162193213</text:p>
          </table:table-cell>
          <table:table-cell table:formula="of:=[.D115]*[.L115]+[.D116]*[.L116]+[.D117]*[.L117]+[.D118]*[.L118]+[.D119]*[.L119]+[.D120]*[.L120]+[.D121]*[.L121]+[.D122]*[.L122]" office:value-type="float" office:value="-158.757424319" calcext:value-type="float">
            <text:p>-158.757424319</text:p>
          </table:table-cell>
          <table:table-cell table:formula="of:=[.E115]*[.L115]+[.E116]*[.L116]+[.E117]*[.L117]+[.E118]*[.L118]+[.E119]*[.L119]+[.E120]*[.L120]+[.E121]*[.L121]+[.E122]*[.L122]" office:value-type="float" office:value="-34.6988714658" calcext:value-type="float">
            <text:p>-34.6988714658</text:p>
          </table:table-cell>
          <table:table-cell table:formula="of:=[.F115]*[.L115]+[.F116]*[.L116]+[.F117]*[.L117]+[.F118]*[.L118]+[.F119]*[.L119]+[.F120]*[.L120]+[.F121]*[.L121]+[.F122]*[.L122]" office:value-type="float" office:value="-75.716613539" calcext:value-type="float">
            <text:p>-75.716613539</text:p>
          </table:table-cell>
          <table:table-cell table:formula="of:=[.G115]*[.L115]+[.G116]*[.L116]+[.G117]*[.L117]+[.G118]*[.L118]+[.G119]*[.L119]+[.G120]*[.L120]+[.G121]*[.L121]+[.G122]*[.L122]" office:value-type="float" office:value="13.7010685262" calcext:value-type="float">
            <text:p>13.7010685262</text:p>
          </table:table-cell>
          <table:table-cell table:formula="of:=[.H115]*[.L115]+[.H116]*[.L116]+[.H117]*[.L117]+[.H118]*[.L118]+[.H119]*[.L119]+[.H120]*[.L120]+[.H121]*[.L121]+[.H122]*[.L122]" office:value-type="float" office:value="-10.164427535" calcext:value-type="float">
            <text:p>-10.164427535</text:p>
          </table:table-cell>
          <table:table-cell table:formula="of:=[.I115]*[.L115]+[.I116]*[.L116]+[.I117]*[.L117]+[.I118]*[.L118]+[.I119]*[.L119]+[.I120]*[.L120]+[.I121]*[.L121]+[.I122]*[.L122]" office:value-type="float" office:value="45.7621821406" calcext:value-type="float">
            <text:p>45.7621821406</text:p>
          </table:table-cell>
          <table:table-cell table:formula="of:=[.J115]*[.L115]+[.J116]*[.L116]+[.J117]*[.L117]+[.J118]*[.L118]+[.J119]*[.L119]+[.J120]*[.L120]+[.J121]*[.L121]+[.J122]*[.L122]" office:value-type="float" office:value="2.68297769259999" calcext:value-type="float">
            <text:p>2.68297769259999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23]/8" office:value-type="float" office:value="96.770274151625" calcext:value-type="float">
            <text:p>96.770274151625</text:p>
          </table:table-cell>
          <table:table-cell table:formula="of:=[.D123]/8" office:value-type="float" office:value="-19.844678039875" calcext:value-type="float">
            <text:p>-19.844678039875</text:p>
          </table:table-cell>
          <table:table-cell table:formula="of:=[.E123]/8" office:value-type="float" office:value="-4.337358933225" calcext:value-type="float">
            <text:p>-4.337358933225</text:p>
          </table:table-cell>
          <table:table-cell table:formula="of:=[.F123]/8" office:value-type="float" office:value="-9.464576692375" calcext:value-type="float">
            <text:p>-9.464576692375</text:p>
          </table:table-cell>
          <table:table-cell table:formula="of:=[.G123]/8" office:value-type="float" office:value="1.71263356577501" calcext:value-type="float">
            <text:p>1.71263356577501</text:p>
          </table:table-cell>
          <table:table-cell table:formula="of:=[.H123]/8" office:value-type="float" office:value="-1.270553441875" calcext:value-type="float">
            <text:p>-1.270553441875</text:p>
          </table:table-cell>
          <table:table-cell table:formula="of:=[.I123]/8" office:value-type="float" office:value="5.720272767575" calcext:value-type="float">
            <text:p>5.720272767575</text:p>
          </table:table-cell>
          <table:table-cell table:formula="of:=[.J123]/8" office:value-type="float" office:value="0.335372211574999" calcext:value-type="float">
            <text:p>0.335372211574999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6.770274151625" calcext:value-type="float">
            <text:p>96.770274151625</text:p>
          </table:table-cell>
          <table:table-cell office:value-type="float" office:value="-19.844678039875" calcext:value-type="float">
            <text:p>-19.844678039875</text:p>
          </table:table-cell>
          <table:table-cell office:value-type="float" office:value="-4.337358933225" calcext:value-type="float">
            <text:p>-4.337358933225</text:p>
          </table:table-cell>
          <table:table-cell office:value-type="float" office:value="-9.464576692375" calcext:value-type="float">
            <text:p>-9.464576692375</text:p>
          </table:table-cell>
          <table:table-cell office:value-type="float" office:value="1.71263356577501" calcext:value-type="float">
            <text:p>1.71263356577501</text:p>
          </table:table-cell>
          <table:table-cell office:value-type="float" office:value="-1.270553441875" calcext:value-type="float">
            <text:p>-1.270553441875</text:p>
          </table:table-cell>
          <table:table-cell office:value-type="float" office:value="5.720272767575" calcext:value-type="float">
            <text:p>5.720272767575</text:p>
          </table:table-cell>
          <table:table-cell office:value-type="float" office:value="0.335372211574999" calcext:value-type="float">
            <text:p>0.335372211574999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132]*[.D132]" office:value-type="float" office:value="1" calcext:value-type="float">
            <text:p>1</text:p>
          </table:table-cell>
          <table:table-cell table:formula="of:=[.C132]*[.E132]" office:value-type="float" office:value="1" calcext:value-type="float">
            <text:p>1</text:p>
          </table:table-cell>
          <table:table-cell table:formula="of:=[.D132]*[.E132]" office:value-type="float" office:value="1" calcext:value-type="float">
            <text:p>1</text:p>
          </table:table-cell>
          <table:table-cell table:formula="of:=[.C132]*[.D132]*[.E132]" office:value-type="float" office:value="-1" calcext:value-type="float">
            <text:p>-1</text:p>
          </table:table-cell>
          <table:table-cell/>
          <table:table-cell office:value-type="float" office:value="136.243868497" calcext:value-type="float">
            <text:p>136.243868497</text:p>
          </table:table-cell>
          <table:table-cell/>
          <table:table-cell table:formula="of:=136692774.408/1000000" office:value-type="float" office:value="136.692774408" calcext:value-type="float">
            <text:p>136.692774408</text:p>
          </table:table-cell>
          <table:table-cell table:formula="of:=136841883.014/1000000" office:value-type="float" office:value="136.841883014" calcext:value-type="float">
            <text:p>136.841883014</text:p>
          </table:table-cell>
          <table:table-cell table:formula="of:=135196948.069/1000000" office:value-type="float" office:value="135.196948069" calcext:value-type="float">
            <text:p>135.196948069</text:p>
          </table:table-cell>
          <table:table-cell/>
          <table:table-cell table:formula="of:=[.M132]-[.K132]" office:value-type="float" office:value="0.448905910999997" calcext:value-type="float">
            <text:p>0.448905910999997</text:p>
          </table:table-cell>
          <table:table-cell table:formula="of:=[.N132]-[.K132]" office:value-type="float" office:value="0.598014516999996" calcext:value-type="float">
            <text:p>0.598014516999996</text:p>
          </table:table-cell>
          <table:table-cell table:formula="of:=[.O132]-[.K132]" office:value-type="float" office:value="-1.04692042799999" calcext:value-type="float">
            <text:p>-1.04692042799999</text:p>
          </table:table-cell>
          <table:table-cell/>
          <table:table-cell table:formula="of:=POWER([.Q132];2)+POWER([.R132];2)+POWER([.S132];2)" office:value-type="float" office:value="1.65518026203716" calcext:value-type="float">
            <text:p>1.655180262037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133]*[.D133]" office:value-type="float" office:value="-1" calcext:value-type="float">
            <text:p>-1</text:p>
          </table:table-cell>
          <table:table-cell table:formula="of:=[.C133]*[.E133]" office:value-type="float" office:value="-1" calcext:value-type="float">
            <text:p>-1</text:p>
          </table:table-cell>
          <table:table-cell table:formula="of:=[.D133]*[.E133]" office:value-type="float" office:value="1" calcext:value-type="float">
            <text:p>1</text:p>
          </table:table-cell>
          <table:table-cell table:formula="of:=[.C133]*[.D133]*[.E133]" office:value-type="float" office:value="1" calcext:value-type="float">
            <text:p>1</text:p>
          </table:table-cell>
          <table:table-cell/>
          <table:table-cell office:value-type="float" office:value="96.3410965926" calcext:value-type="float">
            <text:p>96.3410965926</text:p>
          </table:table-cell>
          <table:table-cell/>
          <table:table-cell table:formula="of:=96253274.0278/1000000" office:value-type="float" office:value="96.2532740278" calcext:value-type="float">
            <text:p>96.2532740278</text:p>
          </table:table-cell>
          <table:table-cell table:formula="of:=96011908.4028/1000000" office:value-type="float" office:value="96.0119084028" calcext:value-type="float">
            <text:p>96.0119084028</text:p>
          </table:table-cell>
          <table:table-cell table:formula="of:=96758107.3472/1000000" office:value-type="float" office:value="96.7581073472" calcext:value-type="float">
            <text:p>96.7581073472</text:p>
          </table:table-cell>
          <table:table-cell/>
          <table:table-cell table:formula="of:=[.M133]-[.K133]" office:value-type="float" office:value="-0.0878225648000068" calcext:value-type="float">
            <text:p>-0.087822564800007</text:p>
          </table:table-cell>
          <table:table-cell table:formula="of:=[.N133]-[.K133]" office:value-type="float" office:value="-0.329188189800007" calcext:value-type="float">
            <text:p>-0.329188189800007</text:p>
          </table:table-cell>
          <table:table-cell table:formula="of:=[.O133]-[.K133]" office:value-type="float" office:value="0.417010754600014" calcext:value-type="float">
            <text:p>0.417010754600014</text:p>
          </table:table-cell>
          <table:table-cell/>
          <table:table-cell table:formula="of:=POWER([.Q133];2)+POWER([.R133];2)+POWER([.S133];2)" office:value-type="float" office:value="0.28997563664393" calcext:value-type="float">
            <text:p>0.28997563664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134]*[.D134]" office:value-type="float" office:value="-1" calcext:value-type="float">
            <text:p>-1</text:p>
          </table:table-cell>
          <table:table-cell table:formula="of:=[.C134]*[.E134]" office:value-type="float" office:value="1" calcext:value-type="float">
            <text:p>1</text:p>
          </table:table-cell>
          <table:table-cell table:formula="of:=[.D134]*[.E134]" office:value-type="float" office:value="-1" calcext:value-type="float">
            <text:p>-1</text:p>
          </table:table-cell>
          <table:table-cell table:formula="of:=[.C134]*[.D134]*[.E134]" office:value-type="float" office:value="1" calcext:value-type="float">
            <text:p>1</text:p>
          </table:table-cell>
          <table:table-cell/>
          <table:table-cell office:value-type="float" office:value="113.374082387" calcext:value-type="float">
            <text:p>113.374082387</text:p>
          </table:table-cell>
          <table:table-cell/>
          <table:table-cell table:formula="of:=115222744.378/1000000" office:value-type="float" office:value="115.222744378" calcext:value-type="float">
            <text:p>115.222744378</text:p>
          </table:table-cell>
          <table:table-cell table:formula="of:=113185080.169/1000000" office:value-type="float" office:value="113.185080169" calcext:value-type="float">
            <text:p>113.185080169</text:p>
          </table:table-cell>
          <table:table-cell table:formula="of:=111714422.612/1000000" office:value-type="float" office:value="111.714422612" calcext:value-type="float">
            <text:p>111.714422612</text:p>
          </table:table-cell>
          <table:table-cell/>
          <table:table-cell table:formula="of:=[.M134]-[.K134]" office:value-type="float" office:value="1.848661991" calcext:value-type="float">
            <text:p>1.848661991</text:p>
          </table:table-cell>
          <table:table-cell table:formula="of:=[.N134]-[.K134]" office:value-type="float" office:value="-0.189002217999999" calcext:value-type="float">
            <text:p>-0.189002217999999</text:p>
          </table:table-cell>
          <table:table-cell table:formula="of:=[.O134]-[.K134]" office:value-type="float" office:value="-1.65965977499999" calcext:value-type="float">
            <text:p>-1.65965977499999</text:p>
          </table:table-cell>
          <table:table-cell/>
          <table:table-cell table:formula="of:=POWER([.Q134];2)+POWER([.R134];2)+POWER([.S134];2)" office:value-type="float" office:value="6.20774356413004" calcext:value-type="float">
            <text:p>6.20774356413004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135]*[.D135]" office:value-type="float" office:value="1" calcext:value-type="float">
            <text:p>1</text:p>
          </table:table-cell>
          <table:table-cell table:formula="of:=[.C135]*[.E135]" office:value-type="float" office:value="-1" calcext:value-type="float">
            <text:p>-1</text:p>
          </table:table-cell>
          <table:table-cell table:formula="of:=[.D135]*[.E135]" office:value-type="float" office:value="-1" calcext:value-type="float">
            <text:p>-1</text:p>
          </table:table-cell>
          <table:table-cell table:formula="of:=[.C135]*[.D135]*[.E135]" office:value-type="float" office:value="-1" calcext:value-type="float">
            <text:p>-1</text:p>
          </table:table-cell>
          <table:table-cell/>
          <table:table-cell office:value-type="float" office:value="78.9803558994" calcext:value-type="float">
            <text:p>78.9803558994</text:p>
          </table:table-cell>
          <table:table-cell/>
          <table:table-cell table:formula="of:=79877824.6348/1000000" office:value-type="float" office:value="79.8778246348" calcext:value-type="float">
            <text:p>79.8778246348</text:p>
          </table:table-cell>
          <table:table-cell table:formula="of:=78767808.1409/1000000" office:value-type="float" office:value="78.7678081409" calcext:value-type="float">
            <text:p>78.7678081409</text:p>
          </table:table-cell>
          <table:table-cell table:formula="of:=78295434.9225/1000000" office:value-type="float" office:value="78.2954349225" calcext:value-type="float">
            <text:p>78.2954349225</text:p>
          </table:table-cell>
          <table:table-cell/>
          <table:table-cell table:formula="of:=[.M135]-[.K135]" office:value-type="float" office:value="0.897468735400011" calcext:value-type="float">
            <text:p>0.897468735400011</text:p>
          </table:table-cell>
          <table:table-cell table:formula="of:=[.N135]-[.K135]" office:value-type="float" office:value="-0.212547758499994" calcext:value-type="float">
            <text:p>-0.212547758499994</text:p>
          </table:table-cell>
          <table:table-cell table:formula="of:=[.O135]-[.K135]" office:value-type="float" office:value="-0.684920976900003" calcext:value-type="float">
            <text:p>-0.684920976900003</text:p>
          </table:table-cell>
          <table:table-cell/>
          <table:table-cell table:formula="of:=POWER([.Q135];2)+POWER([.R135];2)+POWER([.S135];2)" office:value-type="float" office:value="1.31974342526152" calcext:value-type="float">
            <text:p>1.31974342526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136]*[.D136]" office:value-type="float" office:value="1" calcext:value-type="float">
            <text:p>1</text:p>
          </table:table-cell>
          <table:table-cell table:formula="of:=[.C136]*[.E136]" office:value-type="float" office:value="-1" calcext:value-type="float">
            <text:p>-1</text:p>
          </table:table-cell>
          <table:table-cell table:formula="of:=[.D136]*[.E136]" office:value-type="float" office:value="-1" calcext:value-type="float">
            <text:p>-1</text:p>
          </table:table-cell>
          <table:table-cell table:formula="of:=[.C136]*[.D136]*[.E136]" office:value-type="float" office:value="1" calcext:value-type="float">
            <text:p>1</text:p>
          </table:table-cell>
          <table:table-cell/>
          <table:table-cell office:value-type="float" office:value="109.086020884" calcext:value-type="float">
            <text:p>109.086020884</text:p>
          </table:table-cell>
          <table:table-cell/>
          <table:table-cell table:formula="of:=108048278.803/1000000" office:value-type="float" office:value="108.048278803" calcext:value-type="float">
            <text:p>108.048278803</text:p>
          </table:table-cell>
          <table:table-cell table:formula="of:=108592254.306/1000000" office:value-type="float" office:value="108.592254306" calcext:value-type="float">
            <text:p>108.592254306</text:p>
          </table:table-cell>
          <table:table-cell table:formula="of:=110617529.542/1000000" office:value-type="float" office:value="110.617529542" calcext:value-type="float">
            <text:p>110.617529542</text:p>
          </table:table-cell>
          <table:table-cell/>
          <table:table-cell table:formula="of:=[.M136]-[.K136]" office:value-type="float" office:value="-1.037742081" calcext:value-type="float">
            <text:p>-1.037742081</text:p>
          </table:table-cell>
          <table:table-cell table:formula="of:=[.N136]-[.K136]" office:value-type="float" office:value="-0.493766578000006" calcext:value-type="float">
            <text:p>-0.493766578000006</text:p>
          </table:table-cell>
          <table:table-cell table:formula="of:=[.O136]-[.K136]" office:value-type="float" office:value="1.53150865799999" calcext:value-type="float">
            <text:p>1.53150865799999</text:p>
          </table:table-cell>
          <table:table-cell/>
          <table:table-cell table:formula="of:=POWER([.Q136];2)+POWER([.R136];2)+POWER([.S136];2)" office:value-type="float" office:value="3.666232829757" calcext:value-type="float">
            <text:p>3.66623282975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137]*[.D137]" office:value-type="float" office:value="-1" calcext:value-type="float">
            <text:p>-1</text:p>
          </table:table-cell>
          <table:table-cell table:formula="of:=[.C137]*[.E137]" office:value-type="float" office:value="1" calcext:value-type="float">
            <text:p>1</text:p>
          </table:table-cell>
          <table:table-cell table:formula="of:=[.D137]*[.E137]" office:value-type="float" office:value="-1" calcext:value-type="float">
            <text:p>-1</text:p>
          </table:table-cell>
          <table:table-cell table:formula="of:=[.C137]*[.D137]*[.E137]" office:value-type="float" office:value="-1" calcext:value-type="float">
            <text:p>-1</text:p>
          </table:table-cell>
          <table:table-cell/>
          <table:table-cell office:value-type="float" office:value="62.7595463658" calcext:value-type="float">
            <text:p>62.7595463658</text:p>
          </table:table-cell>
          <table:table-cell/>
          <table:table-cell table:formula="of:=67026966.2917/1000000" office:value-type="float" office:value="67.0269662917" calcext:value-type="float">
            <text:p>67.0269662917</text:p>
          </table:table-cell>
          <table:table-cell table:formula="of:=68383206.5278/1000000" office:value-type="float" office:value="68.3832065278" calcext:value-type="float">
            <text:p>68.3832065278</text:p>
          </table:table-cell>
          <table:table-cell table:formula="of:=52868466.2778/1000000" office:value-type="float" office:value="52.8684662778" calcext:value-type="float">
            <text:p>52.8684662778</text:p>
          </table:table-cell>
          <table:table-cell/>
          <table:table-cell table:formula="of:=[.M137]-[.K137]" office:value-type="float" office:value="4.26741992589999" calcext:value-type="float">
            <text:p>4.26741992589999</text:p>
          </table:table-cell>
          <table:table-cell table:formula="of:=[.N137]-[.K137]" office:value-type="float" office:value="5.623660162" calcext:value-type="float">
            <text:p>5.623660162</text:p>
          </table:table-cell>
          <table:table-cell table:formula="of:=[.O137]-[.K137]" office:value-type="float" office:value="-9.891080088" calcext:value-type="float">
            <text:p>-9.891080088</text:p>
          </table:table-cell>
          <table:table-cell/>
          <table:table-cell table:formula="of:=POWER([.Q137];2)+POWER([.R137];2)+POWER([.S137];2)" office:value-type="float" office:value="147.669891748864" calcext:value-type="float">
            <text:p>147.6698917488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8]*[.D138]" office:value-type="float" office:value="-1" calcext:value-type="float">
            <text:p>-1</text:p>
          </table:table-cell>
          <table:table-cell table:formula="of:=[.C138]*[.E138]" office:value-type="float" office:value="-1" calcext:value-type="float">
            <text:p>-1</text:p>
          </table:table-cell>
          <table:table-cell table:formula="of:=[.D138]*[.E138]" office:value-type="float" office:value="1" calcext:value-type="float">
            <text:p>1</text:p>
          </table:table-cell>
          <table:table-cell table:formula="of:=[.C138]*[.D138]*[.E138]" office:value-type="float" office:value="-1" calcext:value-type="float">
            <text:p>-1</text:p>
          </table:table-cell>
          <table:table-cell/>
          <table:table-cell office:value-type="float" office:value="107.755836998" calcext:value-type="float">
            <text:p>107.755836998</text:p>
          </table:table-cell>
          <table:table-cell/>
          <table:table-cell table:formula="of:=110502510.345/1000000" office:value-type="float" office:value="110.502510345" calcext:value-type="float">
            <text:p>110.502510345</text:p>
          </table:table-cell>
          <table:table-cell table:formula="of:=105730470.078/1000000" office:value-type="float" office:value="105.730470078" calcext:value-type="float">
            <text:p>105.730470078</text:p>
          </table:table-cell>
          <table:table-cell table:formula="of:=107034530.571/1000000" office:value-type="float" office:value="107.034530571" calcext:value-type="float">
            <text:p>107.034530571</text:p>
          </table:table-cell>
          <table:table-cell/>
          <table:table-cell table:formula="of:=[.M138]-[.K138]" office:value-type="float" office:value="2.746673347" calcext:value-type="float">
            <text:p>2.746673347</text:p>
          </table:table-cell>
          <table:table-cell table:formula="of:=[.N138]-[.K138]" office:value-type="float" office:value="-2.02536692000001" calcext:value-type="float">
            <text:p>-2.02536692000001</text:p>
          </table:table-cell>
          <table:table-cell table:formula="of:=[.O138]-[.K138]" office:value-type="float" office:value="-0.721306427000016" calcext:value-type="float">
            <text:p>-0.721306427000016</text:p>
          </table:table-cell>
          <table:table-cell/>
          <table:table-cell table:formula="of:=POWER([.Q138];2)+POWER([.R138];2)+POWER([.S138];2)" office:value-type="float" office:value="12.166608597382" calcext:value-type="float">
            <text:p>12.16660859738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139]*[.D139]" office:value-type="float" office:value="1" calcext:value-type="float">
            <text:p>1</text:p>
          </table:table-cell>
          <table:table-cell table:formula="of:=[.C139]*[.E139]" office:value-type="float" office:value="1" calcext:value-type="float">
            <text:p>1</text:p>
          </table:table-cell>
          <table:table-cell table:formula="of:=[.D139]*[.E139]" office:value-type="float" office:value="1" calcext:value-type="float">
            <text:p>1</text:p>
          </table:table-cell>
          <table:table-cell table:formula="of:=[.C139]*[.D139]*[.E139]" office:value-type="float" office:value="1" calcext:value-type="float">
            <text:p>1</text:p>
          </table:table-cell>
          <table:table-cell/>
          <table:table-cell office:value-type="float" office:value="69.6213855892" calcext:value-type="float">
            <text:p>69.6213855892</text:p>
          </table:table-cell>
          <table:table-cell/>
          <table:table-cell table:formula="of:=69422850.4507/1000000" office:value-type="float" office:value="69.4228504507" calcext:value-type="float">
            <text:p>69.4228504507</text:p>
          </table:table-cell>
          <table:table-cell table:formula="of:=71060076.8169/1000000" office:value-type="float" office:value="71.0600768169" calcext:value-type="float">
            <text:p>71.0600768169</text:p>
          </table:table-cell>
          <table:table-cell table:formula="of:=68381229.5/1000000" office:value-type="float" office:value="68.3812295" calcext:value-type="float">
            <text:p>68.3812295</text:p>
          </table:table-cell>
          <table:table-cell/>
          <table:table-cell table:formula="of:=[.M139]-[.K139]" office:value-type="float" office:value="-0.198535138500006" calcext:value-type="float">
            <text:p>-0.198535138500006</text:p>
          </table:table-cell>
          <table:table-cell table:formula="of:=[.N139]-[.K139]" office:value-type="float" office:value="1.43869122769999" calcext:value-type="float">
            <text:p>1.43869122769999</text:p>
          </table:table-cell>
          <table:table-cell table:formula="of:=[.O139]-[.K139]" office:value-type="float" office:value="-1.2401560892" calcext:value-type="float">
            <text:p>-1.2401560892</text:p>
          </table:table-cell>
          <table:table-cell/>
          <table:table-cell table:formula="of:=POWER([.Q139];2)+POWER([.R139];2)+POWER([.S139];2)" office:value-type="float" office:value="3.64723577545996" calcext:value-type="float">
            <text:p>3.64723577545996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132:.U139])" office:value-type="float" office:value="176.622611839536" calcext:value-type="float">
            <text:p>176.6226118395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131];2)" office:value-type="float" office:value="224747.663025136" calcext:value-type="float">
            <text:p>224747.663025136</text:p>
          </table:table-cell>
          <table:table-cell table:number-columns-repeated="5"/>
          <table:table-cell table:formula="of:=POWER([.M132];2)+POWER([.N132];2)+POWER([.O132];2)" office:value-type="float" office:value="55688.8302893455" calcext:value-type="float">
            <text:p>55688.830289345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131];2)" office:value-type="float" office:value="9451.46991615113" calcext:value-type="float">
            <text:p>9451.46991615113</text:p>
          </table:table-cell>
          <table:table-cell table:number-columns-repeated="5"/>
          <table:table-cell table:formula="of:=POWER([.M133];2)+POWER([.N133];2)+POWER([.O133];2)" office:value-type="float" office:value="27845.1106536307" calcext:value-type="float">
            <text:p>27845.110653630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131];2)" office:value-type="float" office:value="451.504380375041" calcext:value-type="float">
            <text:p>451.504380375041</text:p>
          </table:table-cell>
          <table:table-cell table:number-columns-repeated="5"/>
          <table:table-cell table:formula="of:=POWER([.M134];2)+POWER([.N134];2)+POWER([.O134];2)" office:value-type="float" office:value="38567.2554143934" calcext:value-type="float">
            <text:p>38567.25541439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131];2)" office:value-type="float" office:value="2149.87708718035" calcext:value-type="float">
            <text:p>2149.87708718035</text:p>
          </table:table-cell>
          <table:table-cell table:number-columns-repeated="5"/>
          <table:table-cell table:formula="of:=POWER([.M135];2)+POWER([.N135];2)+POWER([.O135];2)" office:value-type="float" office:value="18715.0095974129" calcext:value-type="float">
            <text:p>18715.009597412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131];2)" office:value-type="float" office:value="70.3947295348614" calcext:value-type="float">
            <text:p>70.3947295348614</text:p>
          </table:table-cell>
          <table:table-cell table:number-columns-repeated="5"/>
          <table:table-cell table:formula="of:=POWER([.M136];2)+POWER([.N136];2)+POWER([.O136];2)" office:value-type="float" office:value="35702.946089525" calcext:value-type="float">
            <text:p>35702.94608952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131];2)" office:value-type="float" office:value="38.7433451678498" calcext:value-type="float">
            <text:p>38.7433451678498</text:p>
          </table:table-cell>
          <table:table-cell table:number-columns-repeated="5"/>
          <table:table-cell table:formula="of:=POWER([.M137];2)+POWER([.N137];2)+POWER([.O137];2)" office:value-type="float" office:value="11963.9518718593" calcext:value-type="float">
            <text:p>11963.951871859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131];2)" office:value-type="float" office:value="785.316492851044" calcext:value-type="float">
            <text:p>785.316492851044</text:p>
          </table:table-cell>
          <table:table-cell table:number-columns-repeated="5"/>
          <table:table-cell table:formula="of:=POWER([.M138];2)+POWER([.N138];2)+POWER([.O138];2)" office:value-type="float" office:value="34846.127830016" calcext:value-type="float">
            <text:p>34846.1278300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131];2)" office:value-type="float" office:value="2.69938848712094" calcext:value-type="float">
            <text:p>2.69938848712094</text:p>
          </table:table-cell>
          <table:table-cell table:number-columns-repeated="5"/>
          <table:table-cell table:formula="of:=POWER([.M139];2)+POWER([.N139];2)+POWER([.O139];2)" office:value-type="float" office:value="14545.0592298557" calcext:value-type="float">
            <text:p>14545.059229855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table:formula="of:=SUM([.K142:.K149])" office:value-type="float" office:value="237874.290976039" calcext:value-type="float">
            <text:p>237874.290976039</text:p>
          </table:table-cell>
          <table:table-cell table:number-columns-repeated="5"/>
          <table:table-cell table:formula="of:=SUM([.K142:.K149])" office:value-type="float" office:value="237874.290976039" calcext:value-type="float">
            <text:p>237874.29097603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150]-[.E142]" office:value-type="float" office:value="13126.6279509027" calcext:value-type="float">
            <text:p>13126.6279509027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formula="of:=[.E143]/[.E151]*100" office:value-type="float" office:value="72.0022686062428" calcext:value-type="float">
            <text:p>72.002268606242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formula="of:=[.E144]/[.E151]*100" office:value-type="float" office:value="3.43960674488371" calcext:value-type="float">
            <text:p>3.4396067448837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formula="of:=[.E145]/[.E151]*100" office:value-type="float" office:value="16.3779844695949" calcext:value-type="float">
            <text:p>16.377984469594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formula="of:=[.E146]/[.E151]*100" office:value-type="float" office:value="0.536274280021933" calcext:value-type="float">
            <text:p>0.53627428002193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formula="of:=[.E147]/[.E151]*100" office:value-type="float" office:value="0.295150782918208" calcext:value-type="float">
            <text:p>0.29515078291820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formula="of:=[.E148]/[.E151]*100" office:value-type="float" office:value="5.98262170443428" calcext:value-type="float">
            <text:p>5.9826217044342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formula="of:=[.E149]/[.E151]*100" office:value-type="float" office:value="0.0205642187560843" calcext:value-type="float">
            <text:p>0.02056421875608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formula="of:=SUM([.E154:.E160])" office:value-type="float" office:value="98.6544708068519" calcext:value-type="float">
            <text:p>98.654470806851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formula="of:=100-[.E161]" office:value-type="float" office:value="1.34552919314811" calcext:value-type="float">
            <text:p>1.34552919314811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Throughput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169]*[.E169]" office:value-type="float" office:value="1" calcext:value-type="float">
            <text:p>1</text:p>
          </table:table-cell>
          <table:table-cell table:formula="of:=[.D169]*[.F169]" office:value-type="float" office:value="1" calcext:value-type="float">
            <text:p>1</text:p>
          </table:table-cell>
          <table:table-cell table:formula="of:=[.E169]*[.F169]" office:value-type="float" office:value="1" calcext:value-type="float">
            <text:p>1</text:p>
          </table:table-cell>
          <table:table-cell table:formula="of:=[.D169]*[.E169]*[.F169]" office:value-type="float" office:value="-1" calcext:value-type="float">
            <text:p>-1</text:p>
          </table:table-cell>
          <table:table-cell/>
          <table:table-cell office:value-type="float" office:value="1393.60354721" calcext:value-type="float">
            <text:p>1393.603547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70]*[.E170]" office:value-type="float" office:value="-1" calcext:value-type="float">
            <text:p>-1</text:p>
          </table:table-cell>
          <table:table-cell table:formula="of:=[.D170]*[.F170]" office:value-type="float" office:value="-1" calcext:value-type="float">
            <text:p>-1</text:p>
          </table:table-cell>
          <table:table-cell table:formula="of:=[.E170]*[.F170]" office:value-type="float" office:value="1" calcext:value-type="float">
            <text:p>1</text:p>
          </table:table-cell>
          <table:table-cell table:formula="of:=[.D170]*[.E170]*[.F170]" office:value-type="float" office:value="1" calcext:value-type="float">
            <text:p>1</text:p>
          </table:table-cell>
          <table:table-cell/>
          <table:table-cell office:value-type="float" office:value="1953.31018519" calcext:value-type="float">
            <text:p>1953.310185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171]*[.E171]" office:value-type="float" office:value="-1" calcext:value-type="float">
            <text:p>-1</text:p>
          </table:table-cell>
          <table:table-cell table:formula="of:=[.D171]*[.F171]" office:value-type="float" office:value="1" calcext:value-type="float">
            <text:p>1</text:p>
          </table:table-cell>
          <table:table-cell table:formula="of:=[.E171]*[.F171]" office:value-type="float" office:value="-1" calcext:value-type="float">
            <text:p>-1</text:p>
          </table:table-cell>
          <table:table-cell table:formula="of:=[.D171]*[.E171]*[.F171]" office:value-type="float" office:value="1" calcext:value-type="float">
            <text:p>1</text:p>
          </table:table-cell>
          <table:table-cell/>
          <table:table-cell office:value-type="float" office:value="1678.26473657" calcext:value-type="float">
            <text:p>1678.264736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172]*[.E172]" office:value-type="float" office:value="1" calcext:value-type="float">
            <text:p>1</text:p>
          </table:table-cell>
          <table:table-cell table:formula="of:=[.D172]*[.F172]" office:value-type="float" office:value="-1" calcext:value-type="float">
            <text:p>-1</text:p>
          </table:table-cell>
          <table:table-cell table:formula="of:=[.E172]*[.F172]" office:value-type="float" office:value="-1" calcext:value-type="float">
            <text:p>-1</text:p>
          </table:table-cell>
          <table:table-cell table:formula="of:=[.D172]*[.E172]*[.F172]" office:value-type="float" office:value="-1" calcext:value-type="float">
            <text:p>-1</text:p>
          </table:table-cell>
          <table:table-cell/>
          <table:table-cell office:value-type="float" office:value="2389.56279343" calcext:value-type="float">
            <text:p>2389.562793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173]*[.E173]" office:value-type="float" office:value="1" calcext:value-type="float">
            <text:p>1</text:p>
          </table:table-cell>
          <table:table-cell table:formula="of:=[.D173]*[.F173]" office:value-type="float" office:value="-1" calcext:value-type="float">
            <text:p>-1</text:p>
          </table:table-cell>
          <table:table-cell table:formula="of:=[.E173]*[.F173]" office:value-type="float" office:value="-1" calcext:value-type="float">
            <text:p>-1</text:p>
          </table:table-cell>
          <table:table-cell table:formula="of:=[.D173]*[.E173]*[.F173]" office:value-type="float" office:value="1" calcext:value-type="float">
            <text:p>1</text:p>
          </table:table-cell>
          <table:table-cell/>
          <table:table-cell office:value-type="float" office:value="1720.66001565" calcext:value-type="float">
            <text:p>1720.660015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174]*[.E174]" office:value-type="float" office:value="-1" calcext:value-type="float">
            <text:p>-1</text:p>
          </table:table-cell>
          <table:table-cell table:formula="of:=[.D174]*[.F174]" office:value-type="float" office:value="1" calcext:value-type="float">
            <text:p>1</text:p>
          </table:table-cell>
          <table:table-cell table:formula="of:=[.E174]*[.F174]" office:value-type="float" office:value="-1" calcext:value-type="float">
            <text:p>-1</text:p>
          </table:table-cell>
          <table:table-cell table:formula="of:=[.D174]*[.E174]*[.F174]" office:value-type="float" office:value="-1" calcext:value-type="float">
            <text:p>-1</text:p>
          </table:table-cell>
          <table:table-cell/>
          <table:table-cell office:value-type="float" office:value="2546.70070423" calcext:value-type="float">
            <text:p>2546.700704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75]*[.E175]" office:value-type="float" office:value="-1" calcext:value-type="float">
            <text:p>-1</text:p>
          </table:table-cell>
          <table:table-cell table:formula="of:=[.D175]*[.F175]" office:value-type="float" office:value="-1" calcext:value-type="float">
            <text:p>-1</text:p>
          </table:table-cell>
          <table:table-cell table:formula="of:=[.E175]*[.F175]" office:value-type="float" office:value="1" calcext:value-type="float">
            <text:p>1</text:p>
          </table:table-cell>
          <table:table-cell table:formula="of:=[.D175]*[.E175]*[.F175]" office:value-type="float" office:value="-1" calcext:value-type="float">
            <text:p>-1</text:p>
          </table:table-cell>
          <table:table-cell/>
          <table:table-cell office:value-type="float" office:value="1773.31924883" calcext:value-type="float">
            <text:p>1773.319248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176]*[.E176]" office:value-type="float" office:value="1" calcext:value-type="float">
            <text:p>1</text:p>
          </table:table-cell>
          <table:table-cell table:formula="of:=[.D176]*[.F176]" office:value-type="float" office:value="1" calcext:value-type="float">
            <text:p>1</text:p>
          </table:table-cell>
          <table:table-cell table:formula="of:=[.E176]*[.F176]" office:value-type="float" office:value="1" calcext:value-type="float">
            <text:p>1</text:p>
          </table:table-cell>
          <table:table-cell table:formula="of:=[.D176]*[.E176]*[.F176]" office:value-type="float" office:value="1" calcext:value-type="float">
            <text:p>1</text:p>
          </table:table-cell>
          <table:table-cell/>
          <table:table-cell office:value-type="float" office:value="2691.10328639" calcext:value-type="float">
            <text:p>2691.1032863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169:.L176])" office:value-type="float" office:value="16146.5245175" calcext:value-type="float">
            <text:p>16146.5245175</text:p>
          </table:table-cell>
          <table:table-cell table:formula="of:=[.D169]*[.L169]+[.D170]*[.L170]+[.D171]*[.L171]+[.D172]*[.L172]+[.D173]*[.L173]+[.D174]*[.L174]+[.D175]*[.L175]+[.D176]*[.L176]" office:value-type="float" office:value="3014.82942098" calcext:value-type="float">
            <text:p>3014.82942098</text:p>
          </table:table-cell>
          <table:table-cell table:formula="of:=[.E169]*[.L169]+[.E170]*[.L170]+[.E171]*[.L171]+[.E172]*[.L172]+[.E173]*[.L173]+[.E174]*[.L174]+[.E175]*[.L175]+[.E176]*[.L176]" office:value-type="float" office:value="917.975612939999" calcext:value-type="float">
            <text:p>917.975612939999</text:p>
          </table:table-cell>
          <table:table-cell table:formula="of:=[.F169]*[.L169]+[.F170]*[.L170]+[.F171]*[.L171]+[.F172]*[.L172]+[.F173]*[.L173]+[.F174]*[.L174]+[.F175]*[.L175]+[.F176]*[.L176]" office:value-type="float" office:value="1317.0419927" calcext:value-type="float">
            <text:p>1317.0419927</text:p>
          </table:table-cell>
          <table:table-cell table:formula="of:=[.G169]*[.L169]+[.G170]*[.L170]+[.G171]*[.L171]+[.G172]*[.L172]+[.G173]*[.L173]+[.G174]*[.L174]+[.G175]*[.L175]+[.G176]*[.L176]" office:value-type="float" office:value="243.334767859999" calcext:value-type="float">
            <text:p>243.334767859999</text:p>
          </table:table-cell>
          <table:table-cell table:formula="of:=[.H169]*[.L169]+[.H170]*[.L170]+[.H171]*[.L171]+[.H172]*[.L172]+[.H173]*[.L173]+[.H174]*[.L174]+[.H175]*[.L175]+[.H176]*[.L176]" office:value-type="float" office:value="472.8200313" calcext:value-type="float">
            <text:p>472.8200313</text:p>
          </table:table-cell>
          <table:table-cell table:formula="of:=[.I169]*[.L169]+[.I170]*[.L170]+[.I171]*[.L171]+[.I172]*[.L172]+[.I173]*[.L173]+[.I174]*[.L174]+[.I175]*[.L175]+[.I176]*[.L176]" office:value-type="float" office:value="-523.85198226" calcext:value-type="float">
            <text:p>-523.85198226</text:p>
          </table:table-cell>
          <table:table-cell table:formula="of:=[.J169]*[.L169]+[.J170]*[.L170]+[.J171]*[.L171]+[.J172]*[.L172]+[.J173]*[.L173]+[.J174]*[.L174]+[.J175]*[.L175]+[.J176]*[.L176]" office:value-type="float" office:value="-59.8480699000002" calcext:value-type="float">
            <text:p>-59.8480699000002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77]/8" office:value-type="float" office:value="2018.3155646875" calcext:value-type="float">
            <text:p>2018.3155646875</text:p>
          </table:table-cell>
          <table:table-cell table:formula="of:=[.D177]/8" office:value-type="float" office:value="376.8536776225" calcext:value-type="float">
            <text:p>376.8536776225</text:p>
          </table:table-cell>
          <table:table-cell table:formula="of:=[.E177]/8" office:value-type="float" office:value="114.7469516175" calcext:value-type="float">
            <text:p>114.7469516175</text:p>
          </table:table-cell>
          <table:table-cell table:formula="of:=[.F177]/8" office:value-type="float" office:value="164.6302490875" calcext:value-type="float">
            <text:p>164.6302490875</text:p>
          </table:table-cell>
          <table:table-cell table:formula="of:=[.G177]/8" office:value-type="float" office:value="30.4168459824999" calcext:value-type="float">
            <text:p>30.4168459824999</text:p>
          </table:table-cell>
          <table:table-cell table:formula="of:=[.H177]/8" office:value-type="float" office:value="59.1025039125" calcext:value-type="float">
            <text:p>59.1025039125</text:p>
          </table:table-cell>
          <table:table-cell table:formula="of:=[.I177]/8" office:value-type="float" office:value="-65.4814977825" calcext:value-type="float">
            <text:p>-65.4814977825</text:p>
          </table:table-cell>
          <table:table-cell table:formula="of:=[.J177]/8" office:value-type="float" office:value="-7.48100873750002" calcext:value-type="float">
            <text:p>-7.48100873750002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18.3155646875" calcext:value-type="float">
            <text:p>2018.3155646875</text:p>
          </table:table-cell>
          <table:table-cell office:value-type="float" office:value="376.8536776225" calcext:value-type="float">
            <text:p>376.8536776225</text:p>
          </table:table-cell>
          <table:table-cell office:value-type="float" office:value="114.7469516175" calcext:value-type="float">
            <text:p>114.7469516175</text:p>
          </table:table-cell>
          <table:table-cell office:value-type="float" office:value="164.6302490875" calcext:value-type="float">
            <text:p>164.6302490875</text:p>
          </table:table-cell>
          <table:table-cell office:value-type="float" office:value="30.4168459824999" calcext:value-type="float">
            <text:p>30.4168459824999</text:p>
          </table:table-cell>
          <table:table-cell office:value-type="float" office:value="59.1025039125" calcext:value-type="float">
            <text:p>59.1025039125</text:p>
          </table:table-cell>
          <table:table-cell office:value-type="float" office:value="-65.4814977825" calcext:value-type="float">
            <text:p>-65.4814977825</text:p>
          </table:table-cell>
          <table:table-cell office:value-type="float" office:value="-7.48100873750002" calcext:value-type="float">
            <text:p>-7.48100873750002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186]*[.D186]" office:value-type="float" office:value="1" calcext:value-type="float">
            <text:p>1</text:p>
          </table:table-cell>
          <table:table-cell table:formula="of:=[.C186]*[.E186]" office:value-type="float" office:value="1" calcext:value-type="float">
            <text:p>1</text:p>
          </table:table-cell>
          <table:table-cell table:formula="of:=[.D186]*[.E186]" office:value-type="float" office:value="1" calcext:value-type="float">
            <text:p>1</text:p>
          </table:table-cell>
          <table:table-cell table:formula="of:=[.C186]*[.D186]*[.E186]" office:value-type="float" office:value="-1" calcext:value-type="float">
            <text:p>-1</text:p>
          </table:table-cell>
          <table:table-cell/>
          <table:table-cell office:value-type="float" office:value="1393.60354721" calcext:value-type="float">
            <text:p>1393.60354721</text:p>
          </table:table-cell>
          <table:table-cell/>
          <table:table-cell office:value-type="float" office:value="1390.38028169" calcext:value-type="float">
            <text:p>1390.38028169</text:p>
          </table:table-cell>
          <table:table-cell office:value-type="float" office:value="1385.98591549" calcext:value-type="float">
            <text:p>1385.98591549</text:p>
          </table:table-cell>
          <table:table-cell office:value-type="float" office:value="1404.44444444" calcext:value-type="float">
            <text:p>1404.44444444</text:p>
          </table:table-cell>
          <table:table-cell/>
          <table:table-cell table:formula="of:=[.M186]-[.K186]" office:value-type="float" office:value="-3.22326552000004" calcext:value-type="float">
            <text:p>-3.22326552000004</text:p>
          </table:table-cell>
          <table:table-cell table:formula="of:=[.N186]-[.K186]" office:value-type="float" office:value="-7.61763171999996" calcext:value-type="float">
            <text:p>-7.61763171999996</text:p>
          </table:table-cell>
          <table:table-cell table:formula="of:=[.O186]-[.K186]" office:value-type="float" office:value="10.8408972300001" calcext:value-type="float">
            <text:p>10.8408972300001</text:p>
          </table:table-cell>
          <table:table-cell/>
          <table:table-cell table:formula="of:=POWER([.Q186];2)+POWER([.R186];2)+POWER([.S186];2)" office:value-type="float" office:value="185.942806385395" calcext:value-type="float">
            <text:p>185.94280638539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187]*[.D187]" office:value-type="float" office:value="-1" calcext:value-type="float">
            <text:p>-1</text:p>
          </table:table-cell>
          <table:table-cell table:formula="of:=[.C187]*[.E187]" office:value-type="float" office:value="-1" calcext:value-type="float">
            <text:p>-1</text:p>
          </table:table-cell>
          <table:table-cell table:formula="of:=[.D187]*[.E187]" office:value-type="float" office:value="1" calcext:value-type="float">
            <text:p>1</text:p>
          </table:table-cell>
          <table:table-cell table:formula="of:=[.C187]*[.D187]*[.E187]" office:value-type="float" office:value="1" calcext:value-type="float">
            <text:p>1</text:p>
          </table:table-cell>
          <table:table-cell/>
          <table:table-cell office:value-type="float" office:value="1953.31018519" calcext:value-type="float">
            <text:p>1953.31018519</text:p>
          </table:table-cell>
          <table:table-cell/>
          <table:table-cell office:value-type="float" office:value="1954.25" calcext:value-type="float">
            <text:p>1954.25</text:p>
          </table:table-cell>
          <table:table-cell office:value-type="float" office:value="1961.79166667" calcext:value-type="float">
            <text:p>1961.79166667</text:p>
          </table:table-cell>
          <table:table-cell office:value-type="float" office:value="1943.88888889" calcext:value-type="float">
            <text:p>1943.88888889</text:p>
          </table:table-cell>
          <table:table-cell/>
          <table:table-cell table:formula="of:=[.M187]-[.K187]" office:value-type="float" office:value="0.939814809999916" calcext:value-type="float">
            <text:p>0.939814809999916</text:p>
          </table:table-cell>
          <table:table-cell table:formula="of:=[.N187]-[.K187]" office:value-type="float" office:value="8.48148147999996" calcext:value-type="float">
            <text:p>8.48148147999996</text:p>
          </table:table-cell>
          <table:table-cell table:formula="of:=[.O187]-[.K187]" office:value-type="float" office:value="-9.42129629999999" calcext:value-type="float">
            <text:p>-9.42129629999999</text:p>
          </table:table-cell>
          <table:table-cell/>
          <table:table-cell table:formula="of:=POWER([.Q187];2)+POWER([.R187];2)+POWER([.S187];2)" office:value-type="float" office:value="161.579603945071" calcext:value-type="float">
            <text:p>161.5796039450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188]*[.D188]" office:value-type="float" office:value="-1" calcext:value-type="float">
            <text:p>-1</text:p>
          </table:table-cell>
          <table:table-cell table:formula="of:=[.C188]*[.E188]" office:value-type="float" office:value="1" calcext:value-type="float">
            <text:p>1</text:p>
          </table:table-cell>
          <table:table-cell table:formula="of:=[.D188]*[.E188]" office:value-type="float" office:value="-1" calcext:value-type="float">
            <text:p>-1</text:p>
          </table:table-cell>
          <table:table-cell table:formula="of:=[.C188]*[.D188]*[.E188]" office:value-type="float" office:value="1" calcext:value-type="float">
            <text:p>1</text:p>
          </table:table-cell>
          <table:table-cell/>
          <table:table-cell office:value-type="float" office:value="1678.26473657" calcext:value-type="float">
            <text:p>1678.26473657</text:p>
          </table:table-cell>
          <table:table-cell/>
          <table:table-cell office:value-type="float" office:value="1651.96322379" calcext:value-type="float">
            <text:p>1651.96322379</text:p>
          </table:table-cell>
          <table:table-cell office:value-type="float" office:value="1681.08450704" calcext:value-type="float">
            <text:p>1681.08450704</text:p>
          </table:table-cell>
          <table:table-cell office:value-type="float" office:value="1701.74647887" calcext:value-type="float">
            <text:p>1701.74647887</text:p>
          </table:table-cell>
          <table:table-cell/>
          <table:table-cell table:formula="of:=[.M188]-[.K188]" office:value-type="float" office:value="-26.3015127799999" calcext:value-type="float">
            <text:p>-26.3015127799999</text:p>
          </table:table-cell>
          <table:table-cell table:formula="of:=[.N188]-[.K188]" office:value-type="float" office:value="2.81977047000009" calcext:value-type="float">
            <text:p>2.81977047000009</text:p>
          </table:table-cell>
          <table:table-cell table:formula="of:=[.O188]-[.K188]" office:value-type="float" office:value="23.4817423" calcext:value-type="float">
            <text:p>23.4817423</text:p>
          </table:table-cell>
          <table:table-cell/>
          <table:table-cell table:formula="of:=POWER([.Q188];2)+POWER([.R188];2)+POWER([.S188];2)" office:value-type="float" office:value="1251.11290146359" calcext:value-type="float">
            <text:p>1251.11290146359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189]*[.D189]" office:value-type="float" office:value="1" calcext:value-type="float">
            <text:p>1</text:p>
          </table:table-cell>
          <table:table-cell table:formula="of:=[.C189]*[.E189]" office:value-type="float" office:value="-1" calcext:value-type="float">
            <text:p>-1</text:p>
          </table:table-cell>
          <table:table-cell table:formula="of:=[.D189]*[.E189]" office:value-type="float" office:value="-1" calcext:value-type="float">
            <text:p>-1</text:p>
          </table:table-cell>
          <table:table-cell table:formula="of:=[.C189]*[.D189]*[.E189]" office:value-type="float" office:value="-1" calcext:value-type="float">
            <text:p>-1</text:p>
          </table:table-cell>
          <table:table-cell/>
          <table:table-cell office:value-type="float" office:value="2389.56279343" calcext:value-type="float">
            <text:p>2389.56279343</text:p>
          </table:table-cell>
          <table:table-cell/>
          <table:table-cell office:value-type="float" office:value="2359.70246479" calcext:value-type="float">
            <text:p>2359.70246479</text:p>
          </table:table-cell>
          <table:table-cell office:value-type="float" office:value="2396.42253521" calcext:value-type="float">
            <text:p>2396.42253521</text:p>
          </table:table-cell>
          <table:table-cell office:value-type="float" office:value="2412.56338028" calcext:value-type="float">
            <text:p>2412.56338028</text:p>
          </table:table-cell>
          <table:table-cell/>
          <table:table-cell table:formula="of:=[.M189]-[.K189]" office:value-type="float" office:value="-29.8603286400003" calcext:value-type="float">
            <text:p>-29.8603286400003</text:p>
          </table:table-cell>
          <table:table-cell table:formula="of:=[.N189]-[.K189]" office:value-type="float" office:value="6.85974178000015" calcext:value-type="float">
            <text:p>6.85974178000015</text:p>
          </table:table-cell>
          <table:table-cell table:formula="of:=[.O189]-[.K189]" office:value-type="float" office:value="23.0005868499998" calcext:value-type="float">
            <text:p>23.0005868499998</text:p>
          </table:table-cell>
          <table:table-cell/>
          <table:table-cell table:formula="of:=POWER([.Q189];2)+POWER([.R189];2)+POWER([.S189];2)" office:value-type="float" office:value="1467.72227922148" calcext:value-type="float">
            <text:p>1467.72227922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190]*[.D190]" office:value-type="float" office:value="1" calcext:value-type="float">
            <text:p>1</text:p>
          </table:table-cell>
          <table:table-cell table:formula="of:=[.C190]*[.E190]" office:value-type="float" office:value="-1" calcext:value-type="float">
            <text:p>-1</text:p>
          </table:table-cell>
          <table:table-cell table:formula="of:=[.D190]*[.E190]" office:value-type="float" office:value="-1" calcext:value-type="float">
            <text:p>-1</text:p>
          </table:table-cell>
          <table:table-cell table:formula="of:=[.C190]*[.D190]*[.E190]" office:value-type="float" office:value="1" calcext:value-type="float">
            <text:p>1</text:p>
          </table:table-cell>
          <table:table-cell/>
          <table:table-cell office:value-type="float" office:value="1720.66001565" calcext:value-type="float">
            <text:p>1720.66001565</text:p>
          </table:table-cell>
          <table:table-cell/>
          <table:table-cell office:value-type="float" office:value="1729.56338028" calcext:value-type="float">
            <text:p>1729.56338028</text:p>
          </table:table-cell>
          <table:table-cell office:value-type="float" office:value="1728.72222222" calcext:value-type="float">
            <text:p>1728.72222222</text:p>
          </table:table-cell>
          <table:table-cell office:value-type="float" office:value="1703.69444444" calcext:value-type="float">
            <text:p>1703.69444444</text:p>
          </table:table-cell>
          <table:table-cell/>
          <table:table-cell table:formula="of:=[.M190]-[.K190]" office:value-type="float" office:value="8.90336462999994" calcext:value-type="float">
            <text:p>8.90336462999994</text:p>
          </table:table-cell>
          <table:table-cell table:formula="of:=[.N190]-[.K190]" office:value-type="float" office:value="8.06220656999994" calcext:value-type="float">
            <text:p>8.06220656999994</text:p>
          </table:table-cell>
          <table:table-cell table:formula="of:=[.O190]-[.K190]" office:value-type="float" office:value="-16.96557121" calcext:value-type="float">
            <text:p>-16.96557121</text:p>
          </table:table-cell>
          <table:table-cell/>
          <table:table-cell table:formula="of:=POWER([.Q190];2)+POWER([.R190];2)+POWER([.S190];2)" office:value-type="float" office:value="432.099682993665" calcext:value-type="float">
            <text:p>432.09968299366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191]*[.D191]" office:value-type="float" office:value="-1" calcext:value-type="float">
            <text:p>-1</text:p>
          </table:table-cell>
          <table:table-cell table:formula="of:=[.C191]*[.E191]" office:value-type="float" office:value="1" calcext:value-type="float">
            <text:p>1</text:p>
          </table:table-cell>
          <table:table-cell table:formula="of:=[.D191]*[.E191]" office:value-type="float" office:value="-1" calcext:value-type="float">
            <text:p>-1</text:p>
          </table:table-cell>
          <table:table-cell table:formula="of:=[.C191]*[.D191]*[.E191]" office:value-type="float" office:value="-1" calcext:value-type="float">
            <text:p>-1</text:p>
          </table:table-cell>
          <table:table-cell/>
          <table:table-cell office:value-type="float" office:value="2546.70070423" calcext:value-type="float">
            <text:p>2546.70070423</text:p>
          </table:table-cell>
          <table:table-cell/>
          <table:table-cell office:value-type="float" office:value="2573.27777778" calcext:value-type="float">
            <text:p>2573.27777778</text:p>
          </table:table-cell>
          <table:table-cell office:value-type="float" office:value="2543.47222222" calcext:value-type="float">
            <text:p>2543.47222222</text:p>
          </table:table-cell>
          <table:table-cell office:value-type="float" office:value="2523.35211268" calcext:value-type="float">
            <text:p>2523.35211268</text:p>
          </table:table-cell>
          <table:table-cell/>
          <table:table-cell table:formula="of:=[.M191]-[.K191]" office:value-type="float" office:value="26.57707355" calcext:value-type="float">
            <text:p>26.57707355</text:p>
          </table:table-cell>
          <table:table-cell table:formula="of:=[.N191]-[.K191]" office:value-type="float" office:value="-3.22848201000033" calcext:value-type="float">
            <text:p>-3.22848201000033</text:p>
          </table:table-cell>
          <table:table-cell table:formula="of:=[.O191]-[.K191]" office:value-type="float" office:value="-23.34859155" calcext:value-type="float">
            <text:p>-23.34859155</text:p>
          </table:table-cell>
          <table:table-cell/>
          <table:table-cell table:formula="of:=POWER([.Q191];2)+POWER([.R191];2)+POWER([.S191];2)" office:value-type="float" office:value="1261.92066193974" calcext:value-type="float">
            <text:p>1261.920661939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2]*[.D192]" office:value-type="float" office:value="-1" calcext:value-type="float">
            <text:p>-1</text:p>
          </table:table-cell>
          <table:table-cell table:formula="of:=[.C192]*[.E192]" office:value-type="float" office:value="-1" calcext:value-type="float">
            <text:p>-1</text:p>
          </table:table-cell>
          <table:table-cell table:formula="of:=[.D192]*[.E192]" office:value-type="float" office:value="1" calcext:value-type="float">
            <text:p>1</text:p>
          </table:table-cell>
          <table:table-cell table:formula="of:=[.C192]*[.D192]*[.E192]" office:value-type="float" office:value="-1" calcext:value-type="float">
            <text:p>-1</text:p>
          </table:table-cell>
          <table:table-cell/>
          <table:table-cell office:value-type="float" office:value="1773.31924883" calcext:value-type="float">
            <text:p>1773.31924883</text:p>
          </table:table-cell>
          <table:table-cell/>
          <table:table-cell office:value-type="float" office:value="1735.71830986" calcext:value-type="float">
            <text:p>1735.71830986</text:p>
          </table:table-cell>
          <table:table-cell office:value-type="float" office:value="1806.64788732" calcext:value-type="float">
            <text:p>1806.64788732</text:p>
          </table:table-cell>
          <table:table-cell office:value-type="float" office:value="1777.5915493" calcext:value-type="float">
            <text:p>1777.5915493</text:p>
          </table:table-cell>
          <table:table-cell/>
          <table:table-cell table:formula="of:=[.M192]-[.K192]" office:value-type="float" office:value="-37.60093897" calcext:value-type="float">
            <text:p>-37.60093897</text:p>
          </table:table-cell>
          <table:table-cell table:formula="of:=[.N192]-[.K192]" office:value-type="float" office:value="33.32863849" calcext:value-type="float">
            <text:p>33.32863849</text:p>
          </table:table-cell>
          <table:table-cell table:formula="of:=[.O192]-[.K192]" office:value-type="float" office:value="4.27230046999989" calcext:value-type="float">
            <text:p>4.27230046999989</text:p>
          </table:table-cell>
          <table:table-cell/>
          <table:table-cell table:formula="of:=POWER([.Q192];2)+POWER([.R192];2)+POWER([.S192];2)" office:value-type="float" office:value="2542.88130632874" calcext:value-type="float">
            <text:p>2542.88130632874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193]*[.D193]" office:value-type="float" office:value="1" calcext:value-type="float">
            <text:p>1</text:p>
          </table:table-cell>
          <table:table-cell table:formula="of:=[.C193]*[.E193]" office:value-type="float" office:value="1" calcext:value-type="float">
            <text:p>1</text:p>
          </table:table-cell>
          <table:table-cell table:formula="of:=[.D193]*[.E193]" office:value-type="float" office:value="1" calcext:value-type="float">
            <text:p>1</text:p>
          </table:table-cell>
          <table:table-cell table:formula="of:=[.C193]*[.D193]*[.E193]" office:value-type="float" office:value="1" calcext:value-type="float">
            <text:p>1</text:p>
          </table:table-cell>
          <table:table-cell/>
          <table:table-cell office:value-type="float" office:value="2691.10328639" calcext:value-type="float">
            <text:p>2691.10328639</text:p>
          </table:table-cell>
          <table:table-cell/>
          <table:table-cell office:value-type="float" office:value="2699.9859155" calcext:value-type="float">
            <text:p>2699.9859155</text:p>
          </table:table-cell>
          <table:table-cell office:value-type="float" office:value="2640.52112676" calcext:value-type="float">
            <text:p>2640.52112676</text:p>
          </table:table-cell>
          <table:table-cell office:value-type="float" office:value="2732.8028169" calcext:value-type="float">
            <text:p>2732.8028169</text:p>
          </table:table-cell>
          <table:table-cell/>
          <table:table-cell table:formula="of:=[.M193]-[.K193]" office:value-type="float" office:value="8.88262910999993" calcext:value-type="float">
            <text:p>8.88262910999993</text:p>
          </table:table-cell>
          <table:table-cell table:formula="of:=[.N193]-[.K193]" office:value-type="float" office:value="-50.5821596300002" calcext:value-type="float">
            <text:p>-50.5821596300002</text:p>
          </table:table-cell>
          <table:table-cell table:formula="of:=[.O193]-[.K193]" office:value-type="float" office:value="41.6995305099999" calcext:value-type="float">
            <text:p>41.6995305099999</text:p>
          </table:table-cell>
          <table:table-cell/>
          <table:table-cell table:formula="of:=POWER([.Q193];2)+POWER([.R193];2)+POWER([.S193];2)" office:value-type="float" office:value="4376.30681749506" calcext:value-type="float">
            <text:p>4376.30681749506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186:.U193])" office:value-type="float" office:value="11679.5660597727" calcext:value-type="float">
            <text:p>11679.56605977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185];2)" office:value-type="float" office:value="97766345.2478357" calcext:value-type="float">
            <text:p>97766345.2478357</text:p>
          </table:table-cell>
          <table:table-cell table:number-columns-repeated="5"/>
          <table:table-cell table:formula="of:=POWER([.M186];2)+POWER([.N186];2)+POWER([.O186];2)" office:value-type="float" office:value="5826578.4831674" calcext:value-type="float">
            <text:p>5826578.483167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185];2)" office:value-type="float" office:value="3408448.66410248" calcext:value-type="float">
            <text:p>3408448.66410248</text:p>
          </table:table-cell>
          <table:table-cell table:number-columns-repeated="5"/>
          <table:table-cell table:formula="of:=POWER([.M187];2)+POWER([.N187];2)+POWER([.O187];2)" office:value-type="float" office:value="11446423.6182659" calcext:value-type="float">
            <text:p>11446423.618265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185];2)" office:value-type="float" office:value="316004.709732213" calcext:value-type="float">
            <text:p>316004.709732213</text:p>
          </table:table-cell>
          <table:table-cell table:number-columns-repeated="5"/>
          <table:table-cell table:formula="of:=POWER([.M188];2)+POWER([.N188];2)+POWER([.O188];2)" office:value-type="float" office:value="8450968.69091101" calcext:value-type="float">
            <text:p>8450968.6909110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185];2)" office:value-type="float" office:value="650474.853950695" calcext:value-type="float">
            <text:p>650474.853950695</text:p>
          </table:table-cell>
          <table:table-cell table:number-columns-repeated="5"/>
          <table:table-cell table:formula="of:=POWER([.M189];2)+POWER([.N189];2)+POWER([.O189];2)" office:value-type="float" office:value="17131498.7534664" calcext:value-type="float">
            <text:p>17131498.753466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185];2)" office:value-type="float" office:value="22204.4284685549" calcext:value-type="float">
            <text:p>22204.4284685549</text:p>
          </table:table-cell>
          <table:table-cell table:number-columns-repeated="5"/>
          <table:table-cell table:formula="of:=POWER([.M190];2)+POWER([.N190];2)+POWER([.O190];2)" office:value-type="float" office:value="8882444.76801856" calcext:value-type="float">
            <text:p>8882444.7680185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185];2)" office:value-type="float" office:value="83834.5432494499" calcext:value-type="float">
            <text:p>83834.5432494499</text:p>
          </table:table-cell>
          <table:table-cell table:number-columns-repeated="5"/>
          <table:table-cell table:formula="of:=POWER([.M191];2)+POWER([.N191];2)+POWER([.O191];2)" office:value-type="float" office:value="19458315.3513877" calcext:value-type="float">
            <text:p>19458315.351387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185];2)" office:value-type="float" office:value="102907.837244149" calcext:value-type="float">
            <text:p>102907.837244149</text:p>
          </table:table-cell>
          <table:table-cell table:number-columns-repeated="5"/>
          <table:table-cell table:formula="of:=POWER([.M192];2)+POWER([.N192];2)+POWER([.O192];2)" office:value-type="float" office:value="9436526.35608385" calcext:value-type="float">
            <text:p>9436526.3560838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185];2)" office:value-type="float" office:value="1343.17180153324" calcext:value-type="float">
            <text:p>1343.17180153324</text:p>
          </table:table-cell>
          <table:table-cell table:number-columns-repeated="5"/>
          <table:table-cell table:formula="of:=POWER([.M193];2)+POWER([.N193];2)+POWER([.O193];2)" office:value-type="float" office:value="21730487.0008208" calcext:value-type="float">
            <text:p>21730487.00082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table:formula="of:=SUM([.K196:.K203])" office:value-type="float" office:value="102363243.022122" calcext:value-type="float">
            <text:p>102363243.022122</text:p>
          </table:table-cell>
          <table:table-cell table:number-columns-repeated="5"/>
          <table:table-cell table:formula="of:=SUM([.K196:.K203])" office:value-type="float" office:value="102363243.022122" calcext:value-type="float">
            <text:p>102363243.02212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204]-[.E196]" office:value-type="float" office:value="4596897.77428591" calcext:value-type="float">
            <text:p>4596897.77428591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formula="of:=[.E197]/[.E205]*100" office:value-type="float" office:value="74.1467144031052" calcext:value-type="float">
            <text:p>74.146714403105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formula="of:=[.E198]/[.E205]*100" office:value-type="float" office:value="6.87430361188099" calcext:value-type="float">
            <text:p>6.8743036118809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formula="of:=[.E199]/[.E205]*100" office:value-type="float" office:value="14.1503006133683" calcext:value-type="float">
            <text:p>14.150300613368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formula="of:=[.E200]/[.E205]*100" office:value-type="float" office:value="0.483030721125926" calcext:value-type="float">
            <text:p>0.483030721125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formula="of:=[.E201]/[.E205]*100" office:value-type="float" office:value="1.82371998173209" calcext:value-type="float">
            <text:p>1.8237199817320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formula="of:=[.E202]/[.E205]*100" office:value-type="float" office:value="2.23863662620027" calcext:value-type="float">
            <text:p>2.2386366262002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formula="of:=[.E203]/[.E205]*100" office:value-type="float" office:value="0.029219092254926" calcext:value-type="float">
            <text:p>0.029219092254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formula="of:=SUM([.E208:.E214])" office:value-type="float" office:value="99.7459250496678" calcext:value-type="float">
            <text:p>99.745925049667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formula="of:=100-[.E215]" office:value-type="float" office:value="0.254074950332239" calcext:value-type="float">
            <text:p>0.254074950332239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sponse Tim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226]*[.E226]" office:value-type="float" office:value="1" calcext:value-type="float">
            <text:p>1</text:p>
          </table:table-cell>
          <table:table-cell table:formula="of:=[.D226]*[.F226]" office:value-type="float" office:value="1" calcext:value-type="float">
            <text:p>1</text:p>
          </table:table-cell>
          <table:table-cell table:formula="of:=[.E226]*[.F226]" office:value-type="float" office:value="1" calcext:value-type="float">
            <text:p>1</text:p>
          </table:table-cell>
          <table:table-cell table:formula="of:=[.D226]*[.E226]*[.F226]" office:value-type="float" office:value="-1" calcext:value-type="float">
            <text:p>-1</text:p>
          </table:table-cell>
          <table:table-cell/>
          <table:table-cell table:formula="of:=177109350.186/1000000" office:value-type="float" office:value="177.109350186" calcext:value-type="float">
            <text:p>177.1093501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27]*[.E227]" office:value-type="float" office:value="-1" calcext:value-type="float">
            <text:p>-1</text:p>
          </table:table-cell>
          <table:table-cell table:formula="of:=[.D227]*[.F227]" office:value-type="float" office:value="-1" calcext:value-type="float">
            <text:p>-1</text:p>
          </table:table-cell>
          <table:table-cell table:formula="of:=[.E227]*[.F227]" office:value-type="float" office:value="1" calcext:value-type="float">
            <text:p>1</text:p>
          </table:table-cell>
          <table:table-cell table:formula="of:=[.D227]*[.E227]*[.F227]" office:value-type="float" office:value="1" calcext:value-type="float">
            <text:p>1</text:p>
          </table:table-cell>
          <table:table-cell/>
          <table:table-cell table:formula="of:=160647668.712/1000000" office:value-type="float" office:value="160.647668712" calcext:value-type="float">
            <text:p>160.6476687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228]*[.E228]" office:value-type="float" office:value="-1" calcext:value-type="float">
            <text:p>-1</text:p>
          </table:table-cell>
          <table:table-cell table:formula="of:=[.D228]*[.F228]" office:value-type="float" office:value="1" calcext:value-type="float">
            <text:p>1</text:p>
          </table:table-cell>
          <table:table-cell table:formula="of:=[.E228]*[.F228]" office:value-type="float" office:value="-1" calcext:value-type="float">
            <text:p>-1</text:p>
          </table:table-cell>
          <table:table-cell table:formula="of:=[.D228]*[.E228]*[.F228]" office:value-type="float" office:value="1" calcext:value-type="float">
            <text:p>1</text:p>
          </table:table-cell>
          <table:table-cell/>
          <table:table-cell table:formula="of:=169851285.476/1000000" office:value-type="float" office:value="169.851285476" calcext:value-type="float">
            <text:p>169.8512854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229]*[.E229]" office:value-type="float" office:value="1" calcext:value-type="float">
            <text:p>1</text:p>
          </table:table-cell>
          <table:table-cell table:formula="of:=[.D229]*[.F229]" office:value-type="float" office:value="-1" calcext:value-type="float">
            <text:p>-1</text:p>
          </table:table-cell>
          <table:table-cell table:formula="of:=[.E229]*[.F229]" office:value-type="float" office:value="-1" calcext:value-type="float">
            <text:p>-1</text:p>
          </table:table-cell>
          <table:table-cell table:formula="of:=[.D229]*[.E229]*[.F229]" office:value-type="float" office:value="-1" calcext:value-type="float">
            <text:p>-1</text:p>
          </table:table-cell>
          <table:table-cell/>
          <table:table-cell table:formula="of:=140950165.282/1000000" office:value-type="float" office:value="140.950165282" calcext:value-type="float">
            <text:p>140.9501652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230]*[.E230]" office:value-type="float" office:value="1" calcext:value-type="float">
            <text:p>1</text:p>
          </table:table-cell>
          <table:table-cell table:formula="of:=[.D230]*[.F230]" office:value-type="float" office:value="-1" calcext:value-type="float">
            <text:p>-1</text:p>
          </table:table-cell>
          <table:table-cell table:formula="of:=[.E230]*[.F230]" office:value-type="float" office:value="-1" calcext:value-type="float">
            <text:p>-1</text:p>
          </table:table-cell>
          <table:table-cell table:formula="of:=[.D230]*[.E230]*[.F230]" office:value-type="float" office:value="1" calcext:value-type="float">
            <text:p>1</text:p>
          </table:table-cell>
          <table:table-cell/>
          <table:table-cell table:formula="of:=149055400.083/1000000" office:value-type="float" office:value="149.055400083" calcext:value-type="float">
            <text:p>149.0554000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231]*[.E231]" office:value-type="float" office:value="-1" calcext:value-type="float">
            <text:p>-1</text:p>
          </table:table-cell>
          <table:table-cell table:formula="of:=[.D231]*[.F231]" office:value-type="float" office:value="1" calcext:value-type="float">
            <text:p>1</text:p>
          </table:table-cell>
          <table:table-cell table:formula="of:=[.E231]*[.F231]" office:value-type="float" office:value="-1" calcext:value-type="float">
            <text:p>-1</text:p>
          </table:table-cell>
          <table:table-cell table:formula="of:=[.D231]*[.E231]*[.F231]" office:value-type="float" office:value="-1" calcext:value-type="float">
            <text:p>-1</text:p>
          </table:table-cell>
          <table:table-cell/>
          <table:table-cell table:formula="of:=134736547.567/1000000" office:value-type="float" office:value="134.736547567" calcext:value-type="float">
            <text:p>134.7365475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32]*[.E232]" office:value-type="float" office:value="-1" calcext:value-type="float">
            <text:p>-1</text:p>
          </table:table-cell>
          <table:table-cell table:formula="of:=[.D232]*[.F232]" office:value-type="float" office:value="-1" calcext:value-type="float">
            <text:p>-1</text:p>
          </table:table-cell>
          <table:table-cell table:formula="of:=[.E232]*[.F232]" office:value-type="float" office:value="1" calcext:value-type="float">
            <text:p>1</text:p>
          </table:table-cell>
          <table:table-cell table:formula="of:=[.D232]*[.E232]*[.F232]" office:value-type="float" office:value="-1" calcext:value-type="float">
            <text:p>-1</text:p>
          </table:table-cell>
          <table:table-cell/>
          <table:table-cell table:formula="of:=162485097.444/1000000" office:value-type="float" office:value="162.485097444" calcext:value-type="float">
            <text:p>162.4850974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233]*[.E233]" office:value-type="float" office:value="1" calcext:value-type="float">
            <text:p>1</text:p>
          </table:table-cell>
          <table:table-cell table:formula="of:=[.D233]*[.F233]" office:value-type="float" office:value="1" calcext:value-type="float">
            <text:p>1</text:p>
          </table:table-cell>
          <table:table-cell table:formula="of:=[.E233]*[.F233]" office:value-type="float" office:value="1" calcext:value-type="float">
            <text:p>1</text:p>
          </table:table-cell>
          <table:table-cell table:formula="of:=[.D233]*[.E233]*[.F233]" office:value-type="float" office:value="1" calcext:value-type="float">
            <text:p>1</text:p>
          </table:table-cell>
          <table:table-cell/>
          <table:table-cell table:formula="of:=148625858.502/1000000" office:value-type="float" office:value="148.625858502" calcext:value-type="float">
            <text:p>148.62585850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226:.L233])" office:value-type="float" office:value="1243.461373252" calcext:value-type="float">
            <text:p>1243.461373252</text:p>
          </table:table-cell>
          <table:table-cell table:formula="of:=[.D226]*[.L226]+[.D227]*[.L227]+[.D228]*[.L228]+[.D229]*[.L229]+[.D230]*[.L230]+[.D231]*[.L231]+[.D232]*[.L232]+[.D233]*[.L233]" office:value-type="float" office:value="-73.540893126" calcext:value-type="float">
            <text:p>-73.540893126</text:p>
          </table:table-cell>
          <table:table-cell table:formula="of:=[.E226]*[.L226]+[.E227]*[.L227]+[.E228]*[.L228]+[.E229]*[.L229]+[.E230]*[.L230]+[.E231]*[.L231]+[.E232]*[.L232]+[.E233]*[.L233]" office:value-type="float" office:value="0.363440156000053" calcext:value-type="float">
            <text:p>0.363440156000053</text:p>
          </table:table-cell>
          <table:table-cell table:formula="of:=[.F226]*[.L226]+[.F227]*[.L227]+[.F228]*[.L228]+[.F229]*[.L229]+[.F230]*[.L230]+[.F231]*[.L231]+[.F232]*[.L232]+[.F233]*[.L233]" office:value-type="float" office:value="-53.6555660599999" calcext:value-type="float">
            <text:p>-53.6555660599999</text:p>
          </table:table-cell>
          <table:table-cell table:formula="of:=[.G226]*[.L226]+[.G227]*[.L227]+[.G228]*[.L228]+[.G229]*[.L229]+[.G230]*[.L230]+[.G231]*[.L231]+[.G232]*[.L232]+[.G233]*[.L233]" office:value-type="float" office:value="-11.9798251460001" calcext:value-type="float">
            <text:p>-11.9798251460001</text:p>
          </table:table-cell>
          <table:table-cell table:formula="of:=[.H226]*[.L226]+[.H227]*[.L227]+[.H228]*[.L228]+[.H229]*[.L229]+[.H230]*[.L230]+[.H231]*[.L231]+[.H232]*[.L232]+[.H233]*[.L233]" office:value-type="float" office:value="17.18471021" calcext:value-type="float">
            <text:p>17.18471021</text:p>
          </table:table-cell>
          <table:table-cell table:formula="of:=[.I226]*[.L226]+[.I227]*[.L227]+[.I228]*[.L228]+[.I229]*[.L229]+[.I230]*[.L230]+[.I231]*[.L231]+[.I232]*[.L232]+[.I233]*[.L233]" office:value-type="float" office:value="54.274576436" calcext:value-type="float">
            <text:p>54.274576436</text:p>
          </table:table-cell>
          <table:table-cell table:formula="of:=[.J226]*[.L226]+[.J227]*[.L227]+[.J228]*[.L228]+[.J229]*[.L229]+[.J230]*[.L230]+[.J231]*[.L231]+[.J232]*[.L232]+[.J233]*[.L233]" office:value-type="float" office:value="12.899052294" calcext:value-type="float">
            <text:p>12.899052294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table:formula="of:=[.C234]/8" office:value-type="float" office:value="155.4326716565" calcext:value-type="float">
            <text:p>155.43</text:p>
          </table:table-cell>
          <table:table-cell table:style-name="ce5" table:formula="of:=[.D234]/8" office:value-type="float" office:value="-9.19261164075" calcext:value-type="float">
            <text:p>-9.19</text:p>
          </table:table-cell>
          <table:table-cell table:style-name="ce5" table:formula="of:=[.E234]/8" office:value-type="float" office:value="0.0454300195000066" calcext:value-type="float">
            <text:p>0.05</text:p>
          </table:table-cell>
          <table:table-cell table:style-name="ce5" table:formula="of:=[.F234]/8" office:value-type="float" office:value="-6.70694575749999" calcext:value-type="float">
            <text:p>-6.71</text:p>
          </table:table-cell>
          <table:table-cell table:style-name="ce5" table:formula="of:=[.G234]/8" office:value-type="float" office:value="-1.49747814325001" calcext:value-type="float">
            <text:p>-1.50</text:p>
          </table:table-cell>
          <table:table-cell table:style-name="ce5" table:formula="of:=[.H234]/8" office:value-type="float" office:value="2.14808877625" calcext:value-type="float">
            <text:p>2.15</text:p>
          </table:table-cell>
          <table:table-cell table:style-name="ce5" table:formula="of:=[.I234]/8" office:value-type="float" office:value="6.7843220545" calcext:value-type="float">
            <text:p>6.78</text:p>
          </table:table-cell>
          <table:table-cell table:style-name="ce5" table:formula="of:=[.J234]/8" office:value-type="float" office:value="1.61238153675" calcext:value-type="float">
            <text:p>1.61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5.4326716565" calcext:value-type="float">
            <text:p>155.4326716565</text:p>
          </table:table-cell>
          <table:table-cell office:value-type="float" office:value="-9.19261164075" calcext:value-type="float">
            <text:p>-9.19261164075</text:p>
          </table:table-cell>
          <table:table-cell office:value-type="float" office:value="0.0454300195000066" calcext:value-type="float">
            <text:p>0.045430019500007</text:p>
          </table:table-cell>
          <table:table-cell office:value-type="float" office:value="-6.70694575749999" calcext:value-type="float">
            <text:p>-6.70694575749999</text:p>
          </table:table-cell>
          <table:table-cell office:value-type="float" office:value="-1.49747814325001" calcext:value-type="float">
            <text:p>-1.49747814325001</text:p>
          </table:table-cell>
          <table:table-cell office:value-type="float" office:value="2.14808877625" calcext:value-type="float">
            <text:p>2.14808877625</text:p>
          </table:table-cell>
          <table:table-cell office:value-type="float" office:value="6.7843220545" calcext:value-type="float">
            <text:p>6.7843220545</text:p>
          </table:table-cell>
          <table:table-cell office:value-type="float" office:value="1.61238153675" calcext:value-type="float">
            <text:p>1.61238153675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243]*[.D243]" office:value-type="float" office:value="1" calcext:value-type="float">
            <text:p>1</text:p>
          </table:table-cell>
          <table:table-cell table:formula="of:=[.C243]*[.E243]" office:value-type="float" office:value="1" calcext:value-type="float">
            <text:p>1</text:p>
          </table:table-cell>
          <table:table-cell table:formula="of:=[.D243]*[.E243]" office:value-type="float" office:value="1" calcext:value-type="float">
            <text:p>1</text:p>
          </table:table-cell>
          <table:table-cell table:formula="of:=[.C243]*[.D243]*[.E243]" office:value-type="float" office:value="-1" calcext:value-type="float">
            <text:p>-1</text:p>
          </table:table-cell>
          <table:table-cell/>
          <table:table-cell office:value-type="float" office:value="177.109350186" calcext:value-type="float">
            <text:p>177.109350186</text:p>
          </table:table-cell>
          <table:table-cell/>
          <table:table-cell table:formula="of:=176651375.099/1000000" office:value-type="float" office:value="176.651375099" calcext:value-type="float">
            <text:p>176.651375099</text:p>
          </table:table-cell>
          <table:table-cell table:formula="of:=175478833.778/1000000" office:value-type="float" office:value="175.478833778" calcext:value-type="float">
            <text:p>175.478833778</text:p>
          </table:table-cell>
          <table:table-cell table:formula="of:=179197841.681/1000000" office:value-type="float" office:value="179.197841681" calcext:value-type="float">
            <text:p>179.197841681</text:p>
          </table:table-cell>
          <table:table-cell/>
          <table:table-cell table:formula="of:=[.M243]-[.K243]" office:value-type="float" office:value="-0.457975086999994" calcext:value-type="float">
            <text:p>-0.457975086999994</text:p>
          </table:table-cell>
          <table:table-cell table:formula="of:=[.N243]-[.K243]" office:value-type="float" office:value="-1.63051640800001" calcext:value-type="float">
            <text:p>-1.63051640800001</text:p>
          </table:table-cell>
          <table:table-cell table:formula="of:=[.O243]-[.K243]" office:value-type="float" office:value="2.088491495" calcext:value-type="float">
            <text:p>2.088491495</text:p>
          </table:table-cell>
          <table:table-cell/>
          <table:table-cell table:formula="of:=POWER([.Q243];2)+POWER([.R243];2)+POWER([.S243];2)" office:value-type="float" office:value="7.23012166175723" calcext:value-type="float">
            <text:p>7.2301216617572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244]*[.D244]" office:value-type="float" office:value="-1" calcext:value-type="float">
            <text:p>-1</text:p>
          </table:table-cell>
          <table:table-cell table:formula="of:=[.C244]*[.E244]" office:value-type="float" office:value="-1" calcext:value-type="float">
            <text:p>-1</text:p>
          </table:table-cell>
          <table:table-cell table:formula="of:=[.D244]*[.E244]" office:value-type="float" office:value="1" calcext:value-type="float">
            <text:p>1</text:p>
          </table:table-cell>
          <table:table-cell table:formula="of:=[.C244]*[.D244]*[.E244]" office:value-type="float" office:value="1" calcext:value-type="float">
            <text:p>1</text:p>
          </table:table-cell>
          <table:table-cell/>
          <table:table-cell office:value-type="float" office:value="160.647668712" calcext:value-type="float">
            <text:p>160.647668712</text:p>
          </table:table-cell>
          <table:table-cell/>
          <table:table-cell table:formula="of:=162351976.859/1000000" office:value-type="float" office:value="162.351976859" calcext:value-type="float">
            <text:p>162.351976859</text:p>
          </table:table-cell>
          <table:table-cell table:formula="of:=160384776.07/1000000" office:value-type="float" office:value="160.38477607" calcext:value-type="float">
            <text:p>160.38477607</text:p>
          </table:table-cell>
          <table:table-cell table:formula="of:=159206253.208/1000000" office:value-type="float" office:value="159.206253208" calcext:value-type="float">
            <text:p>159.206253208</text:p>
          </table:table-cell>
          <table:table-cell/>
          <table:table-cell table:formula="of:=[.M244]-[.K244]" office:value-type="float" office:value="1.70430814699998" calcext:value-type="float">
            <text:p>1.70430814699998</text:p>
          </table:table-cell>
          <table:table-cell table:formula="of:=[.N244]-[.K244]" office:value-type="float" office:value="-0.262892642000025" calcext:value-type="float">
            <text:p>-0.262892642000025</text:p>
          </table:table-cell>
          <table:table-cell table:formula="of:=[.O244]-[.K244]" office:value-type="float" office:value="-1.44141550400002" calcext:value-type="float">
            <text:p>-1.44141550400002</text:p>
          </table:table-cell>
          <table:table-cell/>
          <table:table-cell table:formula="of:=POWER([.Q244];2)+POWER([.R244];2)+POWER([.S244];2)" office:value-type="float" office:value="5.05145745631988" calcext:value-type="float">
            <text:p>5.051457456319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245]*[.D245]" office:value-type="float" office:value="-1" calcext:value-type="float">
            <text:p>-1</text:p>
          </table:table-cell>
          <table:table-cell table:formula="of:=[.C245]*[.E245]" office:value-type="float" office:value="1" calcext:value-type="float">
            <text:p>1</text:p>
          </table:table-cell>
          <table:table-cell table:formula="of:=[.D245]*[.E245]" office:value-type="float" office:value="-1" calcext:value-type="float">
            <text:p>-1</text:p>
          </table:table-cell>
          <table:table-cell table:formula="of:=[.C245]*[.D245]*[.E245]" office:value-type="float" office:value="1" calcext:value-type="float">
            <text:p>1</text:p>
          </table:table-cell>
          <table:table-cell/>
          <table:table-cell office:value-type="float" office:value="169.851285476" calcext:value-type="float">
            <text:p>169.851285476</text:p>
          </table:table-cell>
          <table:table-cell/>
          <table:table-cell table:formula="of:=160983507.521/1000000" office:value-type="float" office:value="160.983507521" calcext:value-type="float">
            <text:p>160.983507521</text:p>
          </table:table-cell>
          <table:table-cell table:formula="of:=190745564.303/1000000" office:value-type="float" office:value="190.745564303" calcext:value-type="float">
            <text:p>190.745564303</text:p>
          </table:table-cell>
          <table:table-cell table:formula="of:=157824784.605/1000000" office:value-type="float" office:value="157.824784605" calcext:value-type="float">
            <text:p>157.824784605</text:p>
          </table:table-cell>
          <table:table-cell/>
          <table:table-cell table:formula="of:=[.M245]-[.K245]" office:value-type="float" office:value="-8.86777795499998" calcext:value-type="float">
            <text:p>-8.86777795499998</text:p>
          </table:table-cell>
          <table:table-cell table:formula="of:=[.N245]-[.K245]" office:value-type="float" office:value="20.894278827" calcext:value-type="float">
            <text:p>20.894278827</text:p>
          </table:table-cell>
          <table:table-cell table:formula="of:=[.O245]-[.K245]" office:value-type="float" office:value="-12.026500871" calcext:value-type="float">
            <text:p>-12.026500871</text:p>
          </table:table-cell>
          <table:table-cell/>
          <table:table-cell table:formula="of:=POWER([.Q245];2)+POWER([.R245];2)+POWER([.S245];2)" office:value-type="float" office:value="659.845096759769" calcext:value-type="float">
            <text:p>659.845096759769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246]*[.D246]" office:value-type="float" office:value="1" calcext:value-type="float">
            <text:p>1</text:p>
          </table:table-cell>
          <table:table-cell table:formula="of:=[.C246]*[.E246]" office:value-type="float" office:value="-1" calcext:value-type="float">
            <text:p>-1</text:p>
          </table:table-cell>
          <table:table-cell table:formula="of:=[.D246]*[.E246]" office:value-type="float" office:value="-1" calcext:value-type="float">
            <text:p>-1</text:p>
          </table:table-cell>
          <table:table-cell table:formula="of:=[.C246]*[.D246]*[.E246]" office:value-type="float" office:value="-1" calcext:value-type="float">
            <text:p>-1</text:p>
          </table:table-cell>
          <table:table-cell/>
          <table:table-cell office:value-type="float" office:value="140.950165282" calcext:value-type="float">
            <text:p>140.950165282</text:p>
          </table:table-cell>
          <table:table-cell/>
          <table:table-cell table:formula="of:=143047872.711/1000000" office:value-type="float" office:value="143.047872711" calcext:value-type="float">
            <text:p>143.047872711</text:p>
          </table:table-cell>
          <table:table-cell table:formula="of:=138512782.739/1000000" office:value-type="float" office:value="138.512782739" calcext:value-type="float">
            <text:p>138.512782739</text:p>
          </table:table-cell>
          <table:table-cell table:formula="of:=141289840.395/1000000" office:value-type="float" office:value="141.289840395" calcext:value-type="float">
            <text:p>141.289840395</text:p>
          </table:table-cell>
          <table:table-cell/>
          <table:table-cell table:formula="of:=[.M246]-[.K246]" office:value-type="float" office:value="2.097707429" calcext:value-type="float">
            <text:p>2.097707429</text:p>
          </table:table-cell>
          <table:table-cell table:formula="of:=[.N246]-[.K246]" office:value-type="float" office:value="-2.43738254300001" calcext:value-type="float">
            <text:p>-2.43738254300001</text:p>
          </table:table-cell>
          <table:table-cell table:formula="of:=[.O246]-[.K246]" office:value-type="float" office:value="0.339675112999998" calcext:value-type="float">
            <text:p>0.339675112999998</text:p>
          </table:table-cell>
          <table:table-cell/>
          <table:table-cell table:formula="of:=POWER([.Q246];2)+POWER([.R246];2)+POWER([.S246];2)" office:value-type="float" office:value="10.4565893009945" calcext:value-type="float">
            <text:p>10.4565893009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247]*[.D247]" office:value-type="float" office:value="1" calcext:value-type="float">
            <text:p>1</text:p>
          </table:table-cell>
          <table:table-cell table:formula="of:=[.C247]*[.E247]" office:value-type="float" office:value="-1" calcext:value-type="float">
            <text:p>-1</text:p>
          </table:table-cell>
          <table:table-cell table:formula="of:=[.D247]*[.E247]" office:value-type="float" office:value="-1" calcext:value-type="float">
            <text:p>-1</text:p>
          </table:table-cell>
          <table:table-cell table:formula="of:=[.C247]*[.D247]*[.E247]" office:value-type="float" office:value="1" calcext:value-type="float">
            <text:p>1</text:p>
          </table:table-cell>
          <table:table-cell/>
          <table:table-cell office:value-type="float" office:value="149.055400083" calcext:value-type="float">
            <text:p>149.055400083</text:p>
          </table:table-cell>
          <table:table-cell/>
          <table:table-cell table:formula="of:=146707274.556/1000000" office:value-type="float" office:value="146.707274556" calcext:value-type="float">
            <text:p>146.707274556</text:p>
          </table:table-cell>
          <table:table-cell table:formula="of:=148131125.194/1000000" office:value-type="float" office:value="148.131125194" calcext:value-type="float">
            <text:p>148.131125194</text:p>
          </table:table-cell>
          <table:table-cell table:formula="of:=152327800.5/1000000" office:value-type="float" office:value="152.3278005" calcext:value-type="float">
            <text:p>152.3278005</text:p>
          </table:table-cell>
          <table:table-cell/>
          <table:table-cell table:formula="of:=[.M247]-[.K247]" office:value-type="float" office:value="-2.34812552700001" calcext:value-type="float">
            <text:p>-2.34812552700001</text:p>
          </table:table-cell>
          <table:table-cell table:formula="of:=[.N247]-[.K247]" office:value-type="float" office:value="-0.924274889000003" calcext:value-type="float">
            <text:p>-0.924274889000003</text:p>
          </table:table-cell>
          <table:table-cell table:formula="of:=[.O247]-[.K247]" office:value-type="float" office:value="3.272400417" calcext:value-type="float">
            <text:p>3.272400417</text:p>
          </table:table-cell>
          <table:table-cell/>
          <table:table-cell table:formula="of:=POWER([.Q247];2)+POWER([.R247];2)+POWER([.S247];2)" office:value-type="float" office:value="17.0765820501668" calcext:value-type="float">
            <text:p>17.076582050166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248]*[.D248]" office:value-type="float" office:value="-1" calcext:value-type="float">
            <text:p>-1</text:p>
          </table:table-cell>
          <table:table-cell table:formula="of:=[.C248]*[.E248]" office:value-type="float" office:value="1" calcext:value-type="float">
            <text:p>1</text:p>
          </table:table-cell>
          <table:table-cell table:formula="of:=[.D248]*[.E248]" office:value-type="float" office:value="-1" calcext:value-type="float">
            <text:p>-1</text:p>
          </table:table-cell>
          <table:table-cell table:formula="of:=[.C248]*[.D248]*[.E248]" office:value-type="float" office:value="-1" calcext:value-type="float">
            <text:p>-1</text:p>
          </table:table-cell>
          <table:table-cell/>
          <table:table-cell office:value-type="float" office:value="134.736547567" calcext:value-type="float">
            <text:p>134.736547567</text:p>
          </table:table-cell>
          <table:table-cell/>
          <table:table-cell table:formula="of:=135168650.306/1000000" office:value-type="float" office:value="135.168650306" calcext:value-type="float">
            <text:p>135.168650306</text:p>
          </table:table-cell>
          <table:table-cell table:formula="of:=136798266.887/1000000" office:value-type="float" office:value="136.798266887" calcext:value-type="float">
            <text:p>136.798266887</text:p>
          </table:table-cell>
          <table:table-cell table:formula="of:=132242725.507/1000000" office:value-type="float" office:value="132.242725507" calcext:value-type="float">
            <text:p>132.242725507</text:p>
          </table:table-cell>
          <table:table-cell/>
          <table:table-cell table:formula="of:=[.M248]-[.K248]" office:value-type="float" office:value="0.432102738999987" calcext:value-type="float">
            <text:p>0.432102738999987</text:p>
          </table:table-cell>
          <table:table-cell table:formula="of:=[.N248]-[.K248]" office:value-type="float" office:value="2.06171931999998" calcext:value-type="float">
            <text:p>2.06171931999998</text:p>
          </table:table-cell>
          <table:table-cell table:formula="of:=[.O248]-[.K248]" office:value-type="float" office:value="-2.49382206000001" calcext:value-type="float">
            <text:p>-2.49382206000001</text:p>
          </table:table-cell>
          <table:table-cell/>
          <table:table-cell table:formula="of:=POWER([.Q248];2)+POWER([.R248];2)+POWER([.S248];2)" office:value-type="float" office:value="10.6565477984552" calcext:value-type="float">
            <text:p>10.6565477984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9]*[.D249]" office:value-type="float" office:value="-1" calcext:value-type="float">
            <text:p>-1</text:p>
          </table:table-cell>
          <table:table-cell table:formula="of:=[.C249]*[.E249]" office:value-type="float" office:value="-1" calcext:value-type="float">
            <text:p>-1</text:p>
          </table:table-cell>
          <table:table-cell table:formula="of:=[.D249]*[.E249]" office:value-type="float" office:value="1" calcext:value-type="float">
            <text:p>1</text:p>
          </table:table-cell>
          <table:table-cell table:formula="of:=[.C249]*[.D249]*[.E249]" office:value-type="float" office:value="-1" calcext:value-type="float">
            <text:p>-1</text:p>
          </table:table-cell>
          <table:table-cell/>
          <table:table-cell office:value-type="float" office:value="162.485097444" calcext:value-type="float">
            <text:p>162.485097444</text:p>
          </table:table-cell>
          <table:table-cell/>
          <table:table-cell table:formula="of:=161584333.19/1000000" office:value-type="float" office:value="161.58433319" calcext:value-type="float">
            <text:p>161.58433319</text:p>
          </table:table-cell>
          <table:table-cell table:formula="of:=163178730.824/1000000" office:value-type="float" office:value="163.178730824" calcext:value-type="float">
            <text:p>163.178730824</text:p>
          </table:table-cell>
          <table:table-cell table:formula="of:=162692228.317/1000000" office:value-type="float" office:value="162.692228317" calcext:value-type="float">
            <text:p>162.692228317</text:p>
          </table:table-cell>
          <table:table-cell/>
          <table:table-cell table:formula="of:=[.M249]-[.K249]" office:value-type="float" office:value="-0.900764253999995" calcext:value-type="float">
            <text:p>-0.900764253999995</text:p>
          </table:table-cell>
          <table:table-cell table:formula="of:=[.N249]-[.K249]" office:value-type="float" office:value="0.693633380000023" calcext:value-type="float">
            <text:p>0.693633380000023</text:p>
          </table:table-cell>
          <table:table-cell table:formula="of:=[.O249]-[.K249]" office:value-type="float" office:value="0.207130873000011" calcext:value-type="float">
            <text:p>0.207130873000011</text:p>
          </table:table-cell>
          <table:table-cell/>
          <table:table-cell table:formula="of:=POWER([.Q249];2)+POWER([.R249];2)+POWER([.S249];2)" office:value-type="float" office:value="1.33540670568417" calcext:value-type="float">
            <text:p>1.33540670568417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250]*[.D250]" office:value-type="float" office:value="1" calcext:value-type="float">
            <text:p>1</text:p>
          </table:table-cell>
          <table:table-cell table:formula="of:=[.C250]*[.E250]" office:value-type="float" office:value="1" calcext:value-type="float">
            <text:p>1</text:p>
          </table:table-cell>
          <table:table-cell table:formula="of:=[.D250]*[.E250]" office:value-type="float" office:value="1" calcext:value-type="float">
            <text:p>1</text:p>
          </table:table-cell>
          <table:table-cell table:formula="of:=[.C250]*[.D250]*[.E250]" office:value-type="float" office:value="1" calcext:value-type="float">
            <text:p>1</text:p>
          </table:table-cell>
          <table:table-cell/>
          <table:table-cell office:value-type="float" office:value="148.625858502" calcext:value-type="float">
            <text:p>148.625858502</text:p>
          </table:table-cell>
          <table:table-cell/>
          <table:table-cell table:formula="of:=149233423.267/1000000" office:value-type="float" office:value="149.233423267" calcext:value-type="float">
            <text:p>149.233423267</text:p>
          </table:table-cell>
          <table:table-cell table:formula="of:=149235404.866/1000000" office:value-type="float" office:value="149.235404866" calcext:value-type="float">
            <text:p>149.235404866</text:p>
          </table:table-cell>
          <table:table-cell table:formula="of:=147408747.373/1000000" office:value-type="float" office:value="147.408747373" calcext:value-type="float">
            <text:p>147.408747373</text:p>
          </table:table-cell>
          <table:table-cell/>
          <table:table-cell table:formula="of:=[.M250]-[.K250]" office:value-type="float" office:value="0.607564764999978" calcext:value-type="float">
            <text:p>0.607564764999978</text:p>
          </table:table-cell>
          <table:table-cell table:formula="of:=[.N250]-[.K250]" office:value-type="float" office:value="0.609546364000011" calcext:value-type="float">
            <text:p>0.609546364000011</text:p>
          </table:table-cell>
          <table:table-cell table:formula="of:=[.O250]-[.K250]" office:value-type="float" office:value="-1.21711112900002" calcext:value-type="float">
            <text:p>-1.21711112900002</text:p>
          </table:table-cell>
          <table:table-cell/>
          <table:table-cell table:formula="of:=POWER([.Q250];2)+POWER([.R250];2)+POWER([.S250];2)" office:value-type="float" office:value="2.22204121387081" calcext:value-type="float">
            <text:p>2.22204121387081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243:.U250])" office:value-type="float" office:value="713.873842947018" calcext:value-type="float">
            <text:p>713.8738429470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242];2)" office:value-type="float" office:value="579823.570038656" calcext:value-type="float">
            <text:p>579823.570038656</text:p>
          </table:table-cell>
          <table:table-cell table:number-columns-repeated="5"/>
          <table:table-cell table:formula="of:=POWER([.M243];2)+POWER([.N243];2)+POWER([.O243];2)" office:value-type="float" office:value="94110.3958915833" calcext:value-type="float">
            <text:p>94110.395891583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242];2)" office:value-type="float" office:value="2028.09861066366" calcext:value-type="float">
            <text:p>2028.09861066366</text:p>
          </table:table-cell>
          <table:table-cell table:number-columns-repeated="5"/>
          <table:table-cell table:formula="of:=POWER([.M244];2)+POWER([.N244];2)+POWER([.O244];2)" office:value-type="float" office:value="77428.0718455791" calcext:value-type="float">
            <text:p>77428.071845579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242];2)" office:value-type="float" office:value="0.0495332801225035" calcext:value-type="float">
            <text:p>0.049533280122504</text:p>
          </table:table-cell>
          <table:table-cell table:number-columns-repeated="5"/>
          <table:table-cell table:formula="of:=POWER([.M245];2)+POWER([.N245];2)+POWER([.O245];2)" office:value-type="float" office:value="87208.2226306484" calcext:value-type="float">
            <text:p>87208.22263064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242];2)" office:value-type="float" office:value="1079.59491345713" calcext:value-type="float">
            <text:p>1079.59491345713</text:p>
          </table:table-cell>
          <table:table-cell table:number-columns-repeated="5"/>
          <table:table-cell table:formula="of:=POWER([.M246];2)+POWER([.N246];2)+POWER([.O246];2)" office:value-type="float" office:value="59611.3038680884" calcext:value-type="float">
            <text:p>59611.30386808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242];2)" office:value-type="float" office:value="53.8185789482759" calcext:value-type="float">
            <text:p>53.8185789482759</text:p>
          </table:table-cell>
          <table:table-cell table:number-columns-repeated="5"/>
          <table:table-cell table:formula="of:=POWER([.M247];2)+POWER([.N247];2)+POWER([.O247];2)" office:value-type="float" office:value="66669.6134640579" calcext:value-type="float">
            <text:p>66669.613464057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242];2)" office:value-type="float" office:value="110.742849375629" calcext:value-type="float">
            <text:p>110.742849375629</text:p>
          </table:table-cell>
          <table:table-cell table:number-columns-repeated="5"/>
          <table:table-cell table:formula="of:=POWER([.M248];2)+POWER([.N248];2)+POWER([.O248];2)" office:value-type="float" office:value="54472.4682983523" calcext:value-type="float">
            <text:p>54472.468298352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242];2)" office:value-type="float" office:value="1104.6486177402" calcext:value-type="float">
            <text:p>1104.6486177402</text:p>
          </table:table-cell>
          <table:table-cell table:number-columns-repeated="5"/>
          <table:table-cell table:formula="of:=POWER([.M249];2)+POWER([.N249];2)+POWER([.O249];2)" office:value-type="float" office:value="79205.5560805393" calcext:value-type="float">
            <text:p>79205.556080539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242];2)" office:value-type="float" office:value="62.394581281255" calcext:value-type="float">
            <text:p>62.394581281255</text:p>
          </table:table-cell>
          <table:table-cell table:number-columns-repeated="5"/>
          <table:table-cell table:formula="of:=POWER([.M250];2)+POWER([.N250];2)+POWER([.O250];2)" office:value-type="float" office:value="66271.1594875834" calcext:value-type="float">
            <text:p>66271.15948758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table:formula="of:=SUM([.K253:.K260])" office:value-type="float" office:value="584976.791566432" calcext:value-type="float">
            <text:p>584976.791566432</text:p>
          </table:table-cell>
          <table:table-cell table:number-columns-repeated="5"/>
          <table:table-cell table:formula="of:=SUM([.K253:.K260])" office:value-type="float" office:value="584976.791566432" calcext:value-type="float">
            <text:p>584976.79156643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261]-[.E253]" office:value-type="float" office:value="5153.22152777622" calcext:value-type="float">
            <text:p>5153.22152777622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style-name="ce5" table:formula="of:=[.E254]/[.E262]*100" office:value-type="float" office:value="39.3559368587605" calcext:value-type="float">
            <text:p>39.3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style-name="ce7" table:formula="of:=[.E255]/[.E262]*100" office:value-type="float" office:value="0.000961209989819296" calcext:value-type="float">
            <text:p>0.00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style-name="ce5" table:formula="of:=[.E256]/[.E262]*100" office:value-type="float" office:value="20.9499030390609" calcext:value-type="float">
            <text:p>20.9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style-name="ce5" table:formula="of:=[.E257]/[.E262]*100" office:value-type="float" office:value="1.04436765736133" calcext:value-type="float">
            <text:p>1.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style-name="ce5" table:formula="of:=[.E258]/[.E262]*100" office:value-type="float" office:value="2.14900230426186" calcext:value-type="float">
            <text:p>2.1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style-name="ce5" table:formula="of:=[.E259]/[.E262]*100" office:value-type="float" office:value="21.4360786119143" calcext:value-type="float">
            <text:p>21.4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style-name="ce5" table:formula="of:=[.E260]/[.E262]*100" office:value-type="float" office:value="1.21078787210959" calcext:value-type="float">
            <text:p>1.2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style-name="ce5" table:formula="of:=SUM([.E265:.E271])" office:value-type="float" office:value="86.1470375534583" calcext:value-type="float">
            <text:p>86.1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style-name="ce5" table:formula="of:=100-[.E272]" office:value-type="float" office:value="13.8529624465417" calcext:value-type="float">
            <text:p>13.85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sponse Tim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282]*[.E282]" office:value-type="float" office:value="1" calcext:value-type="float">
            <text:p>1</text:p>
          </table:table-cell>
          <table:table-cell table:formula="of:=[.D282]*[.F282]" office:value-type="float" office:value="1" calcext:value-type="float">
            <text:p>1</text:p>
          </table:table-cell>
          <table:table-cell table:formula="of:=[.E282]*[.F282]" office:value-type="float" office:value="1" calcext:value-type="float">
            <text:p>1</text:p>
          </table:table-cell>
          <table:table-cell table:formula="of:=[.D282]*[.E282]*[.F282]" office:value-type="float" office:value="-1" calcext:value-type="float">
            <text:p>-1</text:p>
          </table:table-cell>
          <table:table-cell/>
          <table:table-cell table:style-name="ce4" table:formula="of:=173619204.282/1000000" office:value-type="float" office:value="173.619204282" calcext:value-type="float">
            <text:p>173.619204282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83]*[.E283]" office:value-type="float" office:value="-1" calcext:value-type="float">
            <text:p>-1</text:p>
          </table:table-cell>
          <table:table-cell table:formula="of:=[.D283]*[.F283]" office:value-type="float" office:value="-1" calcext:value-type="float">
            <text:p>-1</text:p>
          </table:table-cell>
          <table:table-cell table:formula="of:=[.E283]*[.F283]" office:value-type="float" office:value="1" calcext:value-type="float">
            <text:p>1</text:p>
          </table:table-cell>
          <table:table-cell table:formula="of:=[.D283]*[.E283]*[.F283]" office:value-type="float" office:value="1" calcext:value-type="float">
            <text:p>1</text:p>
          </table:table-cell>
          <table:table-cell/>
          <table:table-cell table:formula="of:=155665690.618/1000000" office:value-type="float" office:value="155.665690618" calcext:value-type="float">
            <text:p>155.6656906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284]*[.E284]" office:value-type="float" office:value="-1" calcext:value-type="float">
            <text:p>-1</text:p>
          </table:table-cell>
          <table:table-cell table:formula="of:=[.D284]*[.F284]" office:value-type="float" office:value="1" calcext:value-type="float">
            <text:p>1</text:p>
          </table:table-cell>
          <table:table-cell table:formula="of:=[.E284]*[.F284]" office:value-type="float" office:value="-1" calcext:value-type="float">
            <text:p>-1</text:p>
          </table:table-cell>
          <table:table-cell table:formula="of:=[.D284]*[.E284]*[.F284]" office:value-type="float" office:value="1" calcext:value-type="float">
            <text:p>1</text:p>
          </table:table-cell>
          <table:table-cell/>
          <table:table-cell table:formula="of:=161277204.293/1000000" office:value-type="float" office:value="161.277204293" calcext:value-type="float">
            <text:p>161.2772042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285]*[.E285]" office:value-type="float" office:value="1" calcext:value-type="float">
            <text:p>1</text:p>
          </table:table-cell>
          <table:table-cell table:formula="of:=[.D285]*[.F285]" office:value-type="float" office:value="-1" calcext:value-type="float">
            <text:p>-1</text:p>
          </table:table-cell>
          <table:table-cell table:formula="of:=[.E285]*[.F285]" office:value-type="float" office:value="-1" calcext:value-type="float">
            <text:p>-1</text:p>
          </table:table-cell>
          <table:table-cell table:formula="of:=[.D285]*[.E285]*[.F285]" office:value-type="float" office:value="-1" calcext:value-type="float">
            <text:p>-1</text:p>
          </table:table-cell>
          <table:table-cell/>
          <table:table-cell table:formula="of:=131122313.751/1000000" office:value-type="float" office:value="131.122313751" calcext:value-type="float">
            <text:p>131.1223137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286]*[.E286]" office:value-type="float" office:value="1" calcext:value-type="float">
            <text:p>1</text:p>
          </table:table-cell>
          <table:table-cell table:formula="of:=[.D286]*[.F286]" office:value-type="float" office:value="-1" calcext:value-type="float">
            <text:p>-1</text:p>
          </table:table-cell>
          <table:table-cell table:formula="of:=[.E286]*[.F286]" office:value-type="float" office:value="-1" calcext:value-type="float">
            <text:p>-1</text:p>
          </table:table-cell>
          <table:table-cell table:formula="of:=[.D286]*[.E286]*[.F286]" office:value-type="float" office:value="1" calcext:value-type="float">
            <text:p>1</text:p>
          </table:table-cell>
          <table:table-cell/>
          <table:table-cell table:formula="of:=134790113.042/1000000" office:value-type="float" office:value="134.790113042" calcext:value-type="float">
            <text:p>134.7901130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287]*[.E287]" office:value-type="float" office:value="-1" calcext:value-type="float">
            <text:p>-1</text:p>
          </table:table-cell>
          <table:table-cell table:formula="of:=[.D287]*[.F287]" office:value-type="float" office:value="1" calcext:value-type="float">
            <text:p>1</text:p>
          </table:table-cell>
          <table:table-cell table:formula="of:=[.E287]*[.F287]" office:value-type="float" office:value="-1" calcext:value-type="float">
            <text:p>-1</text:p>
          </table:table-cell>
          <table:table-cell table:formula="of:=[.D287]*[.E287]*[.F287]" office:value-type="float" office:value="-1" calcext:value-type="float">
            <text:p>-1</text:p>
          </table:table-cell>
          <table:table-cell/>
          <table:table-cell table:formula="of:=115984451.547/1000000" office:value-type="float" office:value="115.984451547" calcext:value-type="float">
            <text:p>115.9844515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88]*[.E288]" office:value-type="float" office:value="-1" calcext:value-type="float">
            <text:p>-1</text:p>
          </table:table-cell>
          <table:table-cell table:formula="of:=[.D288]*[.F288]" office:value-type="float" office:value="-1" calcext:value-type="float">
            <text:p>-1</text:p>
          </table:table-cell>
          <table:table-cell table:formula="of:=[.E288]*[.F288]" office:value-type="float" office:value="1" calcext:value-type="float">
            <text:p>1</text:p>
          </table:table-cell>
          <table:table-cell table:formula="of:=[.D288]*[.E288]*[.F288]" office:value-type="float" office:value="-1" calcext:value-type="float">
            <text:p>-1</text:p>
          </table:table-cell>
          <table:table-cell/>
          <table:table-cell table:formula="of:=130922976.033/1000000" office:value-type="float" office:value="130.922976033" calcext:value-type="float">
            <text:p>130.9229760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289]*[.E289]" office:value-type="float" office:value="1" calcext:value-type="float">
            <text:p>1</text:p>
          </table:table-cell>
          <table:table-cell table:formula="of:=[.D289]*[.F289]" office:value-type="float" office:value="1" calcext:value-type="float">
            <text:p>1</text:p>
          </table:table-cell>
          <table:table-cell table:formula="of:=[.E289]*[.F289]" office:value-type="float" office:value="1" calcext:value-type="float">
            <text:p>1</text:p>
          </table:table-cell>
          <table:table-cell table:formula="of:=[.D289]*[.E289]*[.F289]" office:value-type="float" office:value="1" calcext:value-type="float">
            <text:p>1</text:p>
          </table:table-cell>
          <table:table-cell/>
          <table:table-cell table:formula="of:=107187613.738/1000000" office:value-type="float" office:value="107.187613738" calcext:value-type="float">
            <text:p>107.18761373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282:.L289])" office:value-type="float" office:value="1110.569567304" calcext:value-type="float">
            <text:p>1110.569567304</text:p>
          </table:table-cell>
          <table:table-cell table:formula="of:=[.D282]*[.L282]+[.D283]*[.L283]+[.D284]*[.L284]+[.D285]*[.L285]+[.D286]*[.L286]+[.D287]*[.L287]+[.D288]*[.L288]+[.D289]*[.L289]" office:value-type="float" office:value="-90.649427996" calcext:value-type="float">
            <text:p>-90.649427996</text:p>
          </table:table-cell>
          <table:table-cell table:formula="of:=[.E282]*[.L282]+[.E283]*[.L283]+[.E284]*[.L284]+[.E285]*[.L285]+[.E286]*[.L286]+[.E287]*[.L287]+[.E288]*[.L288]+[.E289]*[.L289]" office:value-type="float" office:value="-49.549351674" calcext:value-type="float">
            <text:p>-49.549351674</text:p>
          </table:table-cell>
          <table:table-cell table:formula="of:=[.F282]*[.L282]+[.F283]*[.L283]+[.F284]*[.L284]+[.F285]*[.L285]+[.F286]*[.L286]+[.F287]*[.L287]+[.F288]*[.L288]+[.F289]*[.L289]" office:value-type="float" office:value="-132.799258584" calcext:value-type="float">
            <text:p>-132.799258584</text:p>
          </table:table-cell>
          <table:table-cell table:formula="of:=[.G282]*[.L282]+[.G283]*[.L283]+[.G284]*[.L284]+[.G285]*[.L285]+[.G286]*[.L286]+[.G287]*[.L287]+[.G288]*[.L288]+[.G289]*[.L289]" office:value-type="float" office:value="-17.131077678" calcext:value-type="float">
            <text:p>-17.131077678</text:p>
          </table:table-cell>
          <table:table-cell table:formula="of:=[.H282]*[.L282]+[.H283]*[.L283]+[.H284]*[.L284]+[.H285]*[.L285]+[.H286]*[.L286]+[.H287]*[.L287]+[.H288]*[.L288]+[.H289]*[.L289]" office:value-type="float" office:value="5.56738041600001" calcext:value-type="float">
            <text:p>5.56738041600001</text:p>
          </table:table-cell>
          <table:table-cell table:formula="of:=[.I282]*[.L282]+[.I283]*[.L283]+[.I284]*[.L284]+[.I285]*[.L285]+[.I286]*[.L286]+[.I287]*[.L287]+[.I288]*[.L288]+[.I289]*[.L289]" office:value-type="float" office:value="24.221402038" calcext:value-type="float">
            <text:p>24.221402038</text:p>
          </table:table-cell>
          <table:table-cell table:formula="of:=[.J282]*[.L282]+[.J283]*[.L283]+[.J284]*[.L284]+[.J285]*[.L285]+[.J286]*[.L286]+[.J287]*[.L287]+[.J288]*[.L288]+[.J289]*[.L289]" office:value-type="float" office:value="7.27167607800003" calcext:value-type="float">
            <text:p>7.27167607800003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table:formula="of:=[.C290]/8" office:value-type="float" office:value="138.821195913" calcext:value-type="float">
            <text:p>138.82</text:p>
          </table:table-cell>
          <table:table-cell table:style-name="ce5" table:formula="of:=[.D290]/8" office:value-type="float" office:value="-11.3311784995" calcext:value-type="float">
            <text:p>-11.33</text:p>
          </table:table-cell>
          <table:table-cell table:style-name="ce5" table:formula="of:=[.E290]/8" office:value-type="float" office:value="-6.19366895925" calcext:value-type="float">
            <text:p>-6.19</text:p>
          </table:table-cell>
          <table:table-cell table:style-name="ce5" table:formula="of:=[.F290]/8" office:value-type="float" office:value="-16.599907323" calcext:value-type="float">
            <text:p>-16.60</text:p>
          </table:table-cell>
          <table:table-cell table:style-name="ce5" table:formula="of:=[.G290]/8" office:value-type="float" office:value="-2.14138470975" calcext:value-type="float">
            <text:p>-2.14</text:p>
          </table:table-cell>
          <table:table-cell table:style-name="ce5" table:formula="of:=[.H290]/8" office:value-type="float" office:value="0.695922552000001" calcext:value-type="float">
            <text:p>0.70</text:p>
          </table:table-cell>
          <table:table-cell table:style-name="ce5" table:formula="of:=[.I290]/8" office:value-type="float" office:value="3.02767525475" calcext:value-type="float">
            <text:p>3.03</text:p>
          </table:table-cell>
          <table:table-cell table:style-name="ce5" table:formula="of:=[.J290]/8" office:value-type="float" office:value="0.908959509750003" calcext:value-type="float">
            <text:p>0.91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8.821195913" calcext:value-type="float">
            <text:p>138.821195913</text:p>
          </table:table-cell>
          <table:table-cell office:value-type="float" office:value="-11.3311784995" calcext:value-type="float">
            <text:p>-11.3311784995</text:p>
          </table:table-cell>
          <table:table-cell office:value-type="float" office:value="-6.19366895925" calcext:value-type="float">
            <text:p>-6.19366895925</text:p>
          </table:table-cell>
          <table:table-cell office:value-type="float" office:value="-16.599907323" calcext:value-type="float">
            <text:p>-16.599907323</text:p>
          </table:table-cell>
          <table:table-cell office:value-type="float" office:value="-2.14138470975" calcext:value-type="float">
            <text:p>-2.14138470975</text:p>
          </table:table-cell>
          <table:table-cell office:value-type="float" office:value="0.695922552000001" calcext:value-type="float">
            <text:p>0.695922552000001</text:p>
          </table:table-cell>
          <table:table-cell office:value-type="float" office:value="3.02767525475" calcext:value-type="float">
            <text:p>3.02767525475</text:p>
          </table:table-cell>
          <table:table-cell office:value-type="float" office:value="0.908959509750003" calcext:value-type="float">
            <text:p>0.908959509750003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299]*[.D299]" office:value-type="float" office:value="1" calcext:value-type="float">
            <text:p>1</text:p>
          </table:table-cell>
          <table:table-cell table:formula="of:=[.C299]*[.E299]" office:value-type="float" office:value="1" calcext:value-type="float">
            <text:p>1</text:p>
          </table:table-cell>
          <table:table-cell table:formula="of:=[.D299]*[.E299]" office:value-type="float" office:value="1" calcext:value-type="float">
            <text:p>1</text:p>
          </table:table-cell>
          <table:table-cell table:formula="of:=[.C299]*[.D299]*[.E299]" office:value-type="float" office:value="-1" calcext:value-type="float">
            <text:p>-1</text:p>
          </table:table-cell>
          <table:table-cell/>
          <table:table-cell office:value-type="float" office:value="173.619204282" calcext:value-type="float">
            <text:p>173.619204282</text:p>
          </table:table-cell>
          <table:table-cell/>
          <table:table-cell table:formula="of:=173725794.817/1000000" office:value-type="float" office:value="173.725794817" calcext:value-type="float">
            <text:p>173.725794817</text:p>
          </table:table-cell>
          <table:table-cell table:formula="of:=171635721.25/1000000" office:value-type="float" office:value="171.63572125" calcext:value-type="float">
            <text:p>171.63572125</text:p>
          </table:table-cell>
          <table:table-cell table:formula="of:=175496096.778/1000000" office:value-type="float" office:value="175.496096778" calcext:value-type="float">
            <text:p>175.496096778</text:p>
          </table:table-cell>
          <table:table-cell/>
          <table:table-cell table:formula="of:=[.M299]-[.K299]" office:value-type="float" office:value="0.106590535000009" calcext:value-type="float">
            <text:p>0.106590535000009</text:p>
          </table:table-cell>
          <table:table-cell table:formula="of:=[.N299]-[.K299]" office:value-type="float" office:value="-1.98348303200001" calcext:value-type="float">
            <text:p>-1.98348303200001</text:p>
          </table:table-cell>
          <table:table-cell table:formula="of:=[.O299]-[.K299]" office:value-type="float" office:value="1.87689249600001" calcext:value-type="float">
            <text:p>1.87689249600001</text:p>
          </table:table-cell>
          <table:table-cell/>
          <table:table-cell table:formula="of:=POWER([.Q299];2)+POWER([.R299];2)+POWER([.S299];2)" office:value-type="float" office:value="7.46829192192469" calcext:value-type="float">
            <text:p>7.4682919219246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300]*[.D300]" office:value-type="float" office:value="-1" calcext:value-type="float">
            <text:p>-1</text:p>
          </table:table-cell>
          <table:table-cell table:formula="of:=[.C300]*[.E300]" office:value-type="float" office:value="-1" calcext:value-type="float">
            <text:p>-1</text:p>
          </table:table-cell>
          <table:table-cell table:formula="of:=[.D300]*[.E300]" office:value-type="float" office:value="1" calcext:value-type="float">
            <text:p>1</text:p>
          </table:table-cell>
          <table:table-cell table:formula="of:=[.C300]*[.D300]*[.E300]" office:value-type="float" office:value="1" calcext:value-type="float">
            <text:p>1</text:p>
          </table:table-cell>
          <table:table-cell/>
          <table:table-cell office:value-type="float" office:value="155.665690618" calcext:value-type="float">
            <text:p>155.665690618</text:p>
          </table:table-cell>
          <table:table-cell/>
          <table:table-cell table:formula="of:=157543029.803/1000000" office:value-type="float" office:value="157.543029803" calcext:value-type="float">
            <text:p>157.543029803</text:p>
          </table:table-cell>
          <table:table-cell table:formula="of:=155579116.704/1000000" office:value-type="float" office:value="155.579116704" calcext:value-type="float">
            <text:p>155.579116704</text:p>
          </table:table-cell>
          <table:table-cell table:formula="of:=153874925.347/1000000" office:value-type="float" office:value="153.874925347" calcext:value-type="float">
            <text:p>153.874925347</text:p>
          </table:table-cell>
          <table:table-cell/>
          <table:table-cell table:formula="of:=[.M300]-[.K300]" office:value-type="float" office:value="1.87733918499998" calcext:value-type="float">
            <text:p>1.87733918499998</text:p>
          </table:table-cell>
          <table:table-cell table:formula="of:=[.N300]-[.K300]" office:value-type="float" office:value="-0.086573914000013" calcext:value-type="float">
            <text:p>-0.086573914000013</text:p>
          </table:table-cell>
          <table:table-cell table:formula="of:=[.O300]-[.K300]" office:value-type="float" office:value="-1.790765271" calcext:value-type="float">
            <text:p>-1.790765271</text:p>
          </table:table-cell>
          <table:table-cell/>
          <table:table-cell table:formula="of:=POWER([.Q300];2)+POWER([.R300];2)+POWER([.S300];2)" office:value-type="float" office:value="6.73873771394138" calcext:value-type="float">
            <text:p>6.73873771394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301]*[.D301]" office:value-type="float" office:value="-1" calcext:value-type="float">
            <text:p>-1</text:p>
          </table:table-cell>
          <table:table-cell table:formula="of:=[.C301]*[.E301]" office:value-type="float" office:value="1" calcext:value-type="float">
            <text:p>1</text:p>
          </table:table-cell>
          <table:table-cell table:formula="of:=[.D301]*[.E301]" office:value-type="float" office:value="-1" calcext:value-type="float">
            <text:p>-1</text:p>
          </table:table-cell>
          <table:table-cell table:formula="of:=[.C301]*[.D301]*[.E301]" office:value-type="float" office:value="1" calcext:value-type="float">
            <text:p>1</text:p>
          </table:table-cell>
          <table:table-cell/>
          <table:table-cell office:value-type="float" office:value="161.277204293" calcext:value-type="float">
            <text:p>161.277204293</text:p>
          </table:table-cell>
          <table:table-cell/>
          <table:table-cell table:style-name="ce4" table:formula="of:=153019900.669/1000000" office:value-type="float" office:value="153.019900669" calcext:value-type="float">
            <text:p>153.019900669</text:p>
          </table:table-cell>
          <table:table-cell table:formula="of:=180160946.091/1000000" office:value-type="float" office:value="180.160946091" calcext:value-type="float">
            <text:p>180.160946091</text:p>
          </table:table-cell>
          <table:table-cell table:formula="of:=150650766.12/1000000" office:value-type="float" office:value="150.65076612" calcext:value-type="float">
            <text:p>150.65076612</text:p>
          </table:table-cell>
          <table:table-cell/>
          <table:table-cell table:formula="of:=[.M301]-[.K301]" office:value-type="float" office:value="-8.257303624" calcext:value-type="float">
            <text:p>-8.257303624</text:p>
          </table:table-cell>
          <table:table-cell table:formula="of:=[.N301]-[.K301]" office:value-type="float" office:value="18.883741798" calcext:value-type="float">
            <text:p>18.883741798</text:p>
          </table:table-cell>
          <table:table-cell table:formula="of:=[.O301]-[.K301]" office:value-type="float" office:value="-10.626438173" calcext:value-type="float">
            <text:p>-10.626438173</text:p>
          </table:table-cell>
          <table:table-cell/>
          <table:table-cell table:formula="of:=POWER([.Q301];2)+POWER([.R301];2)+POWER([.S301];2)" office:value-type="float" office:value="537.699955677047" calcext:value-type="float">
            <text:p>537.699955677047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302]*[.D302]" office:value-type="float" office:value="1" calcext:value-type="float">
            <text:p>1</text:p>
          </table:table-cell>
          <table:table-cell table:formula="of:=[.C302]*[.E302]" office:value-type="float" office:value="-1" calcext:value-type="float">
            <text:p>-1</text:p>
          </table:table-cell>
          <table:table-cell table:formula="of:=[.D302]*[.E302]" office:value-type="float" office:value="-1" calcext:value-type="float">
            <text:p>-1</text:p>
          </table:table-cell>
          <table:table-cell table:formula="of:=[.C302]*[.D302]*[.E302]" office:value-type="float" office:value="-1" calcext:value-type="float">
            <text:p>-1</text:p>
          </table:table-cell>
          <table:table-cell/>
          <table:table-cell office:value-type="float" office:value="131.122313751" calcext:value-type="float">
            <text:p>131.122313751</text:p>
          </table:table-cell>
          <table:table-cell/>
          <table:table-cell table:formula="of:=133121252.944/1000000" office:value-type="float" office:value="133.121252944" calcext:value-type="float">
            <text:p>133.121252944</text:p>
          </table:table-cell>
          <table:table-cell table:formula="of:=128871473.119/1000000" office:value-type="float" office:value="128.871473119" calcext:value-type="float">
            <text:p>128.871473119</text:p>
          </table:table-cell>
          <table:table-cell table:formula="of:=131374215.19/1000000" office:value-type="float" office:value="131.37421519" calcext:value-type="float">
            <text:p>131.37421519</text:p>
          </table:table-cell>
          <table:table-cell/>
          <table:table-cell table:formula="of:=[.M302]-[.K302]" office:value-type="float" office:value="1.99893919300001" calcext:value-type="float">
            <text:p>1.99893919300001</text:p>
          </table:table-cell>
          <table:table-cell table:formula="of:=[.N302]-[.K302]" office:value-type="float" office:value="-2.25084063200001" calcext:value-type="float">
            <text:p>-2.25084063200001</text:p>
          </table:table-cell>
          <table:table-cell table:formula="of:=[.O302]-[.K302]" office:value-type="float" office:value="0.251901438999994" calcext:value-type="float">
            <text:p>0.251901438999994</text:p>
          </table:table-cell>
          <table:table-cell/>
          <table:table-cell table:formula="of:=POWER([.Q302];2)+POWER([.R302];2)+POWER([.S302];2)" office:value-type="float" office:value="9.125495782944" calcext:value-type="float">
            <text:p>9.125495782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303]*[.D303]" office:value-type="float" office:value="1" calcext:value-type="float">
            <text:p>1</text:p>
          </table:table-cell>
          <table:table-cell table:formula="of:=[.C303]*[.E303]" office:value-type="float" office:value="-1" calcext:value-type="float">
            <text:p>-1</text:p>
          </table:table-cell>
          <table:table-cell table:formula="of:=[.D303]*[.E303]" office:value-type="float" office:value="-1" calcext:value-type="float">
            <text:p>-1</text:p>
          </table:table-cell>
          <table:table-cell table:formula="of:=[.C303]*[.D303]*[.E303]" office:value-type="float" office:value="1" calcext:value-type="float">
            <text:p>1</text:p>
          </table:table-cell>
          <table:table-cell/>
          <table:table-cell office:value-type="float" office:value="134.790113042" calcext:value-type="float">
            <text:p>134.790113042</text:p>
          </table:table-cell>
          <table:table-cell/>
          <table:table-cell table:formula="of:=132664860.139/1000000" office:value-type="float" office:value="132.664860139" calcext:value-type="float">
            <text:p>132.664860139</text:p>
          </table:table-cell>
          <table:table-cell table:formula="of:=134066740.236 /1000000" office:value-type="float" office:value="134.066740236" calcext:value-type="float">
            <text:p>134.066740236</text:p>
          </table:table-cell>
          <table:table-cell table:formula="of:=137638738.75/1000000" office:value-type="float" office:value="137.63873875" calcext:value-type="float">
            <text:p>137.63873875</text:p>
          </table:table-cell>
          <table:table-cell/>
          <table:table-cell table:formula="of:=[.M303]-[.K303]" office:value-type="float" office:value="-2.12525290299999" calcext:value-type="float">
            <text:p>-2.12525290299999</text:p>
          </table:table-cell>
          <table:table-cell table:formula="of:=[.N303]-[.K303]" office:value-type="float" office:value="-0.723372805999986" calcext:value-type="float">
            <text:p>-0.723372805999986</text:p>
          </table:table-cell>
          <table:table-cell table:formula="of:=[.O303]-[.K303]" office:value-type="float" office:value="2.84862570799999" calcext:value-type="float">
            <text:p>2.84862570799999</text:p>
          </table:table-cell>
          <table:table-cell/>
          <table:table-cell table:formula="of:=POWER([.Q303];2)+POWER([.R303];2)+POWER([.S303];2)" office:value-type="float" office:value="13.1546365424486" calcext:value-type="float">
            <text:p>13.154636542448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304]*[.D304]" office:value-type="float" office:value="-1" calcext:value-type="float">
            <text:p>-1</text:p>
          </table:table-cell>
          <table:table-cell table:formula="of:=[.C304]*[.E304]" office:value-type="float" office:value="1" calcext:value-type="float">
            <text:p>1</text:p>
          </table:table-cell>
          <table:table-cell table:formula="of:=[.D304]*[.E304]" office:value-type="float" office:value="-1" calcext:value-type="float">
            <text:p>-1</text:p>
          </table:table-cell>
          <table:table-cell table:formula="of:=[.C304]*[.D304]*[.E304]" office:value-type="float" office:value="-1" calcext:value-type="float">
            <text:p>-1</text:p>
          </table:table-cell>
          <table:table-cell/>
          <table:table-cell office:value-type="float" office:value="115.984451547" calcext:value-type="float">
            <text:p>115.984451547</text:p>
          </table:table-cell>
          <table:table-cell/>
          <table:table-cell table:formula="of:=116207378.514/1000000" office:value-type="float" office:value="116.207378514" calcext:value-type="float">
            <text:p>116.207378514</text:p>
          </table:table-cell>
          <table:table-cell table:formula="of:=117666191.887/1000000" office:value-type="float" office:value="117.666191887" calcext:value-type="float">
            <text:p>117.666191887</text:p>
          </table:table-cell>
          <table:table-cell table:formula="of:=114079784.239/1000000" office:value-type="float" office:value="114.079784239" calcext:value-type="float">
            <text:p>114.079784239</text:p>
          </table:table-cell>
          <table:table-cell/>
          <table:table-cell table:formula="of:=[.M304]-[.K304]" office:value-type="float" office:value="0.222926966999992" calcext:value-type="float">
            <text:p>0.222926966999992</text:p>
          </table:table-cell>
          <table:table-cell table:formula="of:=[.N304]-[.K304]" office:value-type="float" office:value="1.68174033999999" calcext:value-type="float">
            <text:p>1.68174033999999</text:p>
          </table:table-cell>
          <table:table-cell table:formula="of:=[.O304]-[.K304]" office:value-type="float" office:value="-1.90466730800001" calcext:value-type="float">
            <text:p>-1.90466730800001</text:p>
          </table:table-cell>
          <table:table-cell/>
          <table:table-cell table:formula="of:=POWER([.Q304];2)+POWER([.R304];2)+POWER([.S304];2)" office:value-type="float" office:value="6.50570455796312" calcext:value-type="float">
            <text:p>6.50570455796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05]*[.D305]" office:value-type="float" office:value="-1" calcext:value-type="float">
            <text:p>-1</text:p>
          </table:table-cell>
          <table:table-cell table:formula="of:=[.C305]*[.E305]" office:value-type="float" office:value="-1" calcext:value-type="float">
            <text:p>-1</text:p>
          </table:table-cell>
          <table:table-cell table:formula="of:=[.D305]*[.E305]" office:value-type="float" office:value="1" calcext:value-type="float">
            <text:p>1</text:p>
          </table:table-cell>
          <table:table-cell table:formula="of:=[.C305]*[.D305]*[.E305]" office:value-type="float" office:value="-1" calcext:value-type="float">
            <text:p>-1</text:p>
          </table:table-cell>
          <table:table-cell/>
          <table:table-cell office:value-type="float" office:value="130.922976033" calcext:value-type="float">
            <text:p>130.922976033</text:p>
          </table:table-cell>
          <table:table-cell/>
          <table:table-cell table:formula="of:=130218301.69/1000000" office:value-type="float" office:value="130.21830169" calcext:value-type="float">
            <text:p>130.21830169</text:p>
          </table:table-cell>
          <table:table-cell table:formula="of:=131616668.528/1000000" office:value-type="float" office:value="131.616668528" calcext:value-type="float">
            <text:p>131.616668528</text:p>
          </table:table-cell>
          <table:table-cell table:formula="of:=130933957.88/1000000" office:value-type="float" office:value="130.93395788" calcext:value-type="float">
            <text:p>130.93395788</text:p>
          </table:table-cell>
          <table:table-cell/>
          <table:table-cell table:formula="of:=[.M305]-[.K305]" office:value-type="float" office:value="-0.704674342999994" calcext:value-type="float">
            <text:p>-0.704674342999994</text:p>
          </table:table-cell>
          <table:table-cell table:formula="of:=[.N305]-[.K305]" office:value-type="float" office:value="0.693692494999993" calcext:value-type="float">
            <text:p>0.693692494999993</text:p>
          </table:table-cell>
          <table:table-cell table:formula="of:=[.O305]-[.K305]" office:value-type="float" office:value="0.0109818470000107" calcext:value-type="float">
            <text:p>0.010981847000011</text:p>
          </table:table-cell>
          <table:table-cell/>
          <table:table-cell table:formula="of:=POWER([.Q305];2)+POWER([.R305];2)+POWER([.S305];2)" office:value-type="float" office:value="0.97789580826532" calcext:value-type="float">
            <text:p>0.9778958082653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306]*[.D306]" office:value-type="float" office:value="1" calcext:value-type="float">
            <text:p>1</text:p>
          </table:table-cell>
          <table:table-cell table:formula="of:=[.C306]*[.E306]" office:value-type="float" office:value="1" calcext:value-type="float">
            <text:p>1</text:p>
          </table:table-cell>
          <table:table-cell table:formula="of:=[.D306]*[.E306]" office:value-type="float" office:value="1" calcext:value-type="float">
            <text:p>1</text:p>
          </table:table-cell>
          <table:table-cell table:formula="of:=[.C306]*[.D306]*[.E306]" office:value-type="float" office:value="1" calcext:value-type="float">
            <text:p>1</text:p>
          </table:table-cell>
          <table:table-cell/>
          <table:table-cell office:value-type="float" office:value="107.187613738" calcext:value-type="float">
            <text:p>107.187613738</text:p>
          </table:table-cell>
          <table:table-cell/>
          <table:table-cell table:formula="of:=107404102.697/1000000" office:value-type="float" office:value="107.404102697" calcext:value-type="float">
            <text:p>107.404102697</text:p>
          </table:table-cell>
          <table:table-cell table:formula="of:=107891817.838/1000000" office:value-type="float" office:value="107.891817838" calcext:value-type="float">
            <text:p>107.891817838</text:p>
          </table:table-cell>
          <table:table-cell table:formula="of:=106266920.68/1000000" office:value-type="float" office:value="106.26692068" calcext:value-type="float">
            <text:p>106.26692068</text:p>
          </table:table-cell>
          <table:table-cell/>
          <table:table-cell table:formula="of:=[.M306]-[.K306]" office:value-type="float" office:value="0.216488959000003" calcext:value-type="float">
            <text:p>0.216488959000003</text:p>
          </table:table-cell>
          <table:table-cell table:formula="of:=[.N306]-[.K306]" office:value-type="float" office:value="0.704204099999998" calcext:value-type="float">
            <text:p>0.704204099999998</text:p>
          </table:table-cell>
          <table:table-cell table:formula="of:=[.O306]-[.K306]" office:value-type="float" office:value="-0.920693057999983" calcext:value-type="float">
            <text:p>-0.920693057999983</text:p>
          </table:table-cell>
          <table:table-cell/>
          <table:table-cell table:formula="of:=POWER([.Q306];2)+POWER([.R306];2)+POWER([.S306];2)" office:value-type="float" office:value="1.39044659087507" calcext:value-type="float">
            <text:p>1.39044659087507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299:.U306])" office:value-type="float" office:value="583.061164595409" calcext:value-type="float">
            <text:p>583.0611645954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298];2)" office:value-type="float" office:value="462511.786433173" calcext:value-type="float">
            <text:p>462511.786433173</text:p>
          </table:table-cell>
          <table:table-cell table:number-columns-repeated="5"/>
          <table:table-cell table:formula="of:=POWER([.M299];2)+POWER([.N299];2)+POWER([.O299];2)" office:value-type="float" office:value="90438.3525781192" calcext:value-type="float">
            <text:p>90438.352578119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298];2)" office:value-type="float" office:value="3081.49454850075" calcext:value-type="float">
            <text:p>3081.49454850075</text:p>
          </table:table-cell>
          <table:table-cell table:number-columns-repeated="5"/>
          <table:table-cell table:formula="of:=POWER([.M300];2)+POWER([.N300];2)+POWER([.O300];2)" office:value-type="float" office:value="72702.1604444506" calcext:value-type="float">
            <text:p>72702.160444450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298];2)" office:value-type="float" office:value="920.676844242648" calcext:value-type="float">
            <text:p>920.676844242648</text:p>
          </table:table-cell>
          <table:table-cell table:number-columns-repeated="5"/>
          <table:table-cell table:formula="of:=POWER([.M301];2)+POWER([.N301];2)+POWER([.O301];2)" office:value-type="float" office:value="78568.7098296978" calcext:value-type="float">
            <text:p>78568.709829697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298];2)" office:value-type="float" office:value="6613.36615517254" calcext:value-type="float">
            <text:p>6613.36615517254</text:p>
          </table:table-cell>
          <table:table-cell table:number-columns-repeated="5"/>
          <table:table-cell table:formula="of:=POWER([.M302];2)+POWER([.N302];2)+POWER([.O302];2)" office:value-type="float" office:value="51588.30898603" calcext:value-type="float">
            <text:p>51588.3089860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298];2)" office:value-type="float" office:value="110.052683403626" calcext:value-type="float">
            <text:p>110.052683403626</text:p>
          </table:table-cell>
          <table:table-cell table:number-columns-repeated="5"/>
          <table:table-cell table:formula="of:=POWER([.M303];2)+POWER([.N303];2)+POWER([.O303];2)" office:value-type="float" office:value="54518.2783578983" calcext:value-type="float">
            <text:p>54518.278357898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298];2)" office:value-type="float" office:value="11.6233967611727" calcext:value-type="float">
            <text:p>11.6233967611727</text:p>
          </table:table-cell>
          <table:table-cell table:number-columns-repeated="5"/>
          <table:table-cell table:formula="of:=POWER([.M304];2)+POWER([.N304];2)+POWER([.O304];2)" office:value-type="float" office:value="40363.6847063012" calcext:value-type="float">
            <text:p>40363.68470630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298];2)" office:value-type="float" office:value="220.003618757411" calcext:value-type="float">
            <text:p>220.003618757411</text:p>
          </table:table-cell>
          <table:table-cell table:number-columns-repeated="5"/>
          <table:table-cell table:formula="of:=POWER([.M305];2)+POWER([.N305];2)+POWER([.O305];2)" office:value-type="float" office:value="51423.4548555589" calcext:value-type="float">
            <text:p>51423.454855558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298];2)" office:value-type="float" office:value="19.8289773687592" calcext:value-type="float">
            <text:p>19.8289773687592</text:p>
          </table:table-cell>
          <table:table-cell table:number-columns-repeated="5"/>
          <table:table-cell table:formula="of:=POWER([.M306];2)+POWER([.N306];2)+POWER([.O306];2)" office:value-type="float" office:value="34468.9440633453" calcext:value-type="float">
            <text:p>34468.944063345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table:formula="of:=SUM([.K309:.K316])" office:value-type="float" office:value="474071.893821401" calcext:value-type="float">
            <text:p>474071.893821401</text:p>
          </table:table-cell>
          <table:table-cell table:number-columns-repeated="5"/>
          <table:table-cell table:formula="of:=SUM([.K309:.K316])" office:value-type="float" office:value="474071.893821401" calcext:value-type="float">
            <text:p>474071.89382140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317]-[.E309]" office:value-type="float" office:value="11560.1073882288" calcext:value-type="float">
            <text:p>11560.1073882288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style-name="ce5" table:formula="of:=[.E310]/[.E318]*100" office:value-type="float" office:value="26.6562796089465" calcext:value-type="float">
            <text:p>26.6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style-name="ce5" table:formula="of:=[.E311]/[.E318]*100" office:value-type="float" office:value="7.96425857756425" calcext:value-type="float">
            <text:p>7.9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style-name="ce5" table:formula="of:=[.E312]/[.E318]*100" office:value-type="float" office:value="57.208518338737" calcext:value-type="float">
            <text:p>57.2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style-name="ce5" table:formula="of:=[.E313]/[.E318]*100" office:value-type="float" office:value="0.952003988437762" calcext:value-type="float">
            <text:p>0.9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style-name="ce5" table:formula="of:=[.E314]/[.E318]*100" office:value-type="float" office:value="0.100547480839221" calcext:value-type="float">
            <text:p>0.1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style-name="ce5" table:formula="of:=[.E315]/[.E318]*100" office:value-type="float" office:value="1.90312781161041" calcext:value-type="float">
            <text:p>1.9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style-name="ce5" table:formula="of:=[.E316]/[.E318]*100" office:value-type="float" office:value="0.17152935265074" calcext:value-type="float">
            <text:p>0.1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style-name="ce5" table:formula="of:=SUM([.E321:.E327])" office:value-type="float" office:value="94.9562651587859" calcext:value-type="float">
            <text:p>94.9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style-name="ce5" table:formula="of:=100-[.E328]" office:value-type="float" office:value="5.0437348412141" calcext:value-type="float">
            <text:p>5.04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hroughput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338]*[.E338]" office:value-type="float" office:value="1" calcext:value-type="float">
            <text:p>1</text:p>
          </table:table-cell>
          <table:table-cell table:formula="of:=[.D338]*[.F338]" office:value-type="float" office:value="1" calcext:value-type="float">
            <text:p>1</text:p>
          </table:table-cell>
          <table:table-cell table:formula="of:=[.E338]*[.F338]" office:value-type="float" office:value="1" calcext:value-type="float">
            <text:p>1</text:p>
          </table:table-cell>
          <table:table-cell table:formula="of:=[.D338]*[.E338]*[.F338]" office:value-type="float" office:value="-1" calcext:value-type="float">
            <text:p>-1</text:p>
          </table:table-cell>
          <table:table-cell/>
          <table:table-cell table:style-name="ce4" office:value-type="float" office:value="544.925730308" calcext:value-type="float">
            <text:p>544.925730308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39]*[.E339]" office:value-type="float" office:value="-1" calcext:value-type="float">
            <text:p>-1</text:p>
          </table:table-cell>
          <table:table-cell table:formula="of:=[.D339]*[.F339]" office:value-type="float" office:value="-1" calcext:value-type="float">
            <text:p>-1</text:p>
          </table:table-cell>
          <table:table-cell table:formula="of:=[.E339]*[.F339]" office:value-type="float" office:value="1" calcext:value-type="float">
            <text:p>1</text:p>
          </table:table-cell>
          <table:table-cell table:formula="of:=[.D339]*[.E339]*[.F339]" office:value-type="float" office:value="1" calcext:value-type="float">
            <text:p>1</text:p>
          </table:table-cell>
          <table:table-cell/>
          <table:table-cell office:value-type="float" office:value="601.21961398" calcext:value-type="float">
            <text:p>601.219613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340]*[.E340]" office:value-type="float" office:value="-1" calcext:value-type="float">
            <text:p>-1</text:p>
          </table:table-cell>
          <table:table-cell table:formula="of:=[.D340]*[.F340]" office:value-type="float" office:value="1" calcext:value-type="float">
            <text:p>1</text:p>
          </table:table-cell>
          <table:table-cell table:formula="of:=[.E340]*[.F340]" office:value-type="float" office:value="-1" calcext:value-type="float">
            <text:p>-1</text:p>
          </table:table-cell>
          <table:table-cell table:formula="of:=[.D340]*[.E340]*[.F340]" office:value-type="float" office:value="1" calcext:value-type="float">
            <text:p>1</text:p>
          </table:table-cell>
          <table:table-cell/>
          <table:table-cell office:value-type="float" office:value="600.117370892" calcext:value-type="float">
            <text:p>600.1173708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341]*[.E341]" office:value-type="float" office:value="1" calcext:value-type="float">
            <text:p>1</text:p>
          </table:table-cell>
          <table:table-cell table:formula="of:=[.D341]*[.F341]" office:value-type="float" office:value="-1" calcext:value-type="float">
            <text:p>-1</text:p>
          </table:table-cell>
          <table:table-cell table:formula="of:=[.E341]*[.F341]" office:value-type="float" office:value="-1" calcext:value-type="float">
            <text:p>-1</text:p>
          </table:table-cell>
          <table:table-cell table:formula="of:=[.D341]*[.E341]*[.F341]" office:value-type="float" office:value="-1" calcext:value-type="float">
            <text:p>-1</text:p>
          </table:table-cell>
          <table:table-cell/>
          <table:table-cell office:value-type="float" office:value="700.741784037" calcext:value-type="float">
            <text:p>700.7417840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342]*[.E342]" office:value-type="float" office:value="1" calcext:value-type="float">
            <text:p>1</text:p>
          </table:table-cell>
          <table:table-cell table:formula="of:=[.D342]*[.F342]" office:value-type="float" office:value="-1" calcext:value-type="float">
            <text:p>-1</text:p>
          </table:table-cell>
          <table:table-cell table:formula="of:=[.E342]*[.F342]" office:value-type="float" office:value="-1" calcext:value-type="float">
            <text:p>-1</text:p>
          </table:table-cell>
          <table:table-cell table:formula="of:=[.D342]*[.E342]*[.F342]" office:value-type="float" office:value="1" calcext:value-type="float">
            <text:p>1</text:p>
          </table:table-cell>
          <table:table-cell/>
          <table:table-cell office:value-type="float" office:value="670.444444444" calcext:value-type="float">
            <text:p>670.4444444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343]*[.E343]" office:value-type="float" office:value="-1" calcext:value-type="float">
            <text:p>-1</text:p>
          </table:table-cell>
          <table:table-cell table:formula="of:=[.D343]*[.F343]" office:value-type="float" office:value="1" calcext:value-type="float">
            <text:p>1</text:p>
          </table:table-cell>
          <table:table-cell table:formula="of:=[.E343]*[.F343]" office:value-type="float" office:value="-1" calcext:value-type="float">
            <text:p>-1</text:p>
          </table:table-cell>
          <table:table-cell table:formula="of:=[.D343]*[.E343]*[.F343]" office:value-type="float" office:value="-1" calcext:value-type="float">
            <text:p>-1</text:p>
          </table:table-cell>
          <table:table-cell/>
          <table:table-cell office:value-type="float" office:value="750.982785603" calcext:value-type="float">
            <text:p>750.9827856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44]*[.E344]" office:value-type="float" office:value="-1" calcext:value-type="float">
            <text:p>-1</text:p>
          </table:table-cell>
          <table:table-cell table:formula="of:=[.D344]*[.F344]" office:value-type="float" office:value="-1" calcext:value-type="float">
            <text:p>-1</text:p>
          </table:table-cell>
          <table:table-cell table:formula="of:=[.E344]*[.F344]" office:value-type="float" office:value="1" calcext:value-type="float">
            <text:p>1</text:p>
          </table:table-cell>
          <table:table-cell table:formula="of:=[.D344]*[.E344]*[.F344]" office:value-type="float" office:value="-1" calcext:value-type="float">
            <text:p>-1</text:p>
          </table:table-cell>
          <table:table-cell/>
          <table:table-cell office:value-type="float" office:value="657.333333333" calcext:value-type="float">
            <text:p>657.333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345]*[.E345]" office:value-type="float" office:value="1" calcext:value-type="float">
            <text:p>1</text:p>
          </table:table-cell>
          <table:table-cell table:formula="of:=[.D345]*[.F345]" office:value-type="float" office:value="1" calcext:value-type="float">
            <text:p>1</text:p>
          </table:table-cell>
          <table:table-cell table:formula="of:=[.E345]*[.F345]" office:value-type="float" office:value="1" calcext:value-type="float">
            <text:p>1</text:p>
          </table:table-cell>
          <table:table-cell table:formula="of:=[.D345]*[.E345]*[.F345]" office:value-type="float" office:value="1" calcext:value-type="float">
            <text:p>1</text:p>
          </table:table-cell>
          <table:table-cell/>
          <table:table-cell office:value-type="float" office:value="748.208398539" calcext:value-type="float">
            <text:p>748.20839853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338:.L345])" office:value-type="float" office:value="5273.973461136" calcext:value-type="float">
            <text:p>5273.973461136</text:p>
          </table:table-cell>
          <table:table-cell table:formula="of:=[.D338]*[.L338]+[.D339]*[.L339]+[.D340]*[.L340]+[.D341]*[.L341]+[.D342]*[.L342]+[.D343]*[.L343]+[.D344]*[.L344]+[.D345]*[.L345]" office:value-type="float" office:value="328.331703182" calcext:value-type="float">
            <text:p>328.331703182</text:p>
          </table:table-cell>
          <table:table-cell table:formula="of:=[.E338]*[.L338]+[.E339]*[.L339]+[.E340]*[.L340]+[.E341]*[.L341]+[.E342]*[.L342]+[.E343]*[.L343]+[.E344]*[.L344]+[.E345]*[.L345]" office:value-type="float" office:value="138.828312466" calcext:value-type="float">
            <text:p>138.828312466</text:p>
          </table:table-cell>
          <table:table-cell table:formula="of:=[.F338]*[.L338]+[.F339]*[.L339]+[.F340]*[.L340]+[.F341]*[.L341]+[.F342]*[.L342]+[.F343]*[.L343]+[.F344]*[.L344]+[.F345]*[.L345]" office:value-type="float" office:value="379.964462702" calcext:value-type="float">
            <text:p>379.964462702</text:p>
          </table:table-cell>
          <table:table-cell table:formula="of:=[.G338]*[.L338]+[.G339]*[.L339]+[.G340]*[.L340]+[.G341]*[.L341]+[.G342]*[.L342]+[.G343]*[.L343]+[.G344]*[.L344]+[.G345]*[.L345]" office:value-type="float" office:value="54.6672535199999" calcext:value-type="float">
            <text:p>54.6672535199999</text:p>
          </table:table-cell>
          <table:table-cell table:formula="of:=[.H338]*[.L338]+[.H339]*[.L339]+[.H340]*[.L340]+[.H341]*[.L341]+[.H342]*[.L342]+[.H343]*[.L343]+[.H344]*[.L344]+[.H345]*[.L345]" office:value-type="float" office:value="14.495109548" calcext:value-type="float">
            <text:p>14.495109548</text:p>
          </table:table-cell>
          <table:table-cell table:formula="of:=[.I338]*[.L338]+[.I339]*[.L339]+[.I340]*[.L340]+[.I341]*[.L341]+[.I342]*[.L342]+[.I343]*[.L343]+[.I344]*[.L344]+[.I345]*[.L345]" office:value-type="float" office:value="-170.599308816" calcext:value-type="float">
            <text:p>-170.599308816</text:p>
          </table:table-cell>
          <table:table-cell table:formula="of:=[.J338]*[.L338]+[.J339]*[.L339]+[.J340]*[.L340]+[.J341]*[.L341]+[.J342]*[.L342]+[.J343]*[.L343]+[.J344]*[.L344]+[.J345]*[.L345]" office:value-type="float" office:value="-33.993805426" calcext:value-type="float">
            <text:p>-33.993805426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table:formula="of:=[.C346]/8" office:value-type="float" office:value="659.246682642" calcext:value-type="float">
            <text:p>659.25</text:p>
          </table:table-cell>
          <table:table-cell table:style-name="ce5" table:formula="of:=[.D346]/8" office:value-type="float" office:value="41.04146289775" calcext:value-type="float">
            <text:p>41.04</text:p>
          </table:table-cell>
          <table:table-cell table:style-name="ce5" table:formula="of:=[.E346]/8" office:value-type="float" office:value="17.35353905825" calcext:value-type="float">
            <text:p>17.35</text:p>
          </table:table-cell>
          <table:table-cell table:style-name="ce5" table:formula="of:=[.F346]/8" office:value-type="float" office:value="47.49555783775" calcext:value-type="float">
            <text:p>47.50</text:p>
          </table:table-cell>
          <table:table-cell table:style-name="ce5" table:formula="of:=[.G346]/8" office:value-type="float" office:value="6.83340668999999" calcext:value-type="float">
            <text:p>6.83</text:p>
          </table:table-cell>
          <table:table-cell table:style-name="ce5" table:formula="of:=[.H346]/8" office:value-type="float" office:value="1.8118886935" calcext:value-type="float">
            <text:p>1.81</text:p>
          </table:table-cell>
          <table:table-cell table:style-name="ce5" table:formula="of:=[.I346]/8" office:value-type="float" office:value="-21.324913602" calcext:value-type="float">
            <text:p>-21.32</text:p>
          </table:table-cell>
          <table:table-cell table:style-name="ce5" table:formula="of:=[.J346]/8" office:value-type="float" office:value="-4.24922567825" calcext:value-type="float">
            <text:p>-4.25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59.246682642" calcext:value-type="float">
            <text:p>659.246682642</text:p>
          </table:table-cell>
          <table:table-cell office:value-type="float" office:value="41.04146289775" calcext:value-type="float">
            <text:p>41.04146289775</text:p>
          </table:table-cell>
          <table:table-cell office:value-type="float" office:value="17.35353905825" calcext:value-type="float">
            <text:p>17.35353905825</text:p>
          </table:table-cell>
          <table:table-cell office:value-type="float" office:value="47.49555783775" calcext:value-type="float">
            <text:p>47.49555783775</text:p>
          </table:table-cell>
          <table:table-cell office:value-type="float" office:value="6.83340668999999" calcext:value-type="float">
            <text:p>6.83340668999999</text:p>
          </table:table-cell>
          <table:table-cell office:value-type="float" office:value="1.8118886935" calcext:value-type="float">
            <text:p>1.8118886935</text:p>
          </table:table-cell>
          <table:table-cell office:value-type="float" office:value="-21.324913602" calcext:value-type="float">
            <text:p>-21.324913602</text:p>
          </table:table-cell>
          <table:table-cell office:value-type="float" office:value="-4.24922567825" calcext:value-type="float">
            <text:p>-4.24922567825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355]*[.D355]" office:value-type="float" office:value="1" calcext:value-type="float">
            <text:p>1</text:p>
          </table:table-cell>
          <table:table-cell table:formula="of:=[.C355]*[.E355]" office:value-type="float" office:value="1" calcext:value-type="float">
            <text:p>1</text:p>
          </table:table-cell>
          <table:table-cell table:formula="of:=[.D355]*[.E355]" office:value-type="float" office:value="1" calcext:value-type="float">
            <text:p>1</text:p>
          </table:table-cell>
          <table:table-cell table:formula="of:=[.C355]*[.D355]*[.E355]" office:value-type="float" office:value="-1" calcext:value-type="float">
            <text:p>-1</text:p>
          </table:table-cell>
          <table:table-cell/>
          <table:table-cell office:value-type="float" office:value="544.925730308" calcext:value-type="float">
            <text:p>544.925730308</text:p>
          </table:table-cell>
          <table:table-cell/>
          <table:table-cell office:value-type="float" office:value="543.957746479" calcext:value-type="float">
            <text:p>543.957746479</text:p>
          </table:table-cell>
          <table:table-cell office:value-type="float" office:value="549.958333333" calcext:value-type="float">
            <text:p>549.958333333</text:p>
          </table:table-cell>
          <table:table-cell office:value-type="float" office:value="540.861111111" calcext:value-type="float">
            <text:p>540.861111111</text:p>
          </table:table-cell>
          <table:table-cell/>
          <table:table-cell table:formula="of:=[.M355]-[.K355]" office:value-type="float" office:value="-0.967983828999991" calcext:value-type="float">
            <text:p>-0.967983828999991</text:p>
          </table:table-cell>
          <table:table-cell table:formula="of:=[.N355]-[.K355]" office:value-type="float" office:value="5.03260302500007" calcext:value-type="float">
            <text:p>5.03260302500007</text:p>
          </table:table-cell>
          <table:table-cell table:formula="of:=[.O355]-[.K355]" office:value-type="float" office:value="-4.06461919699996" calcext:value-type="float">
            <text:p>-4.06461919699996</text:p>
          </table:table-cell>
          <table:table-cell/>
          <table:table-cell table:formula="of:=POWER([.Q355];2)+POWER([.R355];2)+POWER([.S355];2)" office:value-type="float" office:value="42.7852151170659" calcext:value-type="float">
            <text:p>42.785215117065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356]*[.D356]" office:value-type="float" office:value="-1" calcext:value-type="float">
            <text:p>-1</text:p>
          </table:table-cell>
          <table:table-cell table:formula="of:=[.C356]*[.E356]" office:value-type="float" office:value="-1" calcext:value-type="float">
            <text:p>-1</text:p>
          </table:table-cell>
          <table:table-cell table:formula="of:=[.D356]*[.E356]" office:value-type="float" office:value="1" calcext:value-type="float">
            <text:p>1</text:p>
          </table:table-cell>
          <table:table-cell table:formula="of:=[.C356]*[.D356]*[.E356]" office:value-type="float" office:value="1" calcext:value-type="float">
            <text:p>1</text:p>
          </table:table-cell>
          <table:table-cell/>
          <table:table-cell office:value-type="float" office:value="601.21961398" calcext:value-type="float">
            <text:p>601.21961398</text:p>
          </table:table-cell>
          <table:table-cell/>
          <table:table-cell office:value-type="float" office:value="594.507042254" calcext:value-type="float">
            <text:p>594.507042254</text:p>
          </table:table-cell>
          <table:table-cell office:value-type="float" office:value="601.929577465" calcext:value-type="float">
            <text:p>601.929577465</text:p>
          </table:table-cell>
          <table:table-cell office:value-type="float" office:value="607.222222222" calcext:value-type="float">
            <text:p>607.222222222</text:p>
          </table:table-cell>
          <table:table-cell/>
          <table:table-cell table:formula="of:=[.M356]-[.K356]" office:value-type="float" office:value="-6.71257172599996" calcext:value-type="float">
            <text:p>-6.71257172599996</text:p>
          </table:table-cell>
          <table:table-cell table:formula="of:=[.N356]-[.K356]" office:value-type="float" office:value="0.709963485000003" calcext:value-type="float">
            <text:p>0.709963485000003</text:p>
          </table:table-cell>
          <table:table-cell table:formula="of:=[.O356]-[.K356]" office:value-type="float" office:value="6.00260824200007" calcext:value-type="float">
            <text:p>6.00260824200007</text:p>
          </table:table-cell>
          <table:table-cell/>
          <table:table-cell table:formula="of:=POWER([.Q356];2)+POWER([.R356];2)+POWER([.S356];2)" office:value-type="float" office:value="81.5939730336546" calcext:value-type="float">
            <text:p>81.5939730336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357]*[.D357]" office:value-type="float" office:value="-1" calcext:value-type="float">
            <text:p>-1</text:p>
          </table:table-cell>
          <table:table-cell table:formula="of:=[.C357]*[.E357]" office:value-type="float" office:value="1" calcext:value-type="float">
            <text:p>1</text:p>
          </table:table-cell>
          <table:table-cell table:formula="of:=[.D357]*[.E357]" office:value-type="float" office:value="-1" calcext:value-type="float">
            <text:p>-1</text:p>
          </table:table-cell>
          <table:table-cell table:formula="of:=[.C357]*[.D357]*[.E357]" office:value-type="float" office:value="1" calcext:value-type="float">
            <text:p>1</text:p>
          </table:table-cell>
          <table:table-cell/>
          <table:table-cell office:value-type="float" office:value="600.117370892" calcext:value-type="float">
            <text:p>600.117370892</text:p>
          </table:table-cell>
          <table:table-cell/>
          <table:table-cell table:style-name="ce4" office:value-type="float" office:value="610.85915493" calcext:value-type="float">
            <text:p>610.85915493</text:p>
          </table:table-cell>
          <table:table-cell office:value-type="float" office:value="569.605633803" calcext:value-type="float">
            <text:p>569.605633803</text:p>
          </table:table-cell>
          <table:table-cell office:value-type="float" office:value="619.887323943" calcext:value-type="float">
            <text:p>619.887323943</text:p>
          </table:table-cell>
          <table:table-cell/>
          <table:table-cell table:formula="of:=[.M357]-[.K357]" office:value-type="float" office:value="10.741784038" calcext:value-type="float">
            <text:p>10.741784038</text:p>
          </table:table-cell>
          <table:table-cell table:formula="of:=[.N357]-[.K357]" office:value-type="float" office:value="-30.511737089" calcext:value-type="float">
            <text:p>-30.511737089</text:p>
          </table:table-cell>
          <table:table-cell table:formula="of:=[.O357]-[.K357]" office:value-type="float" office:value="19.7699530509999" calcext:value-type="float">
            <text:p>19.7699530509999</text:p>
          </table:table-cell>
          <table:table-cell/>
          <table:table-cell table:formula="of:=POWER([.Q357];2)+POWER([.R357];2)+POWER([.S357];2)" office:value-type="float" office:value="1437.20306814603" calcext:value-type="float">
            <text:p>1437.20306814603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358]*[.D358]" office:value-type="float" office:value="1" calcext:value-type="float">
            <text:p>1</text:p>
          </table:table-cell>
          <table:table-cell table:formula="of:=[.C358]*[.E358]" office:value-type="float" office:value="-1" calcext:value-type="float">
            <text:p>-1</text:p>
          </table:table-cell>
          <table:table-cell table:formula="of:=[.D358]*[.E358]" office:value-type="float" office:value="-1" calcext:value-type="float">
            <text:p>-1</text:p>
          </table:table-cell>
          <table:table-cell table:formula="of:=[.C358]*[.D358]*[.E358]" office:value-type="float" office:value="-1" calcext:value-type="float">
            <text:p>-1</text:p>
          </table:table-cell>
          <table:table-cell/>
          <table:table-cell office:value-type="float" office:value="700.741784037" calcext:value-type="float">
            <text:p>700.741784037</text:p>
          </table:table-cell>
          <table:table-cell/>
          <table:table-cell office:value-type="float" office:value="689.915492958" calcext:value-type="float">
            <text:p>689.915492958</text:p>
          </table:table-cell>
          <table:table-cell office:value-type="float" office:value="713.14084507" calcext:value-type="float">
            <text:p>713.14084507</text:p>
          </table:table-cell>
          <table:table-cell office:value-type="float" office:value="699.169014084" calcext:value-type="float">
            <text:p>699.169014084</text:p>
          </table:table-cell>
          <table:table-cell/>
          <table:table-cell table:formula="of:=[.M358]-[.K358]" office:value-type="float" office:value="-10.826291079" calcext:value-type="float">
            <text:p>-10.826291079</text:p>
          </table:table-cell>
          <table:table-cell table:formula="of:=[.N358]-[.K358]" office:value-type="float" office:value="12.399061033" calcext:value-type="float">
            <text:p>12.399061033</text:p>
          </table:table-cell>
          <table:table-cell table:formula="of:=[.O358]-[.K358]" office:value-type="float" office:value="-1.57276995300003" calcext:value-type="float">
            <text:p>-1.57276995300003</text:p>
          </table:table-cell>
          <table:table-cell/>
          <table:table-cell table:formula="of:=POWER([.Q358];2)+POWER([.R358];2)+POWER([.S358];2)" office:value-type="float" office:value="273.418898352354" calcext:value-type="float">
            <text:p>273.418898352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359]*[.D359]" office:value-type="float" office:value="1" calcext:value-type="float">
            <text:p>1</text:p>
          </table:table-cell>
          <table:table-cell table:formula="of:=[.C359]*[.E359]" office:value-type="float" office:value="-1" calcext:value-type="float">
            <text:p>-1</text:p>
          </table:table-cell>
          <table:table-cell table:formula="of:=[.D359]*[.E359]" office:value-type="float" office:value="-1" calcext:value-type="float">
            <text:p>-1</text:p>
          </table:table-cell>
          <table:table-cell table:formula="of:=[.C359]*[.D359]*[.E359]" office:value-type="float" office:value="1" calcext:value-type="float">
            <text:p>1</text:p>
          </table:table-cell>
          <table:table-cell/>
          <table:table-cell office:value-type="float" office:value="670.444444444" calcext:value-type="float">
            <text:p>670.444444444</text:p>
          </table:table-cell>
          <table:table-cell/>
          <table:table-cell office:value-type="float" office:value="680.458333333" calcext:value-type="float">
            <text:p>680.458333333</text:p>
          </table:table-cell>
          <table:table-cell office:value-type="float" office:value="675.069444444" calcext:value-type="float">
            <text:p>675.069444444</text:p>
          </table:table-cell>
          <table:table-cell office:value-type="float" office:value="655.805555556" calcext:value-type="float">
            <text:p>655.805555556</text:p>
          </table:table-cell>
          <table:table-cell/>
          <table:table-cell table:formula="of:=[.M359]-[.K359]" office:value-type="float" office:value="10.013888889" calcext:value-type="float">
            <text:p>10.013888889</text:p>
          </table:table-cell>
          <table:table-cell table:formula="of:=[.N359]-[.K359]" office:value-type="float" office:value="4.625" calcext:value-type="float">
            <text:p>4.625</text:p>
          </table:table-cell>
          <table:table-cell table:formula="of:=[.O359]-[.K359]" office:value-type="float" office:value="-14.6388888880001" calcext:value-type="float">
            <text:p>-14.6388888880001</text:p>
          </table:table-cell>
          <table:table-cell/>
          <table:table-cell table:formula="of:=POWER([.Q359];2)+POWER([.R359];2)+POWER([.S359];2)" office:value-type="float" office:value="335.965663556451" calcext:value-type="float">
            <text:p>335.96566355645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360]*[.D360]" office:value-type="float" office:value="-1" calcext:value-type="float">
            <text:p>-1</text:p>
          </table:table-cell>
          <table:table-cell table:formula="of:=[.C360]*[.E360]" office:value-type="float" office:value="1" calcext:value-type="float">
            <text:p>1</text:p>
          </table:table-cell>
          <table:table-cell table:formula="of:=[.D360]*[.E360]" office:value-type="float" office:value="-1" calcext:value-type="float">
            <text:p>-1</text:p>
          </table:table-cell>
          <table:table-cell table:formula="of:=[.C360]*[.D360]*[.E360]" office:value-type="float" office:value="-1" calcext:value-type="float">
            <text:p>-1</text:p>
          </table:table-cell>
          <table:table-cell/>
          <table:table-cell office:value-type="float" office:value="750.982785603" calcext:value-type="float">
            <text:p>750.982785603</text:p>
          </table:table-cell>
          <table:table-cell/>
          <table:table-cell office:value-type="float" office:value="747.666666667" calcext:value-type="float">
            <text:p>747.666666667</text:p>
          </table:table-cell>
          <table:table-cell office:value-type="float" office:value="739.183098592" calcext:value-type="float">
            <text:p>739.183098592</text:p>
          </table:table-cell>
          <table:table-cell office:value-type="float" office:value="766.098591549" calcext:value-type="float">
            <text:p>766.098591549</text:p>
          </table:table-cell>
          <table:table-cell/>
          <table:table-cell table:formula="of:=[.M360]-[.K360]" office:value-type="float" office:value="-3.31611893600007" calcext:value-type="float">
            <text:p>-3.31611893600007</text:p>
          </table:table-cell>
          <table:table-cell table:formula="of:=[.N360]-[.K360]" office:value-type="float" office:value="-11.7996870110001" calcext:value-type="float">
            <text:p>-11.7996870110001</text:p>
          </table:table-cell>
          <table:table-cell table:formula="of:=[.O360]-[.K360]" office:value-type="float" office:value="15.115805946" calcext:value-type="float">
            <text:p>15.115805946</text:p>
          </table:table-cell>
          <table:table-cell/>
          <table:table-cell table:formula="of:=POWER([.Q360];2)+POWER([.R360];2)+POWER([.S360];2)" office:value-type="float" office:value="378.716847752391" calcext:value-type="float">
            <text:p>378.716847752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61]*[.D361]" office:value-type="float" office:value="-1" calcext:value-type="float">
            <text:p>-1</text:p>
          </table:table-cell>
          <table:table-cell table:formula="of:=[.C361]*[.E361]" office:value-type="float" office:value="-1" calcext:value-type="float">
            <text:p>-1</text:p>
          </table:table-cell>
          <table:table-cell table:formula="of:=[.D361]*[.E361]" office:value-type="float" office:value="1" calcext:value-type="float">
            <text:p>1</text:p>
          </table:table-cell>
          <table:table-cell table:formula="of:=[.C361]*[.D361]*[.E361]" office:value-type="float" office:value="-1" calcext:value-type="float">
            <text:p>-1</text:p>
          </table:table-cell>
          <table:table-cell/>
          <table:table-cell office:value-type="float" office:value="657.333333333" calcext:value-type="float">
            <text:p>657.333333333</text:p>
          </table:table-cell>
          <table:table-cell/>
          <table:table-cell office:value-type="float" office:value="664.197183099" calcext:value-type="float">
            <text:p>664.197183099</text:p>
          </table:table-cell>
          <table:table-cell office:value-type="float" office:value="652.154929577" calcext:value-type="float">
            <text:p>652.154929577</text:p>
          </table:table-cell>
          <table:table-cell office:value-type="float" office:value="655.647887324" calcext:value-type="float">
            <text:p>655.647887324</text:p>
          </table:table-cell>
          <table:table-cell/>
          <table:table-cell table:formula="of:=[.M361]-[.K361]" office:value-type="float" office:value="6.86384976599993" calcext:value-type="float">
            <text:p>6.86384976599993</text:p>
          </table:table-cell>
          <table:table-cell table:formula="of:=[.N361]-[.K361]" office:value-type="float" office:value="-5.17840375600008" calcext:value-type="float">
            <text:p>-5.17840375600008</text:p>
          </table:table-cell>
          <table:table-cell table:formula="of:=[.O361]-[.K361]" office:value-type="float" office:value="-1.68544600900009" calcext:value-type="float">
            <text:p>-1.68544600900009</text:p>
          </table:table-cell>
          <table:table-cell/>
          <table:table-cell table:formula="of:=POWER([.Q361];2)+POWER([.R361];2)+POWER([.S361];2)" office:value-type="float" office:value="76.7690273196274" calcext:value-type="float">
            <text:p>76.7690273196274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362]*[.D362]" office:value-type="float" office:value="1" calcext:value-type="float">
            <text:p>1</text:p>
          </table:table-cell>
          <table:table-cell table:formula="of:=[.C362]*[.E362]" office:value-type="float" office:value="1" calcext:value-type="float">
            <text:p>1</text:p>
          </table:table-cell>
          <table:table-cell table:formula="of:=[.D362]*[.E362]" office:value-type="float" office:value="1" calcext:value-type="float">
            <text:p>1</text:p>
          </table:table-cell>
          <table:table-cell table:formula="of:=[.C362]*[.D362]*[.E362]" office:value-type="float" office:value="1" calcext:value-type="float">
            <text:p>1</text:p>
          </table:table-cell>
          <table:table-cell/>
          <table:table-cell office:value-type="float" office:value="748.208398539" calcext:value-type="float">
            <text:p>748.208398539</text:p>
          </table:table-cell>
          <table:table-cell/>
          <table:table-cell office:value-type="float" office:value="744.563380282" calcext:value-type="float">
            <text:p>744.563380282</text:p>
          </table:table-cell>
          <table:table-cell office:value-type="float" office:value="742.070422535" calcext:value-type="float">
            <text:p>742.070422535</text:p>
          </table:table-cell>
          <table:table-cell office:value-type="float" office:value="757.991392801" calcext:value-type="float">
            <text:p>757.991392801</text:p>
          </table:table-cell>
          <table:table-cell/>
          <table:table-cell table:formula="of:=[.M362]-[.K362]" office:value-type="float" office:value="-3.64501825699995" calcext:value-type="float">
            <text:p>-3.64501825699995</text:p>
          </table:table-cell>
          <table:table-cell table:formula="of:=[.N362]-[.K362]" office:value-type="float" office:value="-6.13797600399994" calcext:value-type="float">
            <text:p>-6.13797600399994</text:p>
          </table:table-cell>
          <table:table-cell table:formula="of:=[.O362]-[.K362]" office:value-type="float" office:value="9.78299426199999" calcext:value-type="float">
            <text:p>9.78299426199999</text:p>
          </table:table-cell>
          <table:table-cell/>
          <table:table-cell table:formula="of:=POWER([.Q362];2)+POWER([.R362];2)+POWER([.S362];2)" office:value-type="float" office:value="146.667884249867" calcext:value-type="float">
            <text:p>146.667884249867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355:.U362])" office:value-type="float" office:value="2773.12057752744" calcext:value-type="float">
            <text:p>2773.120577527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354];2)" office:value-type="float" office:value="10430548.5257876" calcext:value-type="float">
            <text:p>10430548.5257876</text:p>
          </table:table-cell>
          <table:table-cell table:number-columns-repeated="5"/>
          <table:table-cell table:formula="of:=POWER([.M355];2)+POWER([.N355];2)+POWER([.O355];2)" office:value-type="float" office:value="890874.939869149" calcext:value-type="float">
            <text:p>890874.93986914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354];2)" office:value-type="float" office:value="40425.6402428974" calcext:value-type="float">
            <text:p>40425.6402428974</text:p>
          </table:table-cell>
          <table:table-cell table:number-columns-repeated="5"/>
          <table:table-cell table:formula="of:=POWER([.M356];2)+POWER([.N356];2)+POWER([.O356];2)" office:value-type="float" office:value="1084476.66667702" calcext:value-type="float">
            <text:p>1084476.6666770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354];2)" office:value-type="float" office:value="7227.487628309" calcext:value-type="float">
            <text:p>7227.487628309</text:p>
          </table:table-cell>
          <table:table-cell table:number-columns-repeated="5"/>
          <table:table-cell table:formula="of:=POWER([.M357];2)+POWER([.N357];2)+POWER([.O357];2)" office:value-type="float" office:value="1081859.77960713" calcext:value-type="float">
            <text:p>1081859.7796071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354];2)" office:value-type="float" office:value="54139.8723436573" calcext:value-type="float">
            <text:p>54139.8723436573</text:p>
          </table:table-cell>
          <table:table-cell table:number-columns-repeated="5"/>
          <table:table-cell table:formula="of:=POWER([.M358];2)+POWER([.N358];2)+POWER([.O358];2)" office:value-type="float" office:value="1473390.56258583" calcext:value-type="float">
            <text:p>1473390.5625858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354];2)" office:value-type="float" office:value="1120.69072778248" calcext:value-type="float">
            <text:p>1120.69072778248</text:p>
          </table:table-cell>
          <table:table-cell table:number-columns-repeated="5"/>
          <table:table-cell table:formula="of:=POWER([.M359];2)+POWER([.N359];2)+POWER([.O359];2)" office:value-type="float" office:value="1348823.22492237" calcext:value-type="float">
            <text:p>1348823.2249223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354];2)" office:value-type="float" office:value="78.7905753031953" calcext:value-type="float">
            <text:p>78.7905753031953</text:p>
          </table:table-cell>
          <table:table-cell table:number-columns-repeated="5"/>
          <table:table-cell table:formula="of:=POWER([.M360];2)+POWER([.N360];2)+POWER([.O360];2)" office:value-type="float" office:value="1692304.14966238" calcext:value-type="float">
            <text:p>1692304.1496623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354];2)" office:value-type="float" office:value="10914.0465631864" calcext:value-type="float">
            <text:p>10914.0465631864</text:p>
          </table:table-cell>
          <table:table-cell table:number-columns-repeated="5"/>
          <table:table-cell table:formula="of:=POWER([.M361];2)+POWER([.N361];2)+POWER([.O361];2)" office:value-type="float" office:value="1296338.10236065" calcext:value-type="float">
            <text:p>1296338.1023606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354];2)" office:value-type="float" office:value="433.34205275278" calcext:value-type="float">
            <text:p>433.34205275278</text:p>
          </table:table-cell>
          <table:table-cell table:number-columns-repeated="5"/>
          <table:table-cell table:formula="of:=POWER([.M362];2)+POWER([.N362];2)+POWER([.O362];2)" office:value-type="float" office:value="1679594.09081863" calcext:value-type="float">
            <text:p>1679594.0908186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table:formula="of:=SUM([.K365:.K372])" office:value-type="float" office:value="10547661.5165031" calcext:value-type="float">
            <text:p>10547661.5165031</text:p>
          </table:table-cell>
          <table:table-cell table:number-columns-repeated="5"/>
          <table:table-cell table:formula="of:=SUM([.K365:.K372])" office:value-type="float" office:value="10547661.5165031" calcext:value-type="float">
            <text:p>10547661.516503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373]-[.E365]" office:value-type="float" office:value="117112.99071558" calcext:value-type="float">
            <text:p>117112.99071558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style-name="ce5" table:formula="of:=[.E366]/[.E374]*100" office:value-type="float" office:value="34.5184936324228" calcext:value-type="float">
            <text:p>34.5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style-name="ce5" table:formula="of:=[.E367]/[.E374]*100" office:value-type="float" office:value="6.1713799503777" calcext:value-type="float">
            <text:p>6.1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style-name="ce5" table:formula="of:=[.E368]/[.E374]*100" office:value-type="float" office:value="46.228750553507" calcext:value-type="float">
            <text:p>46.2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style-name="ce5" table:formula="of:=[.E369]/[.E374]*100" office:value-type="float" office:value="0.956931183240109" calcext:value-type="float">
            <text:p>0.9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style-name="ce5" table:formula="of:=[.E370]/[.E374]*100" office:value-type="float" office:value="0.0672774000747241" calcext:value-type="float">
            <text:p>0.0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style-name="ce5" table:formula="of:=[.E371]/[.E374]*100" office:value-type="float" office:value="9.31924502696045" calcext:value-type="float">
            <text:p>9.3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style-name="ce5" table:formula="of:=[.E372]/[.E374]*100" office:value-type="float" office:value="0.370020482019106" calcext:value-type="float">
            <text:p>0.3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style-name="ce5" table:formula="of:=SUM([.E377:.E383])" office:value-type="float" office:value="97.6320982286019" calcext:value-type="float">
            <text:p>97.6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style-name="ce5" table:formula="of:=100-[.E384]" office:value-type="float" office:value="2.36790177139814" calcext:value-type="float">
            <text:p>2.37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hroughput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ean y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s 1mw 8w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D394]*[.E394]" office:value-type="float" office:value="1" calcext:value-type="float">
            <text:p>1</text:p>
          </table:table-cell>
          <table:table-cell table:formula="of:=[.D394]*[.F394]" office:value-type="float" office:value="1" calcext:value-type="float">
            <text:p>1</text:p>
          </table:table-cell>
          <table:table-cell table:formula="of:=[.E394]*[.F394]" office:value-type="float" office:value="1" calcext:value-type="float">
            <text:p>1</text:p>
          </table:table-cell>
          <table:table-cell table:formula="of:=[.D394]*[.E394]*[.F394]" office:value-type="float" office:value="-1" calcext:value-type="float">
            <text:p>-1</text:p>
          </table:table-cell>
          <table:table-cell/>
          <table:table-cell table:style-name="ce4" office:value-type="float" office:value="544.878912363" calcext:value-type="float">
            <text:p>544.878912363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3s 1mw 8 w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5]*[.E395]" office:value-type="float" office:value="-1" calcext:value-type="float">
            <text:p>-1</text:p>
          </table:table-cell>
          <table:table-cell table:formula="of:=[.D395]*[.F395]" office:value-type="float" office:value="-1" calcext:value-type="float">
            <text:p>-1</text:p>
          </table:table-cell>
          <table:table-cell table:formula="of:=[.E395]*[.F395]" office:value-type="float" office:value="1" calcext:value-type="float">
            <text:p>1</text:p>
          </table:table-cell>
          <table:table-cell table:formula="of:=[.D395]*[.E395]*[.F395]" office:value-type="float" office:value="1" calcext:value-type="float">
            <text:p>1</text:p>
          </table:table-cell>
          <table:table-cell/>
          <table:table-cell office:value-type="float" office:value="601.527712572" calcext:value-type="float">
            <text:p>601.5277125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8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396]*[.E396]" office:value-type="float" office:value="-1" calcext:value-type="float">
            <text:p>-1</text:p>
          </table:table-cell>
          <table:table-cell table:formula="of:=[.D396]*[.F396]" office:value-type="float" office:value="1" calcext:value-type="float">
            <text:p>1</text:p>
          </table:table-cell>
          <table:table-cell table:formula="of:=[.E396]*[.F396]" office:value-type="float" office:value="-1" calcext:value-type="float">
            <text:p>-1</text:p>
          </table:table-cell>
          <table:table-cell table:formula="of:=[.D396]*[.E396]*[.F396]" office:value-type="float" office:value="1" calcext:value-type="float">
            <text:p>1</text:p>
          </table:table-cell>
          <table:table-cell/>
          <table:table-cell office:value-type="float" office:value="600.253521127" calcext:value-type="float">
            <text:p>600.2535211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8 w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D397]*[.E397]" office:value-type="float" office:value="1" calcext:value-type="float">
            <text:p>1</text:p>
          </table:table-cell>
          <table:table-cell table:formula="of:=[.D397]*[.F397]" office:value-type="float" office:value="-1" calcext:value-type="float">
            <text:p>-1</text:p>
          </table:table-cell>
          <table:table-cell table:formula="of:=[.E397]*[.F397]" office:value-type="float" office:value="-1" calcext:value-type="float">
            <text:p>-1</text:p>
          </table:table-cell>
          <table:table-cell table:formula="of:=[.D397]*[.E397]*[.F397]" office:value-type="float" office:value="-1" calcext:value-type="float">
            <text:p>-1</text:p>
          </table:table-cell>
          <table:table-cell/>
          <table:table-cell office:value-type="float" office:value="700.666666666" calcext:value-type="float">
            <text:p>700.66666666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1mw 32w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398]*[.E398]" office:value-type="float" office:value="1" calcext:value-type="float">
            <text:p>1</text:p>
          </table:table-cell>
          <table:table-cell table:formula="of:=[.D398]*[.F398]" office:value-type="float" office:value="-1" calcext:value-type="float">
            <text:p>-1</text:p>
          </table:table-cell>
          <table:table-cell table:formula="of:=[.E398]*[.F398]" office:value-type="float" office:value="-1" calcext:value-type="float">
            <text:p>-1</text:p>
          </table:table-cell>
          <table:table-cell table:formula="of:=[.D398]*[.E398]*[.F398]" office:value-type="float" office:value="1" calcext:value-type="float">
            <text:p>1</text:p>
          </table:table-cell>
          <table:table-cell/>
          <table:table-cell office:value-type="float" office:value="670.574074074" calcext:value-type="float">
            <text:p>670.5740740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1mw 32 w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399]*[.E399]" office:value-type="float" office:value="-1" calcext:value-type="float">
            <text:p>-1</text:p>
          </table:table-cell>
          <table:table-cell table:formula="of:=[.D399]*[.F399]" office:value-type="float" office:value="1" calcext:value-type="float">
            <text:p>1</text:p>
          </table:table-cell>
          <table:table-cell table:formula="of:=[.E399]*[.F399]" office:value-type="float" office:value="-1" calcext:value-type="float">
            <text:p>-1</text:p>
          </table:table-cell>
          <table:table-cell table:formula="of:=[.D399]*[.E399]*[.F399]" office:value-type="float" office:value="-1" calcext:value-type="float">
            <text:p>-1</text:p>
          </table:table-cell>
          <table:table-cell/>
          <table:table-cell office:value-type="float" office:value="751.19353156" calcext:value-type="float">
            <text:p>751.193531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s 2mw 32 w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00]*[.E400]" office:value-type="float" office:value="-1" calcext:value-type="float">
            <text:p>-1</text:p>
          </table:table-cell>
          <table:table-cell table:formula="of:=[.D400]*[.F400]" office:value-type="float" office:value="-1" calcext:value-type="float">
            <text:p>-1</text:p>
          </table:table-cell>
          <table:table-cell table:formula="of:=[.E400]*[.F400]" office:value-type="float" office:value="1" calcext:value-type="float">
            <text:p>1</text:p>
          </table:table-cell>
          <table:table-cell table:formula="of:=[.D400]*[.E400]*[.F400]" office:value-type="float" office:value="-1" calcext:value-type="float">
            <text:p>-1</text:p>
          </table:table-cell>
          <table:table-cell/>
          <table:table-cell office:value-type="float" office:value="657.436619718" calcext:value-type="float">
            <text:p>657.4366197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s 2mw 32w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401]*[.E401]" office:value-type="float" office:value="1" calcext:value-type="float">
            <text:p>1</text:p>
          </table:table-cell>
          <table:table-cell table:formula="of:=[.D401]*[.F401]" office:value-type="float" office:value="1" calcext:value-type="float">
            <text:p>1</text:p>
          </table:table-cell>
          <table:table-cell table:formula="of:=[.E401]*[.F401]" office:value-type="float" office:value="1" calcext:value-type="float">
            <text:p>1</text:p>
          </table:table-cell>
          <table:table-cell table:formula="of:=[.D401]*[.E401]*[.F401]" office:value-type="float" office:value="1" calcext:value-type="float">
            <text:p>1</text:p>
          </table:table-cell>
          <table:table-cell/>
          <table:table-cell office:value-type="float" office:value="748.255412103" calcext:value-type="float">
            <text:p>748.25541210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L394:.L401])" office:value-type="float" office:value="5274.786450183" calcext:value-type="float">
            <text:p>5274.786450183</text:p>
          </table:table-cell>
          <table:table-cell table:formula="of:=[.D394]*[.L394]+[.D395]*[.L395]+[.D396]*[.L396]+[.D397]*[.L397]+[.D398]*[.L398]+[.D399]*[.L399]+[.D400]*[.L400]+[.D401]*[.L401]" office:value-type="float" office:value="328.500195619" calcext:value-type="float">
            <text:p>328.500195619</text:p>
          </table:table-cell>
          <table:table-cell table:formula="of:=[.E394]*[.L394]+[.E395]*[.L395]+[.E396]*[.L396]+[.E397]*[.L397]+[.E398]*[.L398]+[.E399]*[.L399]+[.E400]*[.L400]+[.E401]*[.L401]" office:value-type="float" office:value="138.437989045" calcext:value-type="float">
            <text:p>138.437989045</text:p>
          </table:table-cell>
          <table:table-cell table:formula="of:=[.F394]*[.L394]+[.F395]*[.L395]+[.F396]*[.L396]+[.F397]*[.L397]+[.F398]*[.L398]+[.F399]*[.L399]+[.F400]*[.L400]+[.F401]*[.L401]" office:value-type="float" office:value="380.132824727" calcext:value-type="float">
            <text:p>380.132824727</text:p>
          </table:table-cell>
          <table:table-cell table:formula="of:=[.G394]*[.L394]+[.G395]*[.L395]+[.G396]*[.L396]+[.G397]*[.L397]+[.G398]*[.L398]+[.G399]*[.L399]+[.G400]*[.L400]+[.G401]*[.L401]" office:value-type="float" office:value="53.963680229" calcext:value-type="float">
            <text:p>53.963680229</text:p>
          </table:table-cell>
          <table:table-cell table:formula="of:=[.H394]*[.L394]+[.H395]*[.L395]+[.H396]*[.L396]+[.H397]*[.L397]+[.H398]*[.L398]+[.H399]*[.L399]+[.H400]*[.L400]+[.H401]*[.L401]" office:value-type="float" office:value="14.3763041230001" calcext:value-type="float">
            <text:p>14.3763041230001</text:p>
          </table:table-cell>
          <table:table-cell table:formula="of:=[.I394]*[.L394]+[.I395]*[.L395]+[.I396]*[.L396]+[.I397]*[.L397]+[.I398]*[.L398]+[.I399]*[.L399]+[.I400]*[.L400]+[.I401]*[.L401]" office:value-type="float" office:value="-170.589136671" calcext:value-type="float">
            <text:p>-170.589136671</text:p>
          </table:table-cell>
          <table:table-cell table:formula="of:=[.J394]*[.L394]+[.J395]*[.L395]+[.J396]*[.L396]+[.J397]*[.L397]+[.J398]*[.L398]+[.J399]*[.L399]+[.J400]*[.L400]+[.J401]*[.L401]" office:value-type="float" office:value="-33.5650104309999" calcext:value-type="float">
            <text:p>-33.5650104309999</text:p>
          </table:table-cell>
          <table: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table:formula="of:=[.C402]/8" office:value-type="float" office:value="659.348306272875" calcext:value-type="float">
            <text:p>659.35</text:p>
          </table:table-cell>
          <table:table-cell table:style-name="ce5" table:formula="of:=[.D402]/8" office:value-type="float" office:value="41.062524452375" calcext:value-type="float">
            <text:p>41.06</text:p>
          </table:table-cell>
          <table:table-cell table:style-name="ce5" table:formula="of:=[.E402]/8" office:value-type="float" office:value="17.304748630625" calcext:value-type="float">
            <text:p>17.30</text:p>
          </table:table-cell>
          <table:table-cell table:style-name="ce5" table:formula="of:=[.F402]/8" office:value-type="float" office:value="47.516603090875" calcext:value-type="float">
            <text:p>47.52</text:p>
          </table:table-cell>
          <table:table-cell table:style-name="ce5" table:formula="of:=[.G402]/8" office:value-type="float" office:value="6.745460028625" calcext:value-type="float">
            <text:p>6.75</text:p>
          </table:table-cell>
          <table:table-cell table:style-name="ce5" table:formula="of:=[.H402]/8" office:value-type="float" office:value="1.79703801537501" calcext:value-type="float">
            <text:p>1.80</text:p>
          </table:table-cell>
          <table:table-cell table:style-name="ce5" table:formula="of:=[.I402]/8" office:value-type="float" office:value="-21.323642083875" calcext:value-type="float">
            <text:p>-21.32</text:p>
          </table:table-cell>
          <table:table-cell table:style-name="ce5" table:formula="of:=[.J402]/8" office:value-type="float" office:value="-4.19562630387499" calcext:value-type="float">
            <text:p>-4.20</text:p>
          </table:table-cell>
          <table:table-cell/>
          <table:table-cell office:value-type="string" calcext:value-type="string">
            <text:p>Total/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ffects</text:p>
          </table:table-cell>
          <table:covered-table-cell office:value-type="string" calcext:value-type="string">
            <text:p>Effect</text:p>
          </table:covered-table-cell>
          <table:covered-table-cell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Measured RT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rror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ABC</text:p>
          </table:table-cell>
          <table:table-cell/>
          <table:table-cell office:value-type="string" calcext:value-type="string">
            <text:p>mean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59.348306272875" calcext:value-type="float">
            <text:p>659.348306272875</text:p>
          </table:table-cell>
          <table:table-cell office:value-type="float" office:value="41.062524452375" calcext:value-type="float">
            <text:p>41.062524452375</text:p>
          </table:table-cell>
          <table:table-cell office:value-type="float" office:value="17.304748630625" calcext:value-type="float">
            <text:p>17.304748630625</text:p>
          </table:table-cell>
          <table:table-cell office:value-type="float" office:value="47.516603090875" calcext:value-type="float">
            <text:p>47.516603090875</text:p>
          </table:table-cell>
          <table:table-cell office:value-type="float" office:value="6.745460028625" calcext:value-type="float">
            <text:p>6.745460028625</text:p>
          </table:table-cell>
          <table:table-cell office:value-type="float" office:value="1.79703801537501" calcext:value-type="float">
            <text:p>1.79703801537501</text:p>
          </table:table-cell>
          <table:table-cell office:value-type="float" office:value="-21.323642083875" calcext:value-type="float">
            <text:p>-21.323642083875</text:p>
          </table:table-cell>
          <table:table-cell office:value-type="float" office:value="-4.19562630387499" calcext:value-type="float">
            <text:p>-4.19562630387499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Part 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411]*[.D411]" office:value-type="float" office:value="1" calcext:value-type="float">
            <text:p>1</text:p>
          </table:table-cell>
          <table:table-cell table:formula="of:=[.C411]*[.E411]" office:value-type="float" office:value="1" calcext:value-type="float">
            <text:p>1</text:p>
          </table:table-cell>
          <table:table-cell table:formula="of:=[.D411]*[.E411]" office:value-type="float" office:value="1" calcext:value-type="float">
            <text:p>1</text:p>
          </table:table-cell>
          <table:table-cell table:formula="of:=[.C411]*[.D411]*[.E411]" office:value-type="float" office:value="-1" calcext:value-type="float">
            <text:p>-1</text:p>
          </table:table-cell>
          <table:table-cell/>
          <table:table-cell office:value-type="float" office:value="544.878912363" calcext:value-type="float">
            <text:p>544.878912363</text:p>
          </table:table-cell>
          <table:table-cell/>
          <table:table-cell office:value-type="float" office:value="543.845070423" calcext:value-type="float">
            <text:p>543.845070423</text:p>
          </table:table-cell>
          <table:table-cell office:value-type="float" office:value="549.972222222" calcext:value-type="float">
            <text:p>549.972222222</text:p>
          </table:table-cell>
          <table:table-cell office:value-type="float" office:value="540.819444444" calcext:value-type="float">
            <text:p>540.819444444</text:p>
          </table:table-cell>
          <table:table-cell/>
          <table:table-cell table:formula="of:=[.M411]-[.K411]" office:value-type="float" office:value="-1.03384194" calcext:value-type="float">
            <text:p>-1.03384194</text:p>
          </table:table-cell>
          <table:table-cell table:formula="of:=[.N411]-[.K411]" office:value-type="float" office:value="5.09330985899999" calcext:value-type="float">
            <text:p>5.09330985899999</text:p>
          </table:table-cell>
          <table:table-cell table:formula="of:=[.O411]-[.K411]" office:value-type="float" office:value="-4.05946791899999" calcext:value-type="float">
            <text:p>-4.05946791899999</text:p>
          </table:table-cell>
          <table:table-cell/>
          <table:table-cell table:formula="of:=POWER([.Q411];2)+POWER([.R411];2)+POWER([.S411];2)" office:value-type="float" office:value="43.4899142620795" calcext:value-type="float">
            <text:p>43.489914262079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412]*[.D412]" office:value-type="float" office:value="-1" calcext:value-type="float">
            <text:p>-1</text:p>
          </table:table-cell>
          <table:table-cell table:formula="of:=[.C412]*[.E412]" office:value-type="float" office:value="-1" calcext:value-type="float">
            <text:p>-1</text:p>
          </table:table-cell>
          <table:table-cell table:formula="of:=[.D412]*[.E412]" office:value-type="float" office:value="1" calcext:value-type="float">
            <text:p>1</text:p>
          </table:table-cell>
          <table:table-cell table:formula="of:=[.C412]*[.D412]*[.E412]" office:value-type="float" office:value="1" calcext:value-type="float">
            <text:p>1</text:p>
          </table:table-cell>
          <table:table-cell/>
          <table:table-cell office:value-type="float" office:value="601.527712572" calcext:value-type="float">
            <text:p>601.527712572</text:p>
          </table:table-cell>
          <table:table-cell/>
          <table:table-cell office:value-type="float" office:value="594.732394366" calcext:value-type="float">
            <text:p>594.732394366</text:p>
          </table:table-cell>
          <table:table-cell office:value-type="float" office:value="602.253521127" calcext:value-type="float">
            <text:p>602.253521127</text:p>
          </table:table-cell>
          <table:table-cell office:value-type="float" office:value="607.597222222" calcext:value-type="float">
            <text:p>607.597222222</text:p>
          </table:table-cell>
          <table:table-cell/>
          <table:table-cell table:formula="of:=[.M412]-[.K412]" office:value-type="float" office:value="-6.79531820600005" calcext:value-type="float">
            <text:p>-6.79531820600005</text:p>
          </table:table-cell>
          <table:table-cell table:formula="of:=[.N412]-[.K412]" office:value-type="float" office:value="0.725808554999958" calcext:value-type="float">
            <text:p>0.725808554999958</text:p>
          </table:table-cell>
          <table:table-cell table:formula="of:=[.O412]-[.K412]" office:value-type="float" office:value="6.06950964999999" calcext:value-type="float">
            <text:p>6.06950964999999</text:p>
          </table:table-cell>
          <table:table-cell/>
          <table:table-cell table:formula="of:=POWER([.Q412];2)+POWER([.R412];2)+POWER([.S412];2)" office:value-type="float" office:value="83.5420949707498" calcext:value-type="float">
            <text:p>83.5420949707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413]*[.D413]" office:value-type="float" office:value="-1" calcext:value-type="float">
            <text:p>-1</text:p>
          </table:table-cell>
          <table:table-cell table:formula="of:=[.C413]*[.E413]" office:value-type="float" office:value="1" calcext:value-type="float">
            <text:p>1</text:p>
          </table:table-cell>
          <table:table-cell table:formula="of:=[.D413]*[.E413]" office:value-type="float" office:value="-1" calcext:value-type="float">
            <text:p>-1</text:p>
          </table:table-cell>
          <table:table-cell table:formula="of:=[.C413]*[.D413]*[.E413]" office:value-type="float" office:value="1" calcext:value-type="float">
            <text:p>1</text:p>
          </table:table-cell>
          <table:table-cell/>
          <table:table-cell office:value-type="float" office:value="600.253521127" calcext:value-type="float">
            <text:p>600.253521127</text:p>
          </table:table-cell>
          <table:table-cell/>
          <table:table-cell table:style-name="ce4" office:value-type="float" office:value="611.042253521" calcext:value-type="float">
            <text:p>611.042253521</text:p>
          </table:table-cell>
          <table:table-cell office:value-type="float" office:value="569.746478874" calcext:value-type="float">
            <text:p>569.746478874</text:p>
          </table:table-cell>
          <table:table-cell office:value-type="float" office:value="619.971830985" calcext:value-type="float">
            <text:p>619.971830985</text:p>
          </table:table-cell>
          <table:table-cell/>
          <table:table-cell table:formula="of:=[.M413]-[.K413]" office:value-type="float" office:value="10.788732394" calcext:value-type="float">
            <text:p>10.788732394</text:p>
          </table:table-cell>
          <table:table-cell table:formula="of:=[.N413]-[.K413]" office:value-type="float" office:value="-30.507042253" calcext:value-type="float">
            <text:p>-30.507042253</text:p>
          </table:table-cell>
          <table:table-cell table:formula="of:=[.O413]-[.K413]" office:value-type="float" office:value="19.718309858" calcext:value-type="float">
            <text:p>19.718309858</text:p>
          </table:table-cell>
          <table:table-cell/>
          <table:table-cell table:formula="of:=POWER([.Q413];2)+POWER([.R413];2)+POWER([.S413];2)" office:value-type="float" office:value="1435.88811735177" calcext:value-type="float">
            <text:p>1435.88811735177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414]*[.D414]" office:value-type="float" office:value="1" calcext:value-type="float">
            <text:p>1</text:p>
          </table:table-cell>
          <table:table-cell table:formula="of:=[.C414]*[.E414]" office:value-type="float" office:value="-1" calcext:value-type="float">
            <text:p>-1</text:p>
          </table:table-cell>
          <table:table-cell table:formula="of:=[.D414]*[.E414]" office:value-type="float" office:value="-1" calcext:value-type="float">
            <text:p>-1</text:p>
          </table:table-cell>
          <table:table-cell table:formula="of:=[.C414]*[.D414]*[.E414]" office:value-type="float" office:value="-1" calcext:value-type="float">
            <text:p>-1</text:p>
          </table:table-cell>
          <table:table-cell/>
          <table:table-cell office:value-type="float" office:value="700.666666666" calcext:value-type="float">
            <text:p>700.666666666</text:p>
          </table:table-cell>
          <table:table-cell/>
          <table:table-cell office:value-type="float" office:value="689.971830986" calcext:value-type="float">
            <text:p>689.971830986</text:p>
          </table:table-cell>
          <table:table-cell office:value-type="float" office:value="713.056338028" calcext:value-type="float">
            <text:p>713.056338028</text:p>
          </table:table-cell>
          <table:table-cell office:value-type="float" office:value="698.971830985" calcext:value-type="float">
            <text:p>698.971830985</text:p>
          </table:table-cell>
          <table:table-cell/>
          <table:table-cell table:formula="of:=[.M414]-[.K414]" office:value-type="float" office:value="-10.69483568" calcext:value-type="float">
            <text:p>-10.69483568</text:p>
          </table:table-cell>
          <table:table-cell table:formula="of:=[.N414]-[.K414]" office:value-type="float" office:value="12.3896713620001" calcext:value-type="float">
            <text:p>12.3896713620001</text:p>
          </table:table-cell>
          <table:table-cell table:formula="of:=[.O414]-[.K414]" office:value-type="float" office:value="-1.69483568099997" calcext:value-type="float">
            <text:p>-1.69483568099997</text:p>
          </table:table-cell>
          <table:table-cell/>
          <table:table-cell table:formula="of:=POWER([.Q414];2)+POWER([.R414];2)+POWER([.S414];2)" office:value-type="float" office:value="270.755934666156" calcext:value-type="float">
            <text:p>270.755934666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15]*[.D415]" office:value-type="float" office:value="1" calcext:value-type="float">
            <text:p>1</text:p>
          </table:table-cell>
          <table:table-cell table:formula="of:=[.C415]*[.E415]" office:value-type="float" office:value="-1" calcext:value-type="float">
            <text:p>-1</text:p>
          </table:table-cell>
          <table:table-cell table:formula="of:=[.D415]*[.E415]" office:value-type="float" office:value="-1" calcext:value-type="float">
            <text:p>-1</text:p>
          </table:table-cell>
          <table:table-cell table:formula="of:=[.C415]*[.D415]*[.E415]" office:value-type="float" office:value="1" calcext:value-type="float">
            <text:p>1</text:p>
          </table:table-cell>
          <table:table-cell/>
          <table:table-cell office:value-type="float" office:value="670.574074074" calcext:value-type="float">
            <text:p>670.574074074</text:p>
          </table:table-cell>
          <table:table-cell/>
          <table:table-cell office:value-type="float" office:value="680.402777778" calcext:value-type="float">
            <text:p>680.402777778</text:p>
          </table:table-cell>
          <table:table-cell office:value-type="float" office:value="675.402777778" calcext:value-type="float">
            <text:p>675.402777778</text:p>
          </table:table-cell>
          <table:table-cell office:value-type="float" office:value="655.916666667" calcext:value-type="float">
            <text:p>655.916666667</text:p>
          </table:table-cell>
          <table:table-cell/>
          <table:table-cell table:formula="of:=[.M415]-[.K415]" office:value-type="float" office:value="9.82870370399996" calcext:value-type="float">
            <text:p>9.82870370399996</text:p>
          </table:table-cell>
          <table:table-cell table:formula="of:=[.N415]-[.K415]" office:value-type="float" office:value="4.82870370399996" calcext:value-type="float">
            <text:p>4.82870370399996</text:p>
          </table:table-cell>
          <table:table-cell table:formula="of:=[.O415]-[.K415]" office:value-type="float" office:value="-14.6574074070001" calcext:value-type="float">
            <text:p>-14.6574074070001</text:p>
          </table:table-cell>
          <table:table-cell/>
          <table:table-cell table:formula="of:=POWER([.Q415];2)+POWER([.R415];2)+POWER([.S415];2)" office:value-type="float" office:value="334.759387856825" calcext:value-type="float">
            <text:p>334.75938785682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16]*[.D416]" office:value-type="float" office:value="-1" calcext:value-type="float">
            <text:p>-1</text:p>
          </table:table-cell>
          <table:table-cell table:formula="of:=[.C416]*[.E416]" office:value-type="float" office:value="1" calcext:value-type="float">
            <text:p>1</text:p>
          </table:table-cell>
          <table:table-cell table:formula="of:=[.D416]*[.E416]" office:value-type="float" office:value="-1" calcext:value-type="float">
            <text:p>-1</text:p>
          </table:table-cell>
          <table:table-cell table:formula="of:=[.C416]*[.D416]*[.E416]" office:value-type="float" office:value="-1" calcext:value-type="float">
            <text:p>-1</text:p>
          </table:table-cell>
          <table:table-cell/>
          <table:table-cell office:value-type="float" office:value="751.19353156" calcext:value-type="float">
            <text:p>751.19353156</text:p>
          </table:table-cell>
          <table:table-cell/>
          <table:table-cell office:value-type="float" office:value="747.777777778" calcext:value-type="float">
            <text:p>747.777777778</text:p>
          </table:table-cell>
          <table:table-cell office:value-type="float" office:value="739.535211268" calcext:value-type="float">
            <text:p>739.535211268</text:p>
          </table:table-cell>
          <table:table-cell office:value-type="float" office:value="766.267605634" calcext:value-type="float">
            <text:p>766.267605634</text:p>
          </table:table-cell>
          <table:table-cell/>
          <table:table-cell table:formula="of:=[.M416]-[.K416]" office:value-type="float" office:value="-3.41575378200002" calcext:value-type="float">
            <text:p>-3.41575378200002</text:p>
          </table:table-cell>
          <table:table-cell table:formula="of:=[.N416]-[.K416]" office:value-type="float" office:value="-11.658320292" calcext:value-type="float">
            <text:p>-11.658320292</text:p>
          </table:table-cell>
          <table:table-cell table:formula="of:=[.O416]-[.K416]" office:value-type="float" office:value="15.074074074" calcext:value-type="float">
            <text:p>15.074074074</text:p>
          </table:table-cell>
          <table:table-cell/>
          <table:table-cell table:formula="of:=POWER([.Q416];2)+POWER([.R416];2)+POWER([.S416];2)" office:value-type="float" office:value="374.811515118545" calcext:value-type="float">
            <text:p>374.811515118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17]*[.D417]" office:value-type="float" office:value="-1" calcext:value-type="float">
            <text:p>-1</text:p>
          </table:table-cell>
          <table:table-cell table:formula="of:=[.C417]*[.E417]" office:value-type="float" office:value="-1" calcext:value-type="float">
            <text:p>-1</text:p>
          </table:table-cell>
          <table:table-cell table:formula="of:=[.D417]*[.E417]" office:value-type="float" office:value="1" calcext:value-type="float">
            <text:p>1</text:p>
          </table:table-cell>
          <table:table-cell table:formula="of:=[.C417]*[.D417]*[.E417]" office:value-type="float" office:value="-1" calcext:value-type="float">
            <text:p>-1</text:p>
          </table:table-cell>
          <table:table-cell/>
          <table:table-cell office:value-type="float" office:value="657.436619718" calcext:value-type="float">
            <text:p>657.436619718</text:p>
          </table:table-cell>
          <table:table-cell/>
          <table:table-cell office:value-type="float" office:value="664.225352113" calcext:value-type="float">
            <text:p>664.225352113</text:p>
          </table:table-cell>
          <table:table-cell office:value-type="float" office:value="652.323943662" calcext:value-type="float">
            <text:p>652.323943662</text:p>
          </table:table-cell>
          <table:table-cell office:value-type="float" office:value="655.76056338" calcext:value-type="float">
            <text:p>655.76056338</text:p>
          </table:table-cell>
          <table:table-cell/>
          <table:table-cell table:formula="of:=[.M417]-[.K417]" office:value-type="float" office:value="6.78873239500001" calcext:value-type="float">
            <text:p>6.78873239500001</text:p>
          </table:table-cell>
          <table:table-cell table:formula="of:=[.N417]-[.K417]" office:value-type="float" office:value="-5.11267605599994" calcext:value-type="float">
            <text:p>-5.11267605599994</text:p>
          </table:table-cell>
          <table:table-cell table:formula="of:=[.O417]-[.K417]" office:value-type="float" office:value="-1.67605633799997" calcext:value-type="float">
            <text:p>-1.67605633799997</text:p>
          </table:table-cell>
          <table:table-cell/>
          <table:table-cell table:formula="of:=POWER([.Q417];2)+POWER([.R417];2)+POWER([.S417];2)" office:value-type="float" office:value="75.0355088326676" calcext:value-type="float">
            <text:p>75.0355088326676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[.C418]*[.D418]" office:value-type="float" office:value="1" calcext:value-type="float">
            <text:p>1</text:p>
          </table:table-cell>
          <table:table-cell table:formula="of:=[.C418]*[.E418]" office:value-type="float" office:value="1" calcext:value-type="float">
            <text:p>1</text:p>
          </table:table-cell>
          <table:table-cell table:formula="of:=[.D418]*[.E418]" office:value-type="float" office:value="1" calcext:value-type="float">
            <text:p>1</text:p>
          </table:table-cell>
          <table:table-cell table:formula="of:=[.C418]*[.D418]*[.E418]" office:value-type="float" office:value="1" calcext:value-type="float">
            <text:p>1</text:p>
          </table:table-cell>
          <table:table-cell/>
          <table:table-cell office:value-type="float" office:value="748.255412103" calcext:value-type="float">
            <text:p>748.255412103</text:p>
          </table:table-cell>
          <table:table-cell/>
          <table:table-cell office:value-type="float" office:value="744.464788733" calcext:value-type="float">
            <text:p>744.464788733</text:p>
          </table:table-cell>
          <table:table-cell office:value-type="float" office:value="742.394366198" calcext:value-type="float">
            <text:p>742.394366198</text:p>
          </table:table-cell>
          <table:table-cell office:value-type="float" office:value="757.907081377" calcext:value-type="float">
            <text:p>757.907081377</text:p>
          </table:table-cell>
          <table:table-cell/>
          <table:table-cell table:formula="of:=[.M418]-[.K418]" office:value-type="float" office:value="-3.79062337000005" calcext:value-type="float">
            <text:p>-3.79062337000005</text:p>
          </table:table-cell>
          <table:table-cell table:formula="of:=[.N418]-[.K418]" office:value-type="float" office:value="-5.86104590500008" calcext:value-type="float">
            <text:p>-5.86104590500008</text:p>
          </table:table-cell>
          <table:table-cell table:formula="of:=[.O418]-[.K418]" office:value-type="float" office:value="9.65166927400003" calcext:value-type="float">
            <text:p>9.65166927400003</text:p>
          </table:table-cell>
          <table:table-cell/>
          <table:table-cell table:formula="of:=POWER([.Q418];2)+POWER([.R418];2)+POWER([.S418];2)" office:value-type="float" office:value="141.875404408385" calcext:value-type="float">
            <text:p>141.875404408385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SSE</text:p>
          </table:table-cell>
          <table:table-cell table:formula="of:=SUM([.U411:.U418])" office:value-type="float" office:value="2760.15787746718" calcext:value-type="float">
            <text:p>2760.157877467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0</text:p>
          </table:table-cell>
          <table:table-cell table:formula="of:=24*POWER([.B410];2)" office:value-type="float" office:value="10433764.5356378" calcext:value-type="float">
            <text:p>10433764.5356378</text:p>
          </table:table-cell>
          <table:table-cell table:number-columns-repeated="5"/>
          <table:table-cell table:formula="of:=POWER([.M411];2)+POWER([.N411];2)+POWER([.O411];2)" office:value-type="float" office:value="890722.57732792" calcext:value-type="float">
            <text:p>890722.5773279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</text:p>
          </table:table-cell>
          <table:table-cell table:formula="of:=24*POWER([.C410];2)" office:value-type="float" office:value="40467.1419456455" calcext:value-type="float">
            <text:p>40467.1419456455</text:p>
          </table:table-cell>
          <table:table-cell table:number-columns-repeated="5"/>
          <table:table-cell table:formula="of:=POWER([.M412];2)+POWER([.N412];2)+POWER([.O412];2)" office:value-type="float" office:value="1085590.30907008" calcext:value-type="float">
            <text:p>1085590.309070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</text:p>
          </table:table-cell>
          <table:table-cell table:formula="of:=24*POWER([.D410];2)" office:value-type="float" office:value="7186.90380405883" calcext:value-type="float">
            <text:p>7186.90380405883</text:p>
          </table:table-cell>
          <table:table-cell table:number-columns-repeated="5"/>
          <table:table-cell table:formula="of:=POWER([.M413];2)+POWER([.N413];2)+POWER([.O413];2)" office:value-type="float" office:value="1082348.75699224" calcext:value-type="float">
            <text:p>1082348.7569922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C</text:p>
          </table:table-cell>
          <table:table-cell table:formula="of:=24*POWER([.E410];2)" office:value-type="float" office:value="54187.861663098" calcext:value-type="float">
            <text:p>54187.861663098</text:p>
          </table:table-cell>
          <table:table-cell table:number-columns-repeated="5"/>
          <table:table-cell table:formula="of:=POWER([.M414];2)+POWER([.N414];2)+POWER([.O414];2)" office:value-type="float" office:value="1473072.0892666" calcext:value-type="float">
            <text:p>1473072.089266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</text:p>
          </table:table-cell>
          <table:table-cell table:formula="of:=24*POWER([.F410];2)" office:value-type="float" office:value="1092.02954394666" calcext:value-type="float">
            <text:p>1092.02954394666</text:p>
          </table:table-cell>
          <table:table-cell table:number-columns-repeated="5"/>
          <table:table-cell table:formula="of:=POWER([.M415];2)+POWER([.N415];2)+POWER([.O415];2)" office:value-type="float" office:value="1349343.52584981" calcext:value-type="float">
            <text:p>1349343.5258498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C</text:p>
          </table:table-cell>
          <table:table-cell table:formula="of:=24*POWER([.G410];2)" office:value-type="float" office:value="77.5042950888709" calcext:value-type="float">
            <text:p>77.5042950888709</text:p>
          </table:table-cell>
          <table:table-cell table:number-columns-repeated="5"/>
          <table:table-cell table:formula="of:=POWER([.M416];2)+POWER([.N416];2)+POWER([.O416];2)" office:value-type="float" office:value="1693249.97708787" calcext:value-type="float">
            <text:p>1693249.9770878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BC</text:p>
          </table:table-cell>
          <table:table-cell table:formula="of:=24*POWER([.H410];2)" office:value-type="float" office:value="10912.7450813089" calcext:value-type="float">
            <text:p>10912.7450813089</text:p>
          </table:table-cell>
          <table:table-cell table:number-columns-repeated="5"/>
          <table:table-cell table:formula="of:=POWER([.M417];2)+POWER([.N417];2)+POWER([.O417];2)" office:value-type="float" office:value="1296743.76234884" calcext:value-type="float">
            <text:p>1296743.762348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ABC</text:p>
          </table:table-cell>
          <table:table-cell table:formula="of:=24*POWER([.I410];2)" office:value-type="float" office:value="422.478721962425" calcext:value-type="float">
            <text:p>422.478721962425</text:p>
          </table:table-cell>
          <table:table-cell table:number-columns-repeated="5"/>
          <table:table-cell table:formula="of:=POWER([.M418];2)+POWER([.N418];2)+POWER([.O418];2)" office:value-type="float" office:value="1679800.3606272" calcext:value-type="float">
            <text:p>1679800.360627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Y</text:p>
          </table:table-cell>
          <table:table-cell table:formula="of:=SUM([.K421:.K428])" office:value-type="float" office:value="10550871.3585706" calcext:value-type="float">
            <text:p>10550871.3585706</text:p>
          </table:table-cell>
          <table:table-cell table:number-columns-repeated="5"/>
          <table:table-cell table:formula="of:=SUM([.K421:.K428])" office:value-type="float" office:value="10550871.3585706" calcext:value-type="float">
            <text:p>10550871.358570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ST</text:p>
          </table:table-cell>
          <table:table-cell table:formula="of:=[.E429]-[.E421]" office:value-type="float" office:value="117106.822932735" calcext:value-type="float">
            <text:p>117106.822932735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ercA</text:p>
          </table:table-cell>
          <table:table-cell table:style-name="ce5" table:formula="of:=[.E422]/[.E430]*100" office:value-type="float" office:value="34.5557508368999" calcext:value-type="float">
            <text:p>34.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</text:p>
          </table:table-cell>
          <table:table-cell table:style-name="ce5" table:formula="of:=[.E423]/[.E430]*100" office:value-type="float" office:value="6.13704959632191" calcext:value-type="float">
            <text:p>6.1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C</text:p>
          </table:table-cell>
          <table:table-cell table:style-name="ce5" table:formula="of:=[.E424]/[.E430]*100" office:value-type="float" office:value="46.2721644273647" calcext:value-type="float">
            <text:p>46.2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</text:p>
          </table:table-cell>
          <table:table-cell table:style-name="ce5" table:formula="of:=[.E425]/[.E430]*100" office:value-type="float" office:value="0.932507190101052" calcext:value-type="float">
            <text:p>0.9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C</text:p>
          </table:table-cell>
          <table:table-cell table:style-name="ce5" table:formula="of:=[.E426]/[.E430]*100" office:value-type="float" office:value="0.0661825614835342" calcext:value-type="float">
            <text:p>0.0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BC</text:p>
          </table:table-cell>
          <table:table-cell table:style-name="ce5" table:formula="of:=[.E427]/[.E430]*100" office:value-type="float" office:value="9.31862449003256" calcext:value-type="float">
            <text:p>9.3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rcABC</text:p>
          </table:table-cell>
          <table:table-cell table:style-name="ce5" table:formula="of:=[.E428]/[.E430]*100" office:value-type="float" office:value="0.360763541681164" calcext:value-type="float">
            <text:p>0.3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ot %</text:p>
          </table:table-cell>
          <table:table-cell table:style-name="ce5" table:formula="of:=SUM([.E433:.E439])" office:value-type="float" office:value="97.6430426438848" calcext:value-type="float">
            <text:p>97.6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% error</text:p>
          </table:table-cell>
          <table:table-cell table:style-name="ce5" table:formula="of:=100-[.E440]" office:value-type="float" office:value="2.35695735611516" calcext:value-type="float">
            <text:p>2.36</text:p>
          </table:table-cell>
          <table:table-cell table:number-columns-repeated="18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2" table:number-columns-repeated="10"/>
          <table:table-cell table:style-name="ce11" table:number-columns-repeated="2"/>
          <table:table-cell table:number-columns-repeated="9"/>
        </table:table-row>
        <table:table-row table:style-name="ro1" table:number-rows-repeated="10">
          <table:table-cell table:number-columns-repeated="12"/>
          <table:table-cell table:style-name="ce11" table:number-columns-repeated="2"/>
          <table:table-cell table:number-columns-repeated="9"/>
        </table:table-row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1" table:number-columns-spanned="8" table:number-rows-spanned="1"/>
          <table:covered-table-cell table:number-columns-repeated="7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style-name="ce1"/>
          <table:table-cell table:style-name="ce1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2" table:number-columns-repeated="8"/>
          <table:table-cell table:number-columns-repeated="14"/>
        </table:table-row>
        <table:table-row table:style-name="ro1" table:number-rows-repeated="53">
          <table:table-cell table:number-columns-repeated="23"/>
        </table:table-row>
        <table:table-row table:style-name="ro1">
          <table:table-cell/>
          <table:table-cell table:style-name="ce1" table:number-columns-spanned="8" table:number-rows-spanned="1"/>
          <table:covered-table-cell table:number-columns-repeated="7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21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table:number-columns-repeated="6"/>
          <table:table-cell table:style-name="ce2" table:number-columns-repeated="10"/>
          <table:table-cell table:number-columns-repeated="7"/>
        </table:table-row>
        <table:table-row table:style-name="ro1" table:number-rows-repeated="15">
          <table:table-cell table:number-columns-repeated="23"/>
        </table:table-row>
        <table:table-row table:style-name="ro1">
          <table:table-cell table:number-columns-repeated="16"/>
          <table:table-cell table:style-name="ce1" table:number-columns-spanned="3" table:number-rows-spanned="1"/>
          <table:covered-table-cell table:number-columns-repeated="2"/>
          <table:table-cell table:style-name="ce1"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table:number-columns-repeated="6"/>
          <table:table-cell table:style-name="ce2" table:number-columns-repeated="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.00.0000</text:date>, <text:time style:data-style-name="N2" text:time-value="16:48:14.18557434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09:50.261250442</meta:creation-date>
    <meta:generator>LibreOffice/5.3.1.2$Linux_X86_64 LibreOffice_project/30m0$Build-2</meta:generator>
    <dc:date>2017-12-13T16:48:59.839237599</dc:date>
    <meta:editing-duration>PT3H23M12S</meta:editing-duration>
    <meta:editing-cycles>36</meta:editing-cycles>
    <meta:document-statistic meta:table-count="1" meta:cell-count="2527" meta:object-count="0"/>
  </office:meta>
</office:document-meta>
</file>